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0800002491000016CED76B8C04.wmf"/>
  <manifest:file-entry manifest:media-type="" manifest:full-path="Pictures/200000430000249100000E75FD98263A.wmf"/>
  <manifest:file-entry manifest:media-type="" manifest:full-path="Pictures/200000460000249100000D9970B6331E.wmf"/>
  <manifest:file-entry manifest:media-type="" manifest:full-path="Pictures/20000007000025F9000000C9F0140E06.wmf"/>
  <manifest:file-entry manifest:media-type="" manifest:full-path="Pictures/200000480000249100000B414C1F0D85.wmf"/>
  <manifest:file-entry manifest:media-type="" manifest:full-path="Pictures/200000570000249100000EC53D6287FF.wmf"/>
  <manifest:file-entry manifest:media-type="" manifest:full-path="Pictures/200000480000249100000D2113ED5087.wmf"/>
  <manifest:file-entry manifest:media-type="" manifest:full-path="Pictures/200000500000249100000F798AA909DA.wmf"/>
  <manifest:file-entry manifest:media-type="" manifest:full-path="Pictures/2000000700000FB5000000C94FDA4EAC.wmf"/>
  <manifest:file-entry manifest:media-type="" manifest:full-path="Pictures/2000003A0000249100000EC57CBC684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5014in" table:align="center" style:writing-mode="lr-tb"/>
    </style:style>
    <style:style style:name="Table1.A" style:family="table-column">
      <style:table-column-properties style:column-width="1.6243in"/>
    </style:style>
    <style:style style:name="Table1.B" style:family="table-column">
      <style:table-column-properties style:column-width="0.975in"/>
    </style:style>
    <style:style style:name="Table1.C" style:family="table-column">
      <style:table-column-properties style:column-width="0.9757in"/>
    </style:style>
    <style:style style:name="Table1.F" style:family="table-column">
      <style:table-column-properties style:column-width="0.9764in"/>
    </style:style>
    <style:style style:name="Table1.1" style:family="table-row">
      <style:table-row-properties style:min-row-height="0.4972in" style:keep-together="true" fo:keep-together="auto"/>
    </style:style>
    <style:style style:name="Table1.A1" style:family="table-cell">
      <style:table-cell-properties style:vertical-align="middle" fo:padding="0in" fo:border-left="0.0069in solid #00000a" fo:border-right="0.0069in solid #00000a" fo:border-top="0.0347in solid #00000a" fo:border-bottom="0.0347in solid #00000a"/>
    </style:style>
    <style:style style:name="Table1.B1" style:family="table-cell">
      <style:table-cell-properties style:vertical-align="middle" fo:padding="0in" fo:border-left="none" fo:border-right="0.0069in solid #00000a" fo:border-top="0.0347in solid #00000a" fo:border-bottom="0.0347in solid #00000a"/>
    </style:style>
    <style:style style:name="Table1.2" style:family="table-row">
      <style:table-row-properties style:min-row-height="0.3938in" style:keep-together="true" fo:keep-together="auto"/>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1.7" style:family="table-row">
      <style:table-row-properties style:min-row-height="0.5903in" style:keep-together="true" fo:keep-together="auto"/>
    </style:style>
    <style:style style:name="Table1.22" style:family="table-row">
      <style:table-row-properties style:min-row-height="0.984in" style:keep-together="true" fo:keep-together="auto"/>
    </style:style>
    <style:style style:name="Table1.24" style:family="table-row">
      <style:table-row-properties style:min-row-height="1.0833in" style:keep-together="true" fo:keep-together="auto"/>
    </style:style>
    <style:style style:name="Table2" style:family="table">
      <style:table-properties style:width="6.5014in" table:align="center" style:writing-mode="lr-tb"/>
    </style:style>
    <style:style style:name="Table2.A" style:family="table-column">
      <style:table-column-properties style:column-width="1.7042in"/>
    </style:style>
    <style:style style:name="Table2.B" style:family="table-column">
      <style:table-column-properties style:column-width="0.8951in"/>
    </style:style>
    <style:style style:name="Table2.C" style:family="table-column">
      <style:table-column-properties style:column-width="0.9757in"/>
    </style:style>
    <style:style style:name="Table2.D" style:family="table-column">
      <style:table-column-properties style:column-width="0.9035in"/>
    </style:style>
    <style:style style:name="Table2.E" style:family="table-column">
      <style:table-column-properties style:column-width="0.8715in"/>
    </style:style>
    <style:style style:name="Table2.F" style:family="table-column">
      <style:table-column-properties style:column-width="1.1514in"/>
    </style:style>
    <style:style style:name="Table2.1" style:family="table-row">
      <style:table-row-properties style:min-row-height="0.5903in" style:keep-together="true" fo:keep-together="auto"/>
    </style:style>
    <style:style style:name="Table2.A1" style:family="table-cell">
      <style:table-cell-properties style:vertical-align="middle" fo:padding="0in" fo:border-left="0.0069in solid #00000a" fo:border-right="0.0069in solid #00000a" fo:border-top="0.0347in solid #00000a" fo:border-bottom="0.0347in solid #00000a"/>
    </style:style>
    <style:style style:name="Table2.B1" style:family="table-cell">
      <style:table-cell-properties style:vertical-align="middle" fo:padding="0in" fo:border-left="none" fo:border-right="0.0069in solid #00000a" fo:border-top="0.0347in solid #00000a" fo:border-bottom="0.0347in solid #00000a"/>
    </style:style>
    <style:style style:name="Table2.2" style:family="table-row">
      <style:table-row-properties style:min-row-height="0.3938in" style:keep-together="true" fo:keep-together="auto"/>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2.19" style:family="table-row">
      <style:table-row-properties style:min-row-height="0.7875in" style:keep-together="true" fo:keep-together="auto"/>
    </style:style>
    <style:style style:name="Table2.21" style:family="table-row">
      <style:table-row-properties style:min-row-height="0.984in" style:keep-together="true" fo:keep-together="auto"/>
    </style:style>
    <style:style style:name="Table3" style:family="table">
      <style:table-properties style:width="6.3625in" fo:margin-left="0.075in" fo:margin-right="0.0625in" table:align="margins" style:writing-mode="lr-tb"/>
    </style:style>
    <style:style style:name="Table3.A" style:family="table-column">
      <style:table-column-properties style:column-width="2.3111in" style:rel-column-width="23804*"/>
    </style:style>
    <style:style style:name="Table3.B" style:family="table-column">
      <style:table-column-properties style:column-width="1.3306in" style:rel-column-width="13704*"/>
    </style:style>
    <style:style style:name="Table3.C" style:family="table-column">
      <style:table-column-properties style:column-width="1.3313in" style:rel-column-width="13712*"/>
    </style:style>
    <style:style style:name="Table3.D" style:family="table-column">
      <style:table-column-properties style:column-width="1.3896in" style:rel-column-width="14315*"/>
    </style:style>
    <style:style style:name="Table3.1" style:family="table-row">
      <style:table-row-properties style:min-row-height="0.5903in" style:keep-together="true" fo:keep-together="auto"/>
    </style:style>
    <style:style style:name="Table3.A1" style:family="table-cell">
      <style:table-cell-properties style:vertical-align="middle" fo:padding="0in" fo:border-left="0.0069in solid #00000a" fo:border-right="0.0069in solid #00000a" fo:border-top="0.0347in solid #00000a" fo:border-bottom="0.0347in solid #00000a"/>
    </style:style>
    <style:style style:name="Table3.B1" style:family="table-cell">
      <style:table-cell-properties style:vertical-align="middle" fo:padding="0in" fo:border-left="none" fo:border-right="0.0069in solid #00000a" fo:border-top="0.0347in solid #00000a" fo:border-bottom="0.0347in solid #00000a"/>
    </style:style>
    <style:style style:name="Table3.2" style:family="table-row">
      <style:table-row-properties style:min-row-height="0.7875in" style:keep-together="true" fo:keep-together="auto"/>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3.7" style:family="table-row">
      <style:table-row-properties style:min-row-height="0.3938in" style:keep-together="true" fo:keep-together="auto"/>
    </style:style>
    <style:style style:name="Table3.22" style:family="table-row">
      <style:table-row-properties style:min-row-height="0.984in" style:keep-together="true" fo:keep-together="auto"/>
    </style:style>
    <style:style style:name="P1" style:family="paragraph" style:parent-style-name="body">
      <style:paragraph-properties fo:orphans="2" fo:widows="2"/>
    </style:style>
    <style:style style:name="P2" style:family="paragraph" style:parent-style-name="body">
      <style:paragraph-properties fo:text-align="start" style:justify-single-word="false" fo:orphans="2" fo:widows="2"/>
    </style:style>
    <style:style style:name="P3" style:family="paragraph" style:parent-style-name="body">
      <style:paragraph-properties fo:text-align="justify" style:justify-single-word="false" fo:orphans="2" fo:widows="2"/>
    </style:style>
    <style:style style:name="P4" style:family="paragraph" style:parent-style-name="Standard">
      <style:paragraph-properties fo:line-height="0.1665in" fo:orphans="2" fo:widows="2"/>
      <style:text-properties fo:font-size="12pt" style:font-size-asian="12pt" style:font-size-complex="12pt"/>
    </style:style>
    <style:style style:name="P5" style:family="paragraph" style:parent-style-name="Standard">
      <style:paragraph-properties fo:line-height="0.0835in" fo:orphans="2" fo:widows="2"/>
      <style:text-properties fo:font-size="12pt" style:font-size-asian="12pt" style:font-size-complex="12pt"/>
    </style:style>
    <style:style style:name="P6" style:family="paragraph" style:parent-style-name="CellBody">
      <style:paragraph-properties fo:margin-left="0.0835in" fo:margin-right="0.0835in" fo:margin-top="0.0835in" fo:margin-bottom="0in" style:line-height-at-least="0.1945in" fo:orphans="2" fo:widows="2" fo:text-indent="0in" style:auto-text-indent="false"/>
      <style:text-properties fo:font-size="10.5pt" style:font-size-asian="10.5pt" style:font-size-complex="10.5pt"/>
    </style:style>
    <style:style style:name="P7" style:family="paragraph" style:parent-style-name="CellBody">
      <style:paragraph-properties fo:margin-left="0.0835in" fo:margin-right="0.0835in" fo:margin-top="0.0835in" fo:margin-bottom="0in" fo:orphans="2" fo:widows="2" fo:text-indent="0in" style:auto-text-indent="false"/>
      <style:text-properties fo:font-size="10.5pt" style:font-size-asian="10.5pt" style:font-size-complex="10.5pt"/>
    </style:style>
    <style:style style:name="P8"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0.5pt" style:font-size-asian="10.5pt" style:font-size-complex="10.5pt"/>
    </style:style>
    <style:style style:name="P9" style:family="paragraph" style:parent-style-name="CellBody">
      <style:paragraph-properties fo:margin-left="0.0835in" fo:margin-right="0.0835in" fo:margin-top="0.0835in" fo:margin-bottom="0.0555in" style:line-height-at-least="0.1807in" fo:orphans="2" fo:widows="2" fo:text-indent="0in" style:auto-text-indent="false"/>
      <style:text-properties fo:font-size="10.5pt" style:font-size-asian="10.5pt" style:font-size-complex="10.5pt"/>
    </style:style>
    <style:style style:name="P10" style:family="paragraph" style:parent-style-name="CellBody">
      <style:paragraph-properties fo:margin-left="0.0835in" fo:margin-right="0.0835in" fo:margin-top="0.0835in" fo:margin-bottom="0.0555in" fo:orphans="2" fo:widows="2" fo:text-indent="0in" style:auto-text-indent="false"/>
      <style:text-properties fo:font-size="10.5pt" style:font-size-asian="10.5pt" style:font-size-complex="10.5pt"/>
    </style:style>
    <style:style style:name="P11" style:family="paragraph" style:parent-style-name="CellBody">
      <style:paragraph-properties fo:margin-left="0.0835in" fo:margin-right="0.0835in" fo:margin-top="0in" fo:margin-bottom="0.0555in" style:line-height-at-least="0.1945in" fo:orphans="2" fo:widows="2" fo:text-indent="0in" style:auto-text-indent="false"/>
      <style:text-properties fo:font-size="10.5pt" style:font-size-asian="10.5pt" style:font-size-complex="10.5pt"/>
    </style:style>
    <style:style style:name="P12" style:family="paragraph" style:parent-style-name="CellBody">
      <style:paragraph-properties fo:margin-left="0.0835in" fo:margin-right="0.0835in" fo:margin-top="0in" fo:margin-bottom="0.0555in" fo:orphans="2" fo:widows="2" fo:text-indent="0in" style:auto-text-indent="false"/>
      <style:text-properties fo:font-size="10.5pt" style:font-size-asian="10.5pt" style:font-size-complex="10.5pt"/>
    </style:style>
    <style:style style:name="P13" style:family="paragraph" style:parent-style-name="CellBody">
      <style:paragraph-properties fo:margin-left="0.0835in" fo:margin-right="0.0835in" style:line-height-at-least="0.1945in" fo:orphans="2" fo:widows="2" fo:text-indent="0in" style:auto-text-indent="false"/>
      <style:text-properties fo:font-size="10.5pt" style:font-size-asian="10.5pt" style:font-size-complex="10.5pt"/>
    </style:style>
    <style:style style:name="P14" style:family="paragraph" style:parent-style-name="CellHeading">
      <style:paragraph-properties fo:margin-left="0.0835in" fo:margin-right="0.0835in" fo:margin-top="0.111in" fo:margin-bottom="0.0835in" style:line-height-at-least="0.1807in" fo:orphans="2" fo:widows="2" fo:text-indent="0in" style:auto-text-indent="false"/>
      <style:text-properties fo:font-size="10.5pt" fo:font-weight="bold" style:font-size-asian="10.5pt" style:font-weight-asian="bold" style:font-size-complex="10.5pt" style:font-weight-complex="bold"/>
    </style:style>
    <style:style style:name="P15"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0.5pt" fo:font-weight="bold" style:font-size-asian="10.5pt" style:font-weight-asian="bold" style:font-size-complex="10.5pt" style:font-weight-complex="bold"/>
    </style:style>
    <style:style style:name="P16" style:family="paragraph" style:parent-style-name="Standard">
      <style:paragraph-properties fo:margin-top="0in" fo:margin-bottom="0in" fo:orphans="2" fo:widows="2"/>
    </style:style>
    <style:style style:name="P17" style:family="paragraph" style:parent-style-name="Standard">
      <style:paragraph-properties fo:margin-top="0in" fo:margin-bottom="1in" style:line-height-at-least="0.139in" fo:orphans="2" fo:widows="2"/>
    </style:style>
    <style:style style:name="P18" style:family="paragraph" style:parent-style-name="Standard">
      <style:paragraph-properties fo:margin-top="0.1665in" fo:margin-bottom="0in" style:line-height-at-least="0.139in" fo:orphans="2" fo:widows="2" fo:keep-with-next="always"/>
    </style:style>
    <style:style style:name="P19" style:family="paragraph" style:parent-style-name="Standard">
      <style:paragraph-properties fo:margin-top="0.0972in" fo:margin-bottom="0in" style:line-height-at-least="0.139in" fo:orphans="2" fo:widows="2" fo:keep-with-next="always"/>
    </style:style>
    <style:style style:name="P20" style:family="paragraph" style:parent-style-name="Standard">
      <style:paragraph-properties fo:margin-top="0.0972in" fo:margin-bottom="0in" style:line-height-at-least="0.139in" fo:orphans="2" fo:widows="2"/>
    </style:style>
    <style:style style:name="P21" style:family="paragraph" style:parent-style-name="Standard">
      <style:paragraph-properties fo:margin-top="0in" fo:margin-bottom="0.0972in" fo:line-height="100%" fo:text-align="justify" style:justify-single-word="false" fo:orphans="2" fo:widows="2" fo:padding="0in" fo:border="none"/>
    </style:style>
    <style:style style:name="P22" style:family="paragraph" style:parent-style-name="bullet">
      <style:paragraph-properties fo:orphans="2" fo:widows="2"/>
    </style:style>
    <style:style style:name="P23" style:family="paragraph" style:parent-style-name="bullet">
      <style:paragraph-properties fo:margin-top="0in" fo:margin-bottom="0.0693in" fo:orphans="2" fo:widows="2"/>
    </style:style>
    <style:style style:name="P24" style:family="paragraph" style:parent-style-name="bullet">
      <style:paragraph-properties fo:margin-top="0in" fo:margin-bottom="0.0555in" fo:orphans="2" fo:widows="2"/>
    </style:style>
    <style:style style:name="P25" style:family="paragraph" style:parent-style-name="note">
      <style:paragraph-properties fo:margin-top="0.0835in" fo:margin-bottom="0.139in" fo:orphans="2" fo:widows="2"/>
    </style:style>
    <style:style style:name="P26" style:family="paragraph" style:parent-style-name="TableTitle">
      <style:paragraph-properties fo:orphans="2" fo:widows="2"/>
    </style:style>
    <style:style style:name="P27" style:family="paragraph" style:parent-style-name="code">
      <style:paragraph-properties fo:orphans="2" fo:widows="2"/>
    </style:style>
    <style:style style:name="P28" style:family="paragraph" style:parent-style-name="Body">
      <style:paragraph-properties fo:orphans="2" fo:widows="2"/>
      <style:text-properties fo:font-size="10.5pt" style:font-size-asian="10.5pt" style:font-size-complex="10.5pt"/>
    </style:style>
    <style:style style:name="P29" style:family="paragraph" style:parent-style-name="step">
      <style:paragraph-properties fo:orphans="2" fo:widows="2"/>
    </style:style>
    <style:style style:name="P30"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1" style:family="paragraph" style:parent-style-name="figureHead">
      <style:paragraph-properties fo:text-align="start" style:justify-single-word="false" fo:orphans="2" fo:widows="2" fo:keep-with-next="always"/>
      <style:text-properties fo:font-size="12pt" fo:font-weight="bold" style:font-size-asian="12pt" style:font-weight-asian="bold" style:font-size-complex="12pt" style:font-weight-complex="bold"/>
    </style:style>
    <style:style style:name="P32" style:family="paragraph" style:parent-style-name="bullet2">
      <style:paragraph-properties fo:margin-top="0in" fo:margin-bottom="0.0138in" fo:orphans="2" fo:widows="2"/>
    </style:style>
    <style:style style:name="P33" style:family="paragraph" style:parent-style-name="Standard">
      <style:paragraph-properties fo:margin-top="0.0693in" fo:margin-bottom="0in" style:line-height-at-least="0.139in" fo:orphans="2" fo:widows="2" fo:keep-with-next="always"/>
    </style:style>
    <style:style style:name="P34" style:family="paragraph" style:parent-style-name="body">
      <style:paragraph-properties fo:margin-left="0in" fo:margin-right="0in" fo:orphans="2" fo:widows="2" fo:text-indent="0in" style:auto-text-indent="false"/>
    </style:style>
    <style:style style:name="P35" style:family="paragraph" style:parent-style-name="Body">
      <style:paragraph-properties fo:orphans="2" fo:widows="2" fo:break-before="page"/>
      <style:text-properties fo:font-size="12pt" style:font-size-asian="12pt" style:font-size-complex="12pt"/>
    </style:style>
    <style:style style:name="P36" style:family="paragraph" style:parent-style-name="Standard">
      <style:paragraph-properties fo:margin-top="0.0972in" fo:margin-bottom="0in" style:line-height-at-least="0.139in" fo:orphans="2" fo:widows="2"/>
    </style:style>
    <style:style style:name="P37" style:family="paragraph" style:parent-style-name="Standard">
      <style:paragraph-properties fo:margin-top="0.0972in" fo:margin-bottom="0in" style:line-height-at-least="0.139in" fo:orphans="2" fo:widows="2" fo:keep-with-next="always"/>
    </style:style>
    <style:style style:name="P38" style:family="paragraph" style:parent-style-name="Heading_20_2">
      <style:paragraph-properties fo:margin-top="0in" fo:margin-bottom="0.0555in" fo:orphans="2" fo:widows="2"/>
    </style:style>
    <style:style style:name="P39" style:family="paragraph" style:parent-style-name="Heading_20_1" style:master-page-name="Standard">
      <style:paragraph-properties fo:margin-top="0in" fo:margin-bottom="0in" fo:orphans="2" fo:widows="2" style:page-number="auto"/>
    </style:style>
    <style:style style:name="P40" style:family="paragraph" style:parent-style-name="Heading_20_3">
      <style:paragraph-properties fo:margin-top="0.0417in" fo:margin-bottom="0.0693in" fo:orphans="2" fo:widows="2"/>
    </style:style>
    <style:style style:name="P41" style:family="paragraph" style:parent-style-name="Heading_20_3">
      <style:paragraph-properties fo:margin-top="0.0835in" fo:margin-bottom="0.0693in" fo:orphans="2" fo:widows="2"/>
    </style:style>
    <style:style style:name="P42" style:family="paragraph" style:parent-style-name="sectionheading">
      <style:paragraph-properties fo:margin-top="0in" fo:margin-bottom="0.0555in" fo:orphans="2" fo:widows="2"/>
    </style:style>
    <style:style style:name="P43" style:family="paragraph" style:parent-style-name="sectionheading">
      <style:paragraph-properties fo:margin-top="0.0417in" fo:margin-bottom="0.0555in" fo:orphans="2" fo:widows="2"/>
    </style:style>
    <style:style style:name="P44" style:family="paragraph">
      <style:paragraph-properties fo:text-align="center"/>
      <style:text-properties fo:font-size="18pt"/>
    </style:style>
    <style:style style:name="T1" style:family="text">
      <style:text-properties style:font-name="Courier New1"/>
    </style:style>
    <style:style style:name="T2" style:family="text">
      <style:text-properties style:font-name="Courier New" style:font-name-complex="Courier New2"/>
    </style:style>
    <style:style style:name="T3" style:family="text">
      <style:text-properties style:font-name="Courier New" fo:font-size="10.5pt" style:font-size-asian="10.5pt" style:font-name-complex="Courier New2" style:font-size-complex="10.5pt"/>
    </style:style>
    <style:style style:name="T4" style:family="text">
      <style:text-properties fo:font-weight="bold" style:font-weight-asian="bold" style:font-weight-complex="bold"/>
    </style:style>
    <style:style style:name="T5" style:family="text">
      <style:text-properties fo:font-size="10.5pt" style:font-size-asian="10.5pt" style:font-size-complex="10.5pt"/>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344860976" text:id="ct344860976">
          <text:insertion>
            <office:change-info>
              <dc:creator>Unknown Author</dc:creator>
              <dc:date>2021-07-29T20: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4" svg:width="6.4996in" svg:height="0.135in" svg:x="-2.3752in" svg:y="0in">
        <draw:image xlink:href="Pictures/20000007000025F9000000C9F0140E06.wmf" xlink:type="simple" xlink:show="embed" xlink:actuate="onLoad">
          <text:p/>
        </draw:image>
      </draw:frame>
      <draw:frame text:anchor-type="page" text:anchor-page-number="1" draw:z-index="12" draw:name="Picture 67" draw:style-name="gr2" draw:text-style-name="P44" svg:width="2.7913in" svg:height="0.135in" svg:x="-2.3752in" svg:y="0in">
        <draw:image xlink:href="Pictures/2000000700000FB5000000C94FDA4EAC.wmf" xlink:type="simple" xlink:show="embed" xlink:actuate="onLoad">
          <text:p/>
        </draw:image>
      </draw:frame>
      <draw:frame text:anchor-type="page" text:anchor-page-number="1" draw:z-index="14" draw:name="Picture 68" draw:style-name="gr2" draw:text-style-name="P44" svg:width="2.7913in" svg:height="0.135in" svg:x="-2.3752in" svg:y="0in">
        <draw:image xlink:href="Pictures/2000000700000FB5000000C94FDA4EAC.wmf" xlink:type="simple" xlink:show="embed" xlink:actuate="onLoad">
          <text:p/>
        </draw:image>
      </draw:frame>
      <draw:frame text:anchor-type="page" text:anchor-page-number="1" draw:z-index="15" draw:name="Picture 69" draw:style-name="gr2" draw:text-style-name="P44" svg:width="2.7913in" svg:height="0.135in" svg:x="-2.3752in" svg:y="0in">
        <draw:image xlink:href="Pictures/2000000700000FB5000000C94FDA4EAC.wmf" xlink:type="simple" xlink:show="embed" xlink:actuate="onLoad">
          <text:p/>
        </draw:image>
      </draw:frame>
      <draw:frame text:anchor-type="page" text:anchor-page-number="1" draw:z-index="17" draw:name="Picture 70" draw:style-name="gr2" draw:text-style-name="P44" svg:width="2.7913in" svg:height="0.135in" svg:x="-2.3752in" svg:y="0in">
        <draw:image xlink:href="Pictures/2000000700000FB5000000C94FDA4EAC.wmf" xlink:type="simple" xlink:show="embed" xlink:actuate="onLoad">
          <text:p/>
        </draw:image>
      </draw:frame>
      <draw:frame text:anchor-type="page" text:anchor-page-number="1" draw:z-index="18" draw:name="Picture 71" draw:style-name="gr2" draw:text-style-name="P44" svg:width="2.7913in" svg:height="0.135in" svg:x="-2.3752in" svg:y="0in">
        <draw:image xlink:href="Pictures/2000000700000FB5000000C94FDA4EAC.wmf" xlink:type="simple" xlink:show="embed" xlink:actuate="onLoad">
          <text:p/>
        </draw:image>
      </draw:frame>
      <draw:frame text:anchor-type="page" text:anchor-page-number="1" draw:z-index="20" draw:name="Picture 72" draw:style-name="gr2" draw:text-style-name="P44" svg:width="2.7913in" svg:height="0.135in" svg:x="-2.3752in" svg:y="0in">
        <draw:image xlink:href="Pictures/2000000700000FB5000000C94FDA4EAC.wmf" xlink:type="simple" xlink:show="embed" xlink:actuate="onLoad">
          <text:p/>
        </draw:image>
      </draw:frame>
      <draw:frame text:anchor-type="page" text:anchor-page-number="1" draw:z-index="21" draw:name="Picture 73" draw:style-name="gr2" draw:text-style-name="P44" svg:width="2.7913in" svg:height="0.135in" svg:x="-2.3752in" svg:y="0in">
        <draw:image xlink:href="Pictures/2000000700000FB5000000C94FDA4EAC.wmf" xlink:type="simple" xlink:show="embed" xlink:actuate="onLoad">
          <text:p/>
        </draw:image>
      </draw:frame>
      <draw:frame text:anchor-type="page" text:anchor-page-number="1" draw:z-index="22" draw:name="Picture 74" draw:style-name="gr2" draw:text-style-name="P44" svg:width="2.7913in" svg:height="0.135in" svg:x="-2.3752in" svg:y="0in">
        <draw:image xlink:href="Pictures/2000000700000FB5000000C94FDA4EAC.wmf" xlink:type="simple" xlink:show="embed" xlink:actuate="onLoad">
          <text:p/>
        </draw:image>
      </draw:frame>
      <draw:frame text:anchor-type="page" text:anchor-page-number="1" draw:z-index="24" draw:name="Picture 75" draw:style-name="gr2" draw:text-style-name="P44" svg:width="2.7913in" svg:height="0.135in" svg:x="-2.3752in" svg:y="0in">
        <draw:image xlink:href="Pictures/2000000700000FB5000000C94FDA4EAC.wmf" xlink:type="simple" xlink:show="embed" xlink:actuate="onLoad">
          <text:p/>
        </draw:image>
      </draw:frame>
      <draw:frame text:anchor-type="page" text:anchor-page-number="1" draw:z-index="25" draw:name="Picture 76" draw:style-name="gr2" draw:text-style-name="P44" svg:width="2.7913in" svg:height="0.135in" svg:x="-2.3752in" svg:y="0in">
        <draw:image xlink:href="Pictures/2000000700000FB5000000C94FDA4EAC.wmf" xlink:type="simple" xlink:show="embed" xlink:actuate="onLoad">
          <text:p/>
        </draw:image>
      </draw:frame>
      <draw:frame text:anchor-type="page" text:anchor-page-number="1" draw:z-index="26" draw:name="Picture 77" draw:style-name="gr2" draw:text-style-name="P44" svg:width="2.7913in" svg:height="0.135in" svg:x="-2.3752in" svg:y="0in">
        <draw:image xlink:href="Pictures/2000000700000FB5000000C94FDA4EAC.wmf" xlink:type="simple" xlink:show="embed" xlink:actuate="onLoad">
          <text:p/>
        </draw:image>
      </draw:frame>
      <draw:frame text:anchor-type="page" text:anchor-page-number="1" draw:z-index="27" draw:name="Picture 78" draw:style-name="gr2" draw:text-style-name="P44" svg:width="2.7913in" svg:height="0.135in" svg:x="-2.3752in" svg:y="0in">
        <draw:image xlink:href="Pictures/2000000700000FB5000000C94FDA4EAC.wmf" xlink:type="simple" xlink:show="embed" xlink:actuate="onLoad">
          <text:p/>
        </draw:image>
      </draw:frame>
      <draw:frame text:anchor-type="page" text:anchor-page-number="1" draw:z-index="28" draw:name="Picture 79" draw:style-name="gr2" draw:text-style-name="P44" svg:width="2.7913in" svg:height="0.135in" svg:x="-2.3752in" svg:y="0in">
        <draw:image xlink:href="Pictures/2000000700000FB5000000C94FDA4EAC.wmf" xlink:type="simple" xlink:show="embed" xlink:actuate="onLoad">
          <text:p/>
        </draw:image>
      </draw:frame>
      <text:h text:style-name="P39" text:outline-level="1"><text:bookmark text:name="R-1067549"/>Life Cycle of JDO Instances</text:h>
      <text:p text:style-name="P17"><text:bookmark text:name="_GoBack"/><draw:frame draw:style-name="fr2" draw:name="graphics1" text:anchor-type="as-char" svg:width="6.5in" svg:height="0.1346in" draw:z-index="44"><draw:image xlink:href="Pictures/20000007000025F9000000C9F0140E06.wmf" xlink:type="simple" xlink:show="embed" xlink:actuate="onLoad"/></draw:frame></text:p>
      <text:p text:style-name="P1">This chapter specifies the life cycle for <text:alphabetical-index-mark-start text:id="IMark93494968" text:main-entry="true"/>persistence capable<text:alphabetical-index-mark-end text:id="IMark93494968"/>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8"><draw:frame draw:style-name="fr2" draw:name="1" text:anchor-type="as-char" svg:width="2.7917in" svg:height="0.1346in" draw:z-index="43"><draw:image xlink:href="Pictures/2000000700000FB5000000C94FDA4EAC.wmf" xlink:type="simple" xlink:show="embed" xlink:actuate="onLoad"/></draw:frame></text:p>
      <text:h text:style-name="P38" text:outline-level="2"><text:bookmark text:name="R-1060202"/>Overview</text:h>
      <text:p text:style-name="P1">JDO instances might be <text:span text:style-name="Assertion">A5.1-2 [</text:span><text:alphabetical-index-mark-start text:id="IMark93494968" text:main-entry="true"/>transient<text:alphabetical-index-mark-end text:id="IMark93494968"/><text:span text:style-name="Assertion">]</text:span>, <text:span text:style-name="Assertion">A5.1-AD1 [</text:span>detached<text:span text:style-name="Assertion">]</text:span>, or <text:span text:style-name="Assertion">A5.1-1 [</text:span>persistent<text:span text:style-name="Assertion">]</text:span>. That is, they might represent the persistent state of data contained in a transactional datastore. If a JDO instance is <text:alphabetical-index-mark-start text:id="IMark93495064" text:main-entry="true"/>transient<text:alphabetical-index-mark-end text:id="IMark93495064"/> (and not transactional), then the instance behaves exactly like an ordinary instance of the <text:alphabetical-index-mark-start text:id="IMark93495016" text:main-entry="true"/>persistence capable<text:alphabetical-index-mark-end text:id="IMark93495016"/> class.</text:p>
      <text:p text:style-name="P1">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1">If a JDO instance is detached, its behavior is very similar to that of a <text:alphabetical-index-mark-start text:id="IMark93495016" text:main-entry="true"/>transient<text:alphabetical-index-mark-end text:id="IMark93495016"/>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1">During the life of a JDO instance, it transitions among various states until it is finally garbage collected by the JVM. During its life, the state transitions are governed by the behaviors executed on it directly as well as behaviors executed on the JDO <text:span text:style-name="T2">PersistenceManager</text:span> by both the application and by the execution environment (including the <text:span text:style-name="T2">TransactionManager</text:span>).</text:p>
      <text:p text:style-name="P1">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1"><text:soft-page-break/>At times, the JDO implementation might store the state of persistent instances in the datastore. This process is called “flushing”, and it does not affect the “dirty” state of the instances.</text:p>
      <text:p text:style-name="P1">Under application control, <text:alphabetical-index-mark-start text:id="IMark93495016" text:main-entry="true"/>transient<text:alphabetical-index-mark-end text:id="IMark93495016"/>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ext:alphabetical-index-mark-start text:id="IMark93495064" text:main-entry="true"/>Transient<text:alphabetical-index-mark-end text:id="IMark93495064"/> instances that observe transaction boundaries are called <text:alphabetical-index-mark-start text:id="IMark93494968" text:main-entry="true"/><text:alphabetical-index-mark-start text:id="IMark93585484" text:main-entry="true"/>transient<text:alphabetical-index-mark-end text:id="IMark93585484"/> transactional<text:alphabetical-index-mark-end text:id="IMark93494968"/> instances. Support for <text:alphabetical-index-mark-start text:id="IMark93586876" text:main-entry="true"/><text:alphabetical-index-mark-start text:id="IMark93586828" text:main-entry="true"/>transient<text:alphabetical-index-mark-end text:id="IMark93586828"/> transactional<text:alphabetical-index-mark-end text:id="IMark93586876"/> instances is a JDO option; that is, a JDO compliant implementation is not required to implement the APIs that cause the state transitions associated with <text:alphabetical-index-mark-start text:id="IMark93586780" text:main-entry="true"/><text:alphabetical-index-mark-start text:id="IMark93586924" text:main-entry="true"/>transient<text:alphabetical-index-mark-end text:id="IMark93586924"/> transactional<text:alphabetical-index-mark-end text:id="IMark93586780"/> instances.</text:p>
      <text:p text:style-name="P1"><text:span text:style-name="Assertion">A5.1-5 [</text:span>Under application control, persistent JDO instances might not observe transaction boundaries. These instances are called <text:alphabetical-index-mark-start text:id="IMark93586780" text:main-entry="true"/>persistent-nontransactional<text:alphabetical-index-mark-end text:id="IMark93586780"/> instances, and the life cycle of these instances is not affected by transaction boundaries.<text:span text:style-name="Assertion">]</text:span> Support for nontransactional instances is a JDO option.</text:p>
      <text:p text:style-name="P1">In a binary-compatible implementation, if a JDO instance is persistent or transactional, it contains a non-null reference to a JDO <text:span text:style-name="T2">StateManager</text:span> instance which is responsible for managing the JDO instance state changes and for interfacing with the JDO <text:span text:style-name="T2">PersistenceManager</text:span>.</text:p>
      <text:p text:style-name="P18"><draw:frame draw:style-name="fr2" draw:name="2" text:anchor-type="as-char" svg:width="2.7917in" svg:height="0.1346in" draw:z-index="13"><draw:image xlink:href="Pictures/2000000700000FB5000000C94FDA4EAC.wmf" xlink:type="simple" xlink:show="embed" xlink:actuate="onLoad"/></draw:frame></text:p>
      <text:h text:style-name="P38" text:outline-level="2">Goals</text:h>
      <text:p text:style-name="P1">The JDO instance life cycle has the following goals:</text:p>
      <text:p text:style-name="P23">•<text:tab/>The fact of persistence should be transparent to both JDO instance developer and application component developer</text:p>
      <text:p text:style-name="P23">•<text:tab/>JDO instances should be able to be used efficiently in a variety of environments, including managed (application server) and non-managed (two-tier) cases</text:p>
      <text:p text:style-name="P23">•<text:span text:style-name="T4"><text:tab/></text:span><text:span text:style-name="Assertion">A5.2-1 [</text:span>Several JDO <text:span text:style-name="T2">PersistenceManager</text:span>s might be coresident<text:span text:style-name="Assertion">]</text:span> and <text:span text:style-name="Assertion">A5.2-2 [</text:span>might share the same <text:alphabetical-index-mark-start text:id="IMark93586780" text:main-entry="true"/>persistence capable<text:alphabetical-index-mark-end text:id="IMark93586780"/> classes<text:span text:style-name="Assertion">]</text:span> (although <text:span text:style-name="Assertion">A5.2-3 [</text:span>a JDO instance can be associated with only one <text:span text:style-name="T2">PersistenceManager</text:span> at a time<text:span text:style-name="Assertion">]</text:span>)</text:p>
      <text:p text:style-name="P18"><draw:frame draw:style-name="fr2" draw:name="3" text:anchor-type="as-char" svg:width="2.7917in" svg:height="0.1346in" draw:z-index="10"><draw:image xlink:href="Pictures/2000000700000FB5000000C94FDA4EAC.wmf" xlink:type="simple" xlink:show="embed" xlink:actuate="onLoad"/></draw:frame></text:p>
      <text:h text:style-name="P38" text:outline-level="2">Architecture: </text:h>
      <text:h text:style-name="P42" text:outline-level="4"><text:tab/><text:tab/>JDO Instances</text:h>
      <text:p text:style-name="P1">For <text:alphabetical-index-mark-start text:id="IMark93586876" text:main-entry="true"/>transient<text:alphabetical-index-mark-end text:id="IMark93586876"/> JDO instances, there is no supporting infrastructure required. That is, <text:alphabetical-index-mark-start text:id="IMark93586780" text:main-entry="true"/>transient<text:alphabetical-index-mark-end text:id="IMark93586780"/> instances will never make calls to methods to the persistence infrastructure. There is no requirement to instantiate objects outside the application domain. <text:span text:style-name="Assertion">A5.3-1 [</text:span>In a binary-compatible implementation, there is no difference in behavior between <text:alphabetical-index-mark-start text:id="IMark93586924" text:main-entry="true"/>transient<text:alphabetical-index-mark-end text:id="IMark93586924"/> instances of enhanced classes and <text:alphabetical-index-mark-start text:id="IMark93586828" text:main-entry="true"/>transient<text:alphabetical-index-mark-end text:id="IMark93586828"/> instances of the same non-enhanced classes, with some exceptions:</text:p>
      <text:p text:style-name="P23">•<text:tab/>additional methods and fields added by the enhancement process are visible to Java core reflection,</text:p>
      <text:p text:style-name="P23">•<text:tab/>timing of method execution is different because of added byte codes,</text:p>
      <text:p text:style-name="P23">•<text:tab/>extra methods for registration of metadata are executed at class load time.<text:span text:style-name="Assertion">]</text:span></text:p>
      <text:p text:style-name="P1">Persistent JDO instances execute in an environment that contains an instance of the JDO <text:span text:style-name="T2">PersistenceManager</text:span> responsible for its persistent behavior. In a binary-compatible <text:soft-page-break/>implementation, the JDO instance contains a reference to an instance of the JDO <text:span text:style-name="T2">StateManager</text:span> responsible for the state transitions of the instance as well as for managing the contents of the fields of the instance. The <text:span text:style-name="T2">PersistenceManager</text:span> and the <text:span text:style-name="T2">StateManager</text:span> might be implemented by the same instance, but their interfaces are distinct.</text:p>
      <text:p text:style-name="P1">The contract between the <text:alphabetical-index-mark-start text:id="IMark93586828" text:main-entry="true"/>persistence capable<text:alphabetical-index-mark-end text:id="IMark93586828"/> class and other application components extends the contract between the associated non-<text:alphabetical-index-mark-start text:id="IMark93586924" text:main-entry="true"/>persistence capable<text:alphabetical-index-mark-end text:id="IMark93586924"/> class and application components. For both binary-compatible and non-binary-compatible implementations, these contract extensions support interrogation of the life cycle state of the instances and are intended for use by management parts of the system.</text:p>
      <text:p text:style-name="P1">Persistent instances might be constructed by the application and made persistent; or might be constructed by the JDO <text:span text:style-name="T2">PersistenceManager</text:span> in response to a query or navigation from a persistent instance or via the newInstance method. If the JDO <text:span text:style-name="T2">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43" text:outline-level="4"><text:tab/><text:tab/>JDO State Manager</text:h>
      <text:p text:style-name="P1">In a binary-compatible implementation, persistent and transactional JDO instances contain a reference to a JDO <text:span text:style-name="T2">StateManager</text:span> instance to which all of the JDO interrogatives are delegated. The associated JDO <text:span text:style-name="T2">StateManager</text:span> instance maintains the state changes of the JDO instance and interfaces with the JDO <text:span text:style-name="T2">PersistenceManager</text:span> to manage the values of the datastore.</text:p>
      <text:h text:style-name="P43" text:outline-level="4"><text:tab/><text:tab/>JDO Managed Fields</text:h>
      <text:p text:style-name="P1">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8"><draw:frame draw:style-name="fr2" draw:name="4" text:anchor-type="as-char" svg:width="2.7917in" svg:height="0.1346in" draw:z-index="16"><draw:image xlink:href="Pictures/2000000700000FB5000000C94FDA4EAC.wmf" xlink:type="simple" xlink:show="embed" xlink:actuate="onLoad"/></draw:frame></text:p>
      <text:h text:style-name="P38" text:outline-level="2"><text:alphabetical-index-mark-start text:id="IMark93586828" text:main-entry="true"/>JDO Identity<text:alphabetical-index-mark-end text:id="IMark93586828"/></text:h>
      <text:p text:style-name="P1">Java defines two concepts for determining if two instances are the same instance (identity), or represent the same data (equality). JDO extends these concepts to determine if two in-memory instances represent the same stored object. </text:p>
      <text:p text:style-name="P1">Java <text:alphabetical-index-mark-start text:id="IMark93586828" text:main-entry="true"/>object identity<text:alphabetical-index-mark-end text:id="IMark93586828"/> is entirely managed by the Java Virtual Machine. Instances are identical if and only if they occupy the same storage location within the JVM. The Java VM implements <text:alphabetical-index-mark-start text:id="IMark93586924" text:main-entry="true"/>object identity<text:alphabetical-index-mark-end text:id="IMark93586924"/> via the <text:span text:style-name="T1">==</text:span> operator. This can be used by JDO implementations to determine whether two instances are identical (have the same location) in the VM.</text:p>
      <text:p text:style-name="P1">Java <text:alphabetical-index-mark-start text:id="IMark93586924" text:main-entry="true"/><text:alphabetical-index-mark text:string-value="object identity" text:main-entry="true"/>object equality<text:alphabetical-index-mark-end text:id="IMark93586924"/> is determined by the class. Distinct instances are equal if they represent the same data, such as the same value for an <text:span text:style-name="T2">Integer</text:span>, or same set of bits for a <text:span text:style-name="T2">BitSet</text:span>.</text:p>
      <text:p text:style-name="P1">The application implements <text:alphabetical-index-mark-start text:id="IMark93586924" text:main-entry="true"/>hashCode<text:alphabetical-index-mark-end text:id="IMark93586924"/> and <text:alphabetical-index-mark-start text:id="IMark93586828" text:main-entry="true"/>equals<text:alphabetical-index-mark-end text:id="IMark93586828"/>, to create the application's vision of equality of instances, typically based on values of fields in the instances. The JDO implementation must not use the application's <text:alphabetical-index-mark-start text:id="IMark93586876" text:main-entry="true"/>hashCode<text:alphabetical-index-mark-end text:id="IMark93586876"/> and <text:alphabetical-index-mark-start text:id="IMark93494968" text:main-entry="true"/>equals<text:alphabetical-index-mark-end text:id="IMark93494968"/> methods from the persistence-capable classes except as needed to implement the Collections Framework in package java.util. The JDO implementation <text:soft-page-break/>must use the application's <text:alphabetical-index-mark-start text:id="IMark93585484" text:main-entry="true"/>hashCode<text:alphabetical-index-mark-end text:id="IMark93585484"/> and <text:alphabetical-index-mark-start text:id="IMark93495064" text:main-entry="true"/>equals<text:alphabetical-index-mark-end text:id="IMark93495064"/> methods from the application-provided object id classes.</text:p>
      <text:p text:style-name="P1">The interaction between Java <text:alphabetical-index-mark-start text:id="IMark93495064" text:main-entry="true"/>object identity<text:alphabetical-index-mark-end text:id="IMark93495064"/> and equality is an important one for JDO developers. Java <text:alphabetical-index-mark-start text:id="IMark93585484" text:main-entry="true"/><text:alphabetical-index-mark text:string-value="object identity" text:main-entry="true"/>object equality<text:alphabetical-index-mark-end text:id="IMark93585484"/>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2">PersistenceManager</text:span> representing the persistent state of each corresponding datastore object<text:span text:style-name="Assertion">]</text:span>. Therefore, JDO defines <text:alphabetical-index-mark-start text:id="IMark93586876" text:main-entry="true"/>object identity<text:alphabetical-index-mark-end text:id="IMark93586876"/> differently from both the Java VM <text:alphabetical-index-mark-start text:id="IMark93586828" text:main-entry="true"/>object identity<text:alphabetical-index-mark-end text:id="IMark93586828"/> and from the application equality.</text:p>
      <text:p text:style-name="P1">Applications should implement <text:alphabetical-index-mark-start text:id="IMark93586828" text:main-entry="true"/><text:span text:style-name="T2">equals</text:span><text:alphabetical-index-mark-end text:id="IMark93586828"/> for persistence-capable classes differently from <text:span text:style-name="T2">Object</text:span>’s default <text:alphabetical-index-mark-start text:id="IMark93586876" text:main-entry="true"/><text:span text:style-name="T2">equals</text:span><text:alphabetical-index-mark-end text:id="IMark93586876"/> implementation, which simply uses the Java VM <text:alphabetical-index-mark-start text:id="IMark93494968" text:main-entry="true"/>object identity<text:alphabetical-index-mark-end text:id="IMark93494968"/>. This is because the JVM <text:alphabetical-index-mark-start text:id="IMark93585484" text:main-entry="true"/>object identity<text:alphabetical-index-mark-end text:id="IMark93585484"/> of a persistent instance cannot be guaranteed between <text:span text:style-name="T2">PersistenceManager</text:span>s and across space and time, except in very specific cases noted below.</text:p>
      <text:p text:style-name="P1">Additionally, if persistence instances are stored in the datastore and are queried using the <text:span text:style-name="T2">==</text:span> query operator, or are referred to by a persistent collection that enforces equality (<text:span text:style-name="T2">Set</text:span>, <text:span text:style-name="T2">Map</text:span>) then the implementation of <text:alphabetical-index-mark-start text:id="IMark93494968" text:main-entry="true"/><text:span text:style-name="T2">equals</text:span><text:alphabetical-index-mark-end text:id="IMark93494968"/> should exactly match the JDO implementation of equality, using the <text:alphabetical-index-mark-start text:id="IMark93585484" text:main-entry="true"/>primary key<text:alphabetical-index-mark-end text:id="IMark93585484"/> or <text:span text:style-name="T2">ObjectId</text:span> as the key. This policy is not enforced, but if it is not correctly implemented, semantics of standard collections and JDO collections may differ.</text:p>
      <text:p text:style-name="P1">To avoid confusion with Java <text:alphabetical-index-mark-start text:id="IMark93494968" text:main-entry="true"/>object identity<text:alphabetical-index-mark-end text:id="IMark93494968"/>, this document refers to the JDO concept as <text:alphabetical-index-mark-start text:id="IMark93585484" text:main-entry="true"/>JDO identity<text:alphabetical-index-mark-end text:id="IMark93585484"/>. The JDO implementation is responsible for the implementation of <text:alphabetical-index-mark-start text:id="IMark93586876" text:main-entry="true"/>JDO identity<text:alphabetical-index-mark-end text:id="IMark93586876"/> based on the user's declaration of the identity type of each persistence-capable class.</text:p>
      <text:h text:style-name="P43" text:outline-level="4"><text:tab/><text:tab/>Three Types of <text:alphabetical-index-mark-start text:id="IMark93586876" text:main-entry="true"/>JDO identity<text:alphabetical-index-mark-end text:id="IMark93586876"/></text:h>
      <text:p text:style-name="P1">JDO defines three types of <text:alphabetical-index-mark-start text:id="IMark93586876" text:main-entry="true"/>JDO identity<text:alphabetical-index-mark-end text:id="IMark93586876"/>:</text:p>
      <text:p text:style-name="P23">•<text:tab/>Application identity - <text:alphabetical-index-mark-start text:id="IMark93586876" text:main-entry="true"/>JDO identity<text:alphabetical-index-mark-end text:id="IMark93586876"/> managed by the application and enforced by the datastore; <text:alphabetical-index-mark-start text:id="IMark93585484" text:main-entry="true"/>JDO identity<text:alphabetical-index-mark-end text:id="IMark93585484"/> is often called the <text:alphabetical-index-mark-start text:id="IMark93494968" text:main-entry="true"/>primary key<text:alphabetical-index-mark-end text:id="IMark93494968"/></text:p>
      <text:p text:style-name="P23">•<text:tab/>Datastore identity - <text:alphabetical-index-mark-start text:id="IMark93494968" text:main-entry="true"/>JDO identity<text:alphabetical-index-mark-end text:id="IMark93494968"/> managed by the datastore without being tied to any field values of a JDO instance</text:p>
      <text:p text:style-name="P23">•<text:tab/>Nondurable identity - <text:alphabetical-index-mark-start text:id="IMark93494968" text:main-entry="true"/>JDO identity<text:alphabetical-index-mark-end text:id="IMark93494968"/> managed by the implementation to guarantee uniqueness in the JVM but not in the datastore</text:p>
      <text:p text:style-name="P1">The type of <text:alphabetical-index-mark-start text:id="IMark93494968" text:main-entry="true"/>JDO identity<text:alphabetical-index-mark-end text:id="IMark93494968"/> used is a property of a JDO persistence-capable class and is fixed at class loading time.</text:p>
      <text:p text:style-name="P1">The representation of <text:alphabetical-index-mark-start text:id="IMark93494968" text:main-entry="true"/>JDO identity<text:alphabetical-index-mark-end text:id="IMark93494968"/> in the JVM is via a JDO object id.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1">The class representing the object id for datastore and nondurable identity classes is defined by the JDO implementation. The implementation might choose to use any class that satisfies the requirements for the specific type of <text:alphabetical-index-mark-start text:id="IMark93494968" text:main-entry="true"/>JDO identity<text:alphabetical-index-mark-end text:id="IMark93494968"/> for a class. It might choose the same class for several different JDO classes, or might use a different class for each JDO class.</text:p>
      <text:p text:style-name="P1"><text:soft-page-break/>The class representing the object id for application identity classes is defined by the application in the metadata, and might be provided by the application or by a JDO vendor tool. </text:p>
      <text:p text:style-name="P3">The application-visible representation of the <text:alphabetical-index-mark-start text:id="IMark93494968" text:main-entry="true"/>JDO identity<text:alphabetical-index-mark-end text:id="IMark93494968"/> is an instance that is completely under the control of the application. The object id instances used as parameters or returned by methods in the JDO interface (<text:span text:style-name="T2">getObjectId</text:span>, <text:span text:style-name="T2">getTransactionalObjectId</text:span>, and <text:span text:style-name="T2">getObject</text:span><text:span text:style-name="T2">–</text:span><text:span text:style-name="T2">ById</text:span>) will never be saved internally; rather, they are copies of the internal representation or used to find instances of the internal representation.</text:p>
      <text:p text:style-name="P1">Therefore, <text:span text:style-name="Assertion">A5.4-6 [</text:span>the object returned by any call to <text:span text:style-name="T2">getObjectId</text:span> might be modified by the user, but that modification does not affect the identity of the object that was originally referred<text:span text:style-name="Assertion">]</text:span>. That is, the call to <text:span text:style-name="T2">getObjectId</text:span> returns only a copy of the <text:alphabetical-index-mark-start text:id="IMark93585484" text:main-entry="true"/>object identity<text:alphabetical-index-mark-end text:id="IMark93585484"/> used internally by the implementation.</text:p>
      <text:p text:style-name="P1">It is a requirement that <text:span text:style-name="Assertion">A5.4-7 [</text:span>the instance returned by a call to <text:span text:style-name="T2">getObjectById(Object)</text:span> of different <text:span text:style-name="T2">PersistenceManager</text:span> instances returned by the same <text:span text:style-name="T2">PersistenceManager</text:span><text:span text:style-name="T2">–</text:span><text:span text:style-name="T2">Factory</text:span> represent the same persistent object, but with different Java <text:alphabetical-index-mark-start text:id="IMark93585484" text:main-entry="true"/>object identity<text:alphabetical-index-mark-end text:id="IMark93585484"/> (specifically, all instances returned by <text:span text:style-name="T2">getObjectId</text:span> from the instances must return <text:span text:style-name="T2">true</text:span> to <text:alphabetical-index-mark-start text:id="IMark93494968" text:main-entry="true"/><text:span text:style-name="T2">equals</text:span><text:alphabetical-index-mark-end text:id="IMark93494968"/> comparisons with all others)<text:span text:style-name="Assertion">]</text:span>. </text:p>
      <text:p text:style-name="P1">Further, <text:span text:style-name="Assertion">A5.4-8 [</text:span>any instances returned by any calls to <text:span text:style-name="T2">getObjectById(Object)</text:span> with the same object id instance to the same <text:span text:style-name="T2">PersistenceManager</text:span> instance must be identical (assuming the instances were not garbage collected between calls)<text:span text:style-name="Assertion">]</text:span>.</text:p>
      <text:p text:style-name="P1">The <text:alphabetical-index-mark-start text:id="IMark93494968" text:main-entry="true"/>JDO identity<text:alphabetical-index-mark-end text:id="IMark93494968"/> of <text:alphabetical-index-mark-start text:id="IMark93586828" text:main-entry="true"/>transient<text:alphabetical-index-mark-end text:id="IMark93586828"/> instances is not defined. <text:span text:style-name="Assertion">A5.4-9 [</text:span>Attempts to get the object id for a <text:alphabetical-index-mark-start text:id="IMark93585484" text:main-entry="true"/>transient<text:alphabetical-index-mark-end text:id="IMark93585484"/> instance will return <text:span text:style-name="T2">null</text:span>.<text:span text:style-name="Assertion">]</text:span></text:p>
      <text:h text:style-name="P43" text:outline-level="4"><text:tab/><text:tab/>Uniquing</text:h>
      <text:p text:style-name="P1"><text:alphabetical-index-mark-start text:id="IMark93586828" text:main-entry="true"/>JDO identity<text:alphabetical-index-mark-end text:id="IMark93586828"/> of persistent instances is managed by the implementation. <text:span text:style-name="Assertion">A5.4-10 [</text:span>For a durable <text:alphabetical-index-mark-start text:id="IMark93585484" text:main-entry="true"/>JDO identity<text:alphabetical-index-mark-end text:id="IMark93585484"/> (datastore or application), there is only one persistent instance associated with a specific datastore object per <text:span text:style-name="T2">PersistenceManager</text:span> instance, regardless of how the persistent instance was put into the cache:</text:p>
      <text:p text:style-name="P24">•<text:span text:style-name="T2"><text:tab/>PersistenceManager.getObjectById(Object oid, boolean validate)</text:span>;</text:p>
      <text:p text:style-name="P23">•<text:tab/>query via a <text:span text:style-name="T2">Query</text:span> instance associated with the <text:span text:style-name="T2">PersistenceManager</text:span> instance;</text:p>
      <text:p text:style-name="P23">•<text:tab/>navigation from a persistent instance associated with the <text:span text:style-name="T2">PersistenceManager</text:span> instance;</text:p>
      <text:p text:style-name="P24"><text:span text:style-name="T2">•<text:tab/>PersistenceManager.makePersistent(Object pc);</text:span><text:span text:style-name="Assertion">]</text:span></text:p>
      <text:h text:style-name="P43" text:outline-level="4"><text:tab/><text:tab/><text:alphabetical-index-mark-start text:id="IMark93585484" text:main-entry="true"/>Change of identity<text:alphabetical-index-mark-end text:id="IMark93585484"/></text:h>
      <text:p text:style-name="P1"><text:bookmark text:name="X-10626121"/><text:span text:style-name="Assertion">A5.4-12 [</text:span><text:alphabetical-index-mark-start text:id="IMark93585484" text:main-entry="true"/>Change of identity<text:alphabetical-index-mark-end text:id="IMark93585484"/> is supported only for application identity, and is an optional feature of a JDO implementation. An application attempt to change the identity of an instance (by writing a <text:alphabetical-index-mark-start text:id="IMark93586828" text:main-entry="true"/>primary key<text:alphabetical-index-mark-end text:id="IMark93586828"/> field) where the implementation does not support this optional feature results in <text:span text:style-name="T2">JDOUnsupportedOptionException</text:span> being thrown. The exception might be thrown immediately or upon flush or transaction commit.<text:span text:style-name="Assertion">]</text:span></text:p>
      <text:p text:style-name="P25"><text:s/>NOTE: Application developers should take into account that changing <text:alphabetical-index-mark-start text:id="IMark93585484" text:main-entry="true"/>primary key<text:alphabetical-index-mark-end text:id="IMark93585484"/>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1"><text:span text:style-name="Assertion">A5.4-11 [</text:span>JDO instances using application identity may change their identity during a transaction if the application changes a <text:alphabetical-index-mark-start text:id="IMark93585484" text:main-entry="true"/>primary key<text:alphabetical-index-mark-end text:id="IMark93585484"/> field. In this case, there is a new <text:alphabetical-index-mark-start text:id="IMark93586828" text:main-entry="true"/>JDO Identity<text:alphabetical-index-mark-end text:id="IMark93586828"/> associated with the JDO instance immediately upon completion of the statement that changes a <text:alphabetical-index-mark-start text:id="IMark93494968" text:main-entry="true"/>primary key<text:alphabetical-index-mark-end text:id="IMark93494968"/> field. If a JDO instance is already associated with the new <text:alphabetical-index-mark-start text:id="IMark93586876" text:main-entry="true"/>JDO Identity<text:alphabetical-index-mark-end text:id="IMark93586876"/>, then a <text:span text:style-name="T2">JDOUserException</text:span> is thrown. The exception might be thrown immediately or upon flush or transaction commit.</text:p>
      <text:p text:style-name="P1">Upon successful commit of the transaction, the existing datastore instance will have been updated with the changed values of the <text:alphabetical-index-mark-start text:id="IMark93494968" text:main-entry="true"/>primary key<text:alphabetical-index-mark-end text:id="IMark93494968"/> fields.<text:span text:style-name="Assertion">]</text:span></text:p>
      <text:h text:style-name="P43" text:outline-level="4"><text:tab/><text:tab/><text:alphabetical-index-mark-start text:id="IMark93494968" text:main-entry="true"/>JDO Identity<text:alphabetical-index-mark-end text:id="IMark93494968"/> Support</text:h>
      <text:p text:style-name="P1">A JDO implementation is required to support either or both of application (<text:alphabetical-index-mark-start text:id="IMark93494968" text:main-entry="true"/>primary key<text:alphabetical-index-mark-end text:id="IMark93494968"/>) identity or datastore identity, and may optionally support nondurable identity.</text:p>
      <text:h text:style-name="P40" text:outline-level="3">Application (<text:alphabetical-index-mark-start text:id="IMark93494968" text:main-entry="true"/>primary key<text:alphabetical-index-mark-end text:id="IMark93494968"/>) identity</text:h>
      <text:p text:style-name="P1">This is the <text:alphabetical-index-mark-start text:id="IMark93494968" text:main-entry="true"/>JDO identity<text:alphabetical-index-mark-end text:id="IMark93494968"/> type used for datastores in which the value(s) in the instance determine the identity of the object in the datastore. Thus, <text:alphabetical-index-mark-start text:id="IMark93586876" text:main-entry="true"/>JDO identity<text:alphabetical-index-mark-end text:id="IMark93586876"/> is managed by the application. The class provided by the application that implements the JDO object id has all of the characteristics of an RMI remote object, making it possible to use the JDO object id class as the EJB <text:alphabetical-index-mark-start text:id="IMark93586828" text:main-entry="true"/>primary key<text:alphabetical-index-mark-end text:id="IMark93586828"/> class. Specifically:</text:p>
      <text:p text:style-name="P23">•<text:tab/>the <text:span text:style-name="T2">ObjectId</text:span> class must be public;</text:p>
      <text:p text:style-name="P23">•<text:tab/>the <text:span text:style-name="T2">ObjectId</text:span> class must implement <text:span text:style-name="T2">Serializable</text:span>;</text:p>
      <text:p text:style-name="P23">•<text:tab/>the <text:span text:style-name="T2">ObjectId</text:span> class must have a public no-arg constructor, which might be the default constructor;</text:p>
      <text:p text:style-name="P23">•<text:tab/>the field types of all non-static fields in the <text:span text:style-name="T2">ObjectId</text:span> class must be serializable, and for portability should be primitive, <text:span text:style-name="T2">String</text:span>, <text:span text:style-name="T2">Date</text:span>, <text:span text:style-name="T2">Byte, Short, Integer, Long, Float, Double, BigDecimal, or BigInteger</text:span> types; JDO implementations are required to support these types and might support other reference types;</text:p>
      <text:p text:style-name="P23">•<text:tab/>all serializable non-static fields in the <text:span text:style-name="T2">ObjectId</text:span> class must be public;</text:p>
      <text:p text:style-name="P23">•<text:tab/>the names of the non-static fields in the <text:span text:style-name="T2">ObjectId</text:span> class must include the names of the <text:alphabetical-index-mark-start text:id="IMark93586876" text:main-entry="true"/>primary key<text:alphabetical-index-mark-end text:id="IMark93586876"/> fields in the JDO class, and the types of the corresponding fields must be identical;</text:p>
      <text:p text:style-name="P23">•<text:tab/>the <text:alphabetical-index-mark-start text:id="IMark93586876" text:main-entry="true"/><text:span text:style-name="T2">equals</text:span><text:alphabetical-index-mark-end text:id="IMark93586876"/><text:span text:style-name="T2">()</text:span> and <text:alphabetical-index-mark-start text:id="IMark93494968" text:main-entry="true"/><text:span text:style-name="T2">hashCode</text:span><text:alphabetical-index-mark-end text:id="IMark93494968"/><text:span text:style-name="T2">()</text:span> methods of the <text:span text:style-name="T2">ObjectId</text:span> class must use the value(s) of all the fields corresponding to the <text:alphabetical-index-mark-start text:id="IMark93586828" text:main-entry="true"/>primary key<text:alphabetical-index-mark-end text:id="IMark93586828"/> fields in the JDO class;</text:p>
      <text:p text:style-name="P23">•<text:tab/>if the <text:span text:style-name="T2">ObjectId</text:span> class is an inner class, it must be <text:span text:style-name="T2">static</text:span>;</text:p>
      <text:p text:style-name="P23">•<text:tab/>the <text:span text:style-name="T2">ObjectId</text:span> class must override the <text:span text:style-name="T2">toString()</text:span> method defined in <text:span text:style-name="T2">Object</text:span>, and return a <text:span text:style-name="T2">String</text:span> that can be used as the parameter of a constructor;</text:p>
      <text:p text:style-name="P23">•<text:tab/>the <text:span text:style-name="T2">ObjectId</text:span> class must provide a constructor taking either a <text:span text:style-name="T2">String</text:span> alone or a <text:span text:style-name="T2">Class</text:span> and <text:span text:style-name="T2">String</text:span> that returns an instance that compares equal to an instance that returned that <text:span text:style-name="T2">String</text:span> by the <text:span text:style-name="T2">toString()</text:span> method.</text:p>
      <text:p text:style-name="P1"><text:soft-page-break/>These restrictions allow the application to construct an instance of the <text:alphabetical-index-mark-start text:id="IMark93586828" text:main-entry="true"/>primary key<text:alphabetical-index-mark-end text:id="IMark93586828"/> class providing values only for the <text:alphabetical-index-mark-start text:id="IMark93494968" text:main-entry="true"/>primary key<text:alphabetical-index-mark-end text:id="IMark93494968"/> fields, or alternatively providing only the result of <text:span text:style-name="T2">toString()</text:span> from an existing instance. The JDO implementation is permitted to extend the <text:alphabetical-index-mark-start text:id="IMark93586876" text:main-entry="true"/>primary key<text:alphabetical-index-mark-end text:id="IMark93586876"/> class to use additional fields, not provided by the application, to further identify the instance in the datastore. Thus, the JDO object id instance returned by an implementation might be a subclass of the user-defined <text:alphabetical-index-mark-start text:id="IMark93586924" text:main-entry="true"/>primary key<text:alphabetical-index-mark-end text:id="IMark93586924"/> class. <text:span text:style-name="Assertion">A5.4.1-1 [</text:span>Any JDO implementation must be able to use the JDO object id instance from any other JDO implementation.<text:span text:style-name="Assertion">]</text:span></text:p>
      <text:p text:style-name="P1">A <text:alphabetical-index-mark-start text:id="IMark93586924" text:main-entry="true"/>primary key<text:alphabetical-index-mark-end text:id="IMark93586924"/> identity is associated with a specific set of fields. The fields associated with the <text:alphabetical-index-mark-start text:id="IMark93586876" text:main-entry="true"/>primary key<text:alphabetical-index-mark-end text:id="IMark93586876"/> are a property of the persistence-capable class, and cannot be changed after the class is enhanced for use at runtime. <text:span text:style-name="Assertion">A5.4.1-2 [</text:span>When a <text:alphabetical-index-mark-start text:id="IMark93586828" text:main-entry="true"/>transient<text:alphabetical-index-mark-end text:id="IMark93586828"/> instance is made persistent, the implementation uses the values of the fields associated with the <text:alphabetical-index-mark-start text:id="IMark93494968" text:main-entry="true"/>primary key<text:alphabetical-index-mark-end text:id="IMark93494968"/> to construct the <text:alphabetical-index-mark-start text:id="IMark93585484" text:main-entry="true"/>JDO identity<text:alphabetical-index-mark-end text:id="IMark93585484"/>.<text:span text:style-name="Assertion">]</text:span> </text:p>
      <text:p text:style-name="P1"><text:span text:style-name="Assertion">A5.4.1-4 [</text:span>A <text:alphabetical-index-mark-start text:id="IMark93585484" text:main-entry="true"/>primary key<text:alphabetical-index-mark-end text:id="IMark93585484"/> instance must have none of its <text:alphabetical-index-mark-start text:id="IMark93494968" text:main-entry="true"/>primary key<text:alphabetical-index-mark-end text:id="IMark93494968"/> fields set to null when used to find a persistent instance. The persistence manager will throw JDOUserException if the <text:alphabetical-index-mark-start text:id="IMark93586828" text:main-entry="true"/>primary key<text:alphabetical-index-mark-end text:id="IMark93586828"/> instance contains any null values when the key instance is the parameter of getObjectById.<text:span text:style-name="Assertion"> ]</text:span></text:p>
      <text:p text:style-name="P1">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43" text:outline-level="4"><text:bookmark text:name="X-101871151"/><text:tab/><text:tab/><text:alphabetical-index-mark-start text:id="IMark93586828" text:main-entry="true"/>Compound Identity<text:alphabetical-index-mark-end text:id="IMark93586828"/></text:h>
      <text:p text:style-name="P1"><text:span text:style-name="Assertion">A5.4.1-5 [</text:span><text:alphabetical-index-mark-start text:id="IMark93586828" text:main-entry="true"/>Compound identity<text:alphabetical-index-mark-end text:id="IMark93586828"/>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1">For example, two classes have a one-many relationship, and on the reference side of the relationship, the field is a key field. On the other side of the relationship, there is a Collection or other multi-valued type.</text:p>
      <text:p text:style-name="P27">class Order {</text:p>
      <text:p text:style-name="P27"><text:tab/>long orderId;</text:p>
      <text:p text:style-name="P27"><text:tab/>Set&lt;OrderItem&gt; items;</text:p>
      <text:p text:style-name="P27">...}</text:p>
      <text:p text:style-name="P27">class OrderId {</text:p>
      <text:p text:style-name="P27"><text:tab/>long orderId; // matches orderId field name and type</text:p>
      <text:p text:style-name="P27">...}</text:p>
      <text:p text:style-name="P27">class OrderItem {</text:p>
      <text:p text:style-name="P27"><text:tab/><text:tab/>Order order;</text:p>
      <text:p text:style-name="P27">long item;</text:p>
      <text:p text:style-name="P27">...}</text:p>
      <text:p text:style-name="P27">class OrderItemId {</text:p>
      <text:p text:style-name="P27"><text:tab/>OrderId order; // matches order field name and OrderId type</text:p>
      <text:p text:style-name="P27"><text:tab/>long item; // matches item field name and type</text:p>
      <text:p text:style-name="P27">...}</text:p>
      <text:p text:style-name="P1"/>
      <text:h text:style-name="P40" text:outline-level="3"><text:alphabetical-index-mark-start text:id="IMark93586828" text:main-entry="true"/>Single Field Identity<text:alphabetical-index-mark-end text:id="IMark93586828"/></text:h>
      <text:p text:style-name="P1">A common case of application identity uses exactly one persistent field in the class to represent identity. In this case, the application can use a standard JDO class instead of creating a new user-defined class for the purpose.</text:p>
      <text:p text:style-name="P1">A JDO implementation that supports application identity must also support <text:alphabetical-index-mark-start text:id="IMark93586828" text:main-entry="true"/>single field identity<text:alphabetical-index-mark-end text:id="IMark93586828"/>. </text:p>
      <text:p text:style-name="P27"><text:soft-page-break/>package javax.jdo.identity;</text:p>
      <text:p text:style-name="P27">public abstract class <text:alphabetical-index-mark-start text:id="IMark93586828" text:main-entry="true"/>SingleFieldIdentity<text:alphabetical-index-mark-end text:id="IMark93586828"/> </text:p>
      <text:p text:style-name="P27"><text:tab/><text:tab/>implements Externalizable, Comparable {</text:p>
      <text:p text:style-name="P27"><text:tab/>protected <text:alphabetical-index-mark-start text:id="IMark93586828" text:main-entry="true"/>SingleFieldIdentity<text:alphabetical-index-mark-end text:id="IMark93586828"/>(Class pcClass);</text:p>
      <text:p text:style-name="P27"><text:tab/>public Class <text:alphabetical-index-mark-start text:id="IMark93586828" text:main-entry="true"/>getTargetClass<text:alphabetical-index-mark-end text:id="IMark93586828"/>();</text:p>
      <text:p text:style-name="P27"><text:tab/>public String <text:alphabetical-index-mark-start text:id="IMark93586828" text:main-entry="true"/><text:alphabetical-index-mark-start text:id="IMark93494968" text:main-entry="true"/>getTargetClass<text:alphabetical-index-mark-end text:id="IMark93494968"/>Name<text:alphabetical-index-mark-end text:id="IMark93586828"/>();</text:p>
      <text:p text:style-name="P27"><text:tab/>public Object <text:alphabetical-index-mark-start text:id="IMark93586828" text:main-entry="true"/><text:alphabetical-index-mark-start text:id="IMark93494968" text:main-entry="true"/>getKey<text:alphabetical-index-mark-end text:id="IMark93494968"/>AsObject<text:alphabetical-index-mark-end text:id="IMark93586828"/>();</text:p>
      <text:p text:style-name="P27">}</text:p>
      <text:p text:style-name="P27"/>
      <text:p text:style-name="P27">public class <text:alphabetical-index-mark-start text:id="IMark93586828" text:main-entry="true"/>ByteIdentity<text:alphabetical-index-mark-end text:id="IMark93586828"/> </text:p>
      <text:p text:style-name="P27"><text:tab/>extends <text:alphabetical-index-mark-start text:id="IMark93586828" text:main-entry="true"/>SingleFieldIdentity<text:alphabetical-index-mark-end text:id="IMark93586828"/> {</text:p>
      <text:p text:style-name="P27"><text:tab/>public byte <text:alphabetical-index-mark-start text:id="IMark93586828" text:main-entry="true"/>getKey<text:alphabetical-index-mark-end text:id="IMark93586828"/>();</text:p>
      <text:p text:style-name="P27"><text:tab/>public <text:alphabetical-index-mark-start text:id="IMark93586828" text:main-entry="true"/>ByteIdentity<text:alphabetical-index-mark-end text:id="IMark93586828"/>(Class pcClass, byte key);</text:p>
      <text:p text:style-name="P27"><text:tab/>public <text:alphabetical-index-mark-start text:id="IMark93586828" text:main-entry="true"/>ByteIdentity<text:alphabetical-index-mark-end text:id="IMark93586828"/>(Class pcClass, Byte key);</text:p>
      <text:p text:style-name="P27"><text:tab/>public <text:alphabetical-index-mark-start text:id="IMark93586828" text:main-entry="true"/>ByteIdentity<text:alphabetical-index-mark-end text:id="IMark93586828"/>(Class pcClass, String key);</text:p>
      <text:p text:style-name="P27">}</text:p>
      <text:p text:style-name="P27"/>
      <text:p text:style-name="P27">public class <text:alphabetical-index-mark-start text:id="IMark93586828" text:main-entry="true"/>CharIdentity<text:alphabetical-index-mark-end text:id="IMark93586828"/> </text:p>
      <text:p text:style-name="P27"><text:tab/>extends <text:alphabetical-index-mark-start text:id="IMark93586828" text:main-entry="true"/>SingleFieldIdentity<text:alphabetical-index-mark-end text:id="IMark93586828"/> {</text:p>
      <text:p text:style-name="P27"><text:tab/>public char <text:alphabetical-index-mark-start text:id="IMark93586828" text:main-entry="true"/>getKey<text:alphabetical-index-mark-end text:id="IMark93586828"/>();</text:p>
      <text:p text:style-name="P27"><text:tab/>public <text:alphabetical-index-mark-start text:id="IMark93586828" text:main-entry="true"/>CharIdentity<text:alphabetical-index-mark-end text:id="IMark93586828"/>(Class pcClass, char key);</text:p>
      <text:p text:style-name="P27"><text:tab/>public <text:alphabetical-index-mark-start text:id="IMark93586828" text:main-entry="true"/>CharIdentity<text:alphabetical-index-mark-end text:id="IMark93586828"/>(Class pcClass, Character key);</text:p>
      <text:p text:style-name="P27"><text:tab/>public <text:alphabetical-index-mark-start text:id="IMark93586828" text:main-entry="true"/>CharIdentity<text:alphabetical-index-mark-end text:id="IMark93586828"/>(Class pcClass, String key);</text:p>
      <text:p text:style-name="P27">}</text:p>
      <text:p text:style-name="P27"/>
      <text:p text:style-name="P27">public class <text:alphabetical-index-mark-start text:id="IMark93586828" text:main-entry="true"/>ShortIdentity<text:alphabetical-index-mark-end text:id="IMark93586828"/></text:p>
      <text:p text:style-name="P27"><text:tab/>extends <text:alphabetical-index-mark-start text:id="IMark93586828" text:main-entry="true"/>SingleFieldIdentity<text:alphabetical-index-mark-end text:id="IMark93586828"/> {</text:p>
      <text:p text:style-name="P27"><text:tab/>public short <text:alphabetical-index-mark-start text:id="IMark93586828" text:main-entry="true"/>getKey<text:alphabetical-index-mark-end text:id="IMark93586828"/>();</text:p>
      <text:p text:style-name="P27"><text:tab/>public <text:alphabetical-index-mark-start text:id="IMark93586828" text:main-entry="true"/>ShortIdentity<text:alphabetical-index-mark-end text:id="IMark93586828"/>(Class pcClass, short key);</text:p>
      <text:p text:style-name="P27"><text:tab/>public <text:alphabetical-index-mark-start text:id="IMark93586828" text:main-entry="true"/>ShortIdentity<text:alphabetical-index-mark-end text:id="IMark93586828"/>(Class pcClass, Short key);</text:p>
      <text:p text:style-name="P27"><text:tab/>public <text:alphabetical-index-mark-start text:id="IMark93586828" text:main-entry="true"/>ShortIdentity<text:alphabetical-index-mark-end text:id="IMark93586828"/>(Class pcClass, String key);</text:p>
      <text:p text:style-name="P27">}</text:p>
      <text:p text:style-name="P27"/>
      <text:p text:style-name="P27">public class <text:alphabetical-index-mark-start text:id="IMark93586828" text:main-entry="true"/>IntIdentity<text:alphabetical-index-mark-end text:id="IMark93586828"/></text:p>
      <text:p text:style-name="P27"><text:tab/>extends <text:alphabetical-index-mark-start text:id="IMark93586828" text:main-entry="true"/>SingleFieldIdentity<text:alphabetical-index-mark-end text:id="IMark93586828"/> {</text:p>
      <text:p text:style-name="P27"><text:tab/>public int <text:alphabetical-index-mark-start text:id="IMark93586828" text:main-entry="true"/>getKey<text:alphabetical-index-mark-end text:id="IMark93586828"/>();</text:p>
      <text:p text:style-name="P27"><text:tab/>public <text:alphabetical-index-mark-start text:id="IMark93586828" text:main-entry="true"/>IntIdentity<text:alphabetical-index-mark-end text:id="IMark93586828"/>(Class pcClass, int key);</text:p>
      <text:p text:style-name="P27"><text:tab/>public <text:alphabetical-index-mark-start text:id="IMark93586828" text:main-entry="true"/>IntIdentity<text:alphabetical-index-mark-end text:id="IMark93586828"/>(Class pcClass, Integer key);</text:p>
      <text:p text:style-name="P27"><text:tab/>public <text:alphabetical-index-mark-start text:id="IMark93586828" text:main-entry="true"/>IntIdentity<text:alphabetical-index-mark-end text:id="IMark93586828"/>(Class pcClass, String key);</text:p>
      <text:p text:style-name="P27">}</text:p>
      <text:p text:style-name="P27"/>
      <text:p text:style-name="P27">public class <text:alphabetical-index-mark-start text:id="IMark93586828" text:main-entry="true"/>LongIdentity<text:alphabetical-index-mark-end text:id="IMark93586828"/></text:p>
      <text:p text:style-name="P27"><text:tab/>extends <text:alphabetical-index-mark-start text:id="IMark93586828" text:main-entry="true"/>SingleFieldIdentity<text:alphabetical-index-mark-end text:id="IMark93586828"/> {</text:p>
      <text:p text:style-name="P27"><text:tab/>public long <text:alphabetical-index-mark-start text:id="IMark93586828" text:main-entry="true"/>getKey<text:alphabetical-index-mark-end text:id="IMark93586828"/>();</text:p>
      <text:p text:style-name="P27"><text:tab/>public <text:alphabetical-index-mark-start text:id="IMark93586828" text:main-entry="true"/>LongIdentity<text:alphabetical-index-mark-end text:id="IMark93586828"/>(Class pcClass, long key);</text:p>
      <text:p text:style-name="P27"><text:tab/>public <text:alphabetical-index-mark-start text:id="IMark93586828" text:main-entry="true"/>LongIdentity<text:alphabetical-index-mark-end text:id="IMark93586828"/>(Class pcClass, Long key);</text:p>
      <text:p text:style-name="P27"><text:tab/>public <text:alphabetical-index-mark-start text:id="IMark93586828" text:main-entry="true"/>LongIdentity<text:alphabetical-index-mark-end text:id="IMark93586828"/>(Class pcClass, String key);</text:p>
      <text:p text:style-name="P27">}</text:p>
      <text:p text:style-name="P27"/>
      <text:p text:style-name="P27">public class <text:alphabetical-index-mark-start text:id="IMark93586828" text:main-entry="true"/>StringIdentity<text:alphabetical-index-mark-end text:id="IMark93586828"/></text:p>
      <text:p text:style-name="P27"><text:tab/>extends <text:alphabetical-index-mark-start text:id="IMark93586828" text:main-entry="true"/>SingleFieldIdentity<text:alphabetical-index-mark-end text:id="IMark93586828"/> {</text:p>
      <text:p text:style-name="P27"><text:tab/>public String <text:alphabetical-index-mark-start text:id="IMark93586828" text:main-entry="true"/>getKey<text:alphabetical-index-mark-end text:id="IMark93586828"/>();</text:p>
      <text:p text:style-name="P27"><text:tab/>public <text:alphabetical-index-mark-start text:id="IMark93586828" text:main-entry="true"/>StringIdentity<text:alphabetical-index-mark-end text:id="IMark93586828"/>(Class pcClass, String key);</text:p>
      <text:p text:style-name="P27">}</text:p>
      <text:p text:style-name="P27"/>
      <text:p text:style-name="P27">public class <text:alphabetical-index-mark-start text:id="IMark93586828" text:main-entry="true"/>ObjectIdentity<text:alphabetical-index-mark-end text:id="IMark93586828"/></text:p>
      <text:p text:style-name="P27"><text:soft-page-break/><text:tab/>extends <text:alphabetical-index-mark-start text:id="IMark93586828" text:main-entry="true"/>SingleFieldIdentity<text:alphabetical-index-mark-end text:id="IMark93586828"/> {</text:p>
      <text:p text:style-name="P27"><text:tab/>public Object <text:alphabetical-index-mark-start text:id="IMark93586828" text:main-entry="true"/>getKey<text:alphabetical-index-mark-end text:id="IMark93586828"/>();</text:p>
      <text:p text:style-name="P27"><text:tab/>public <text:alphabetical-index-mark-start text:id="IMark93586828" text:main-entry="true"/>ObjectIdentity<text:alphabetical-index-mark-end text:id="IMark93586828"/>(Class pcClass, Object key);</text:p>
      <text:p text:style-name="P27">}</text:p>
      <text:p text:style-name="P27"/>
      <text:p text:style-name="P1">The constructors that take reference types throw <text:alphabetical-index-mark-start text:id="IMark93586828" text:main-entry="true"/><text:span text:style-name="T2">JDONullIdentityException</text:span><text:alphabetical-index-mark-end text:id="IMark93586828"/> if the second argument is null. Valid key values are never <text:span text:style-name="T2">null</text:span>.</text:p>
      <text:p text:style-name="P1">Constructors of primitive identity types that take <text:span text:style-name="T2">String</text:span> parameters convert the parameter to the proper type using the static <text:alphabetical-index-mark-start text:id="IMark93585484" text:main-entry="true"/><text:span text:style-name="T2">parseXXX</text:span><text:alphabetical-index-mark-end text:id="IMark93585484"/> method of the corresponding wrapper class.</text:p>
      <text:p text:style-name="P1">Instances of <text:alphabetical-index-mark-start text:id="IMark93585484" text:main-entry="true"/><text:span text:style-name="T2">SingleFieldIdentity</text:span><text:alphabetical-index-mark-end text:id="IMark93585484"/> classes are immutable. When serialized, the name of the target class is serialized. When deserialized, the name of the target class is restored, but not the target class. The deserialized instance will return <text:span text:style-name="T2">null</text:span> to <text:alphabetical-index-mark-start text:id="IMark93586828" text:main-entry="true"/><text:span text:style-name="T2">getTargetClass</text:span><text:alphabetical-index-mark-end text:id="IMark93586828"/>. All instances will return the “binary” name of the target class (the result of <text:span text:style-name="T2">Class.getName()</text:span>).</text:p>
      <text:p text:style-name="P1">The <text:alphabetical-index-mark-start text:id="IMark93585484" text:main-entry="true"/><text:span text:style-name="T2">SingleFieldIdentity</text:span><text:alphabetical-index-mark-end text:id="IMark93585484"/> classes adhere to all of the requirements for application object id classes, with the exception of field names. That is, there are no public fields visible to the application.</text:p>
      <text:p text:style-name="P1">The <text:alphabetical-index-mark-start text:id="IMark93585484" text:main-entry="true"/><text:span text:style-name="T2">SingleFieldIdentity</text:span><text:alphabetical-index-mark-end text:id="IMark93585484"/> classes implement the <text:span text:style-name="T2">Comparable</text:span> interface. They can thus be used as elements in ordered <text:span text:style-name="T2">Set</text:span>s and keys in ordered <text:span text:style-name="T2">Map</text:span>s. The order is an absolute ordering. In the specific case of <text:alphabetical-index-mark-start text:id="IMark93586876" text:main-entry="true"/><text:span text:style-name="T2">ObjectIdentity</text:span><text:alphabetical-index-mark-end text:id="IMark93586876"/>, the ordering is based first upon the name of the target class and second upon the value of the key. If the key does not implement <text:span text:style-name="T2">Comparable</text:span>, then the <text:span text:style-name="T2">compareTo</text:span> method in <text:alphabetical-index-mark-start text:id="IMark93586828" text:main-entry="true"/><text:span text:style-name="T2">ObjectIdentity</text:span><text:alphabetical-index-mark-end text:id="IMark93586828"/> will throw <text:span text:style-name="T2">ClassCastException</text:span>.</text:p>
      <text:h text:style-name="P40" text:outline-level="3">Datastore identity</text:h>
      <text:p text:style-name="P1"><text:span text:style-name="Assertion">A5.4.2-1 [</text:span>This is the <text:alphabetical-index-mark-start text:id="IMark93585484" text:main-entry="true"/>JDO identity<text:alphabetical-index-mark-end text:id="IMark93585484"/> type used for datastores in which the identity of the data in the datastore does not depend on the values in the instance. The implementation guarantees uniqueness for all instances.<text:span text:style-name="Assertion">]</text:span></text:p>
      <text:p text:style-name="P1">A JDO implementation might choose one of the primitive wrapper classes as the <text:span text:style-name="T2">ObjectId</text:span> class (e.g. <text:span text:style-name="T2">Short</text:span>, <text:span text:style-name="T2">Integer</text:span>, <text:span text:style-name="T2">Long</text:span>, or <text:span text:style-name="T2">String</text:span>), or might choose an implementation-specific class. <text:span text:style-name="Assertion">A5.4.2-2 [</text:span>Implementation-specific classes used as JDO <text:span text:style-name="T2">ObjectId</text:span> have the following characteristics:</text:p>
      <text:p text:style-name="P23">•<text:tab/>the <text:span text:style-name="T2">ObjectId</text:span> class must be public;</text:p>
      <text:p text:style-name="P23">•<text:tab/>the <text:span text:style-name="T2">ObjectId</text:span> class must implement <text:span text:style-name="T2">Serializable</text:span>;</text:p>
      <text:p text:style-name="P23">•<text:tab/>the <text:span text:style-name="T2">ObjectId</text:span> class must have a public no-arg constructor, which might be the default constructor;</text:p>
      <text:p text:style-name="P23">•<text:tab/>all serializable fields in the <text:span text:style-name="T2">ObjectId</text:span> class must be public;</text:p>
      <text:p text:style-name="P23">•<text:tab/>the field types of all non-static fields in the <text:span text:style-name="T2">ObjectId</text:span> class must be serializable;</text:p>
      <text:p text:style-name="P23">•<text:tab/>the <text:span text:style-name="T2">ObjectId</text:span> class must override the <text:span text:style-name="T2">toString()</text:span> method defined in <text:span text:style-name="T2">Object</text:span>, and return a <text:span text:style-name="T2">String</text:span> that can be used as the parameter of the <text:span text:style-name="T2">PersistenceManager</text:span> method <text:span text:style-name="T2">newObjectIdInstance(Class cls, String key)</text:span>; <text:span text:style-name="Assertion">]</text:span></text:p>
      <text:p text:style-name="P1">Note that, unlike application identity, datastore identity <text:span text:style-name="T2">ObjectId</text:span> classes are <text:span text:style-name="T4">not</text:span> required to support equality with <text:span text:style-name="T2">ObjectId</text:span> classes from other JDO implementations. Further, the application cannot change the <text:alphabetical-index-mark-start text:id="IMark93585484" text:main-entry="true"/>JDO identity<text:alphabetical-index-mark-end text:id="IMark93585484"/> of an instance of a class using datastore identity.</text:p>
      <text:h text:style-name="P40" text:outline-level="3"><text:soft-page-break/>Nondurable <text:alphabetical-index-mark-start text:id="IMark93585484" text:main-entry="true"/>JDO identity<text:alphabetical-index-mark-end text:id="IMark93585484"/></text:h>
      <text:p text:style-name="P1">The primary usage for nondurable <text:alphabetical-index-mark-start text:id="IMark93585484" text:main-entry="true"/>JDO identity<text:alphabetical-index-mark-end text:id="IMark93585484"/>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1">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1">As another example, if a datastore instance using nondurable identity is loaded twice into the VM by the same <text:span text:style-name="T2">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text:span text:style-name="Assertion">A5.4.3-12 [</text:span>If both instances were changed, then the transaction will fail at commit, with a JDOUserException because the changes must be applied to different datastore instances. <text:span text:style-name="Assertion">]</text:span></text:p>
      <text:p text:style-name="P1">Because the <text:alphabetical-index-mark-start text:id="IMark93586828" text:main-entry="true"/>JDO identity<text:alphabetical-index-mark-end text:id="IMark93586828"/> is not visible in the datastore, there are special behaviors with regard to nondurable <text:alphabetical-index-mark-start text:id="IMark93585484" text:main-entry="true"/>JDO identity<text:alphabetical-index-mark-end text:id="IMark93585484"/>:</text:p>
      <text:p text:style-name="P23">•<text:span text:style-name="T4"><text:tab/></text:span><text:span text:style-name="Assertion">A5.4.3-5 [</text:span>the <text:span text:style-name="T2">ObjectId</text:span> is not valid after making the associated instance <text:alphabetical-index-mark-start text:id="IMark93585484" text:main-entry="true"/>hollow<text:alphabetical-index-mark-end text:id="IMark93585484"/>, and attempts to retrieve it will throw a <text:span text:style-name="T2">JDOUserException</text:span>;<text:span text:style-name="Assertion">]</text:span></text:p>
      <text:p text:style-name="P23">•<text:span text:style-name="T4"><text:tab/></text:span><text:span text:style-name="Assertion">A5.4.3-6 [</text:span>the <text:span text:style-name="T2">ObjectId</text:span> cannot be used in a different instance of <text:span text:style-name="T2">PersistenceManager</text:span> from the one that issued it, and attempts to use it even indirectly (e.g. <text:span text:style-name="T2">getObjectById</text:span> with a persistence-capable object as the parameter) will throw a <text:span text:style-name="T2">JDOUserException</text:span>;<text:span text:style-name="Assertion">]</text:span></text:p>
      <text:p text:style-name="P23">•<text:span text:style-name="T4"><text:tab/></text:span><text:span text:style-name="Assertion">A5.4.3-7 [</text:span>the persistent instance might transition to <text:alphabetical-index-mark-start text:id="IMark93586876" text:main-entry="true"/>persistent-nontransactional<text:alphabetical-index-mark-end text:id="IMark93586876"/> or <text:alphabetical-index-mark-start text:id="IMark93585484" text:main-entry="true"/>hollow<text:alphabetical-index-mark-end text:id="IMark93585484"/> but cannot transition to any other state afterward;<text:span text:style-name="Assertion">]</text:span></text:p>
      <text:p text:style-name="P23">•<text:span text:style-name="T4"><text:tab/></text:span><text:span text:style-name="Assertion">A5.4.3-8 [</text:span>attempts to access the instance in the <text:alphabetical-index-mark-start text:id="IMark93585484" text:main-entry="true"/>hollow<text:alphabetical-index-mark-end text:id="IMark93585484"/> state will throw a <text:span text:style-name="T2">JDOUserException</text:span>;<text:span text:style-name="Assertion">]</text:span></text:p>
      <text:p text:style-name="P23">•<text:span text:style-name="T4"><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23">•<text:span text:style-name="T4"><text:tab/></text:span><text:span text:style-name="Assertion">A5.4.3-10 [</text:span><text:span text:style-name="T2">makePersistent</text:span> will succeed even though another instance already has the same values for all persistent fields.<text:span text:style-name="Assertion">]</text:span></text:p>
      <text:p text:style-name="P1"><text:span text:style-name="Assertion">A5.4.3-11 [</text:span>For <text:alphabetical-index-mark-start text:id="IMark93585484" text:main-entry="true"/>JDO identity<text:alphabetical-index-mark-end text:id="IMark93585484"/> that is not managed by the datastore, the class that implements JDO <text:span text:style-name="T2">ObjectId</text:span> has the following characteristics:</text:p>
      <text:p text:style-name="P23">•<text:tab/>the <text:span text:style-name="T2">ObjectId</text:span> class must be public;</text:p>
      <text:p text:style-name="P23"><text:soft-page-break/>•<text:tab/>the <text:span text:style-name="T2">ObjectId</text:span> class must have a public constructor, which might be the default constructor or a no-arg constructor;</text:p>
      <text:p text:style-name="P23">•<text:tab/>all fields in the <text:span text:style-name="T2">ObjectId</text:span> class must be public;</text:p>
      <text:p text:style-name="P23">•<text:tab/>the field types of all fields in the <text:span text:style-name="T2">ObjectId</text:span> class must be serializable.<text:span text:style-name="Assertion">]</text:span></text:p>
      <text:p text:style-name="P18"><draw:frame draw:style-name="fr2" draw:name="5" text:anchor-type="as-char" svg:width="2.7917in" svg:height="0.1346in" draw:z-index="1"><draw:image xlink:href="Pictures/2000000700000FB5000000C94FDA4EAC.wmf" xlink:type="simple" xlink:show="embed" xlink:actuate="onLoad"/></draw:frame></text:p>
      <text:h text:style-name="P38" text:outline-level="2">Life Cycle States</text:h>
      <text:p text:style-name="P1"><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43" text:outline-level="4"><text:tab/><text:tab/>Datastore Transactions</text:h>
      <text:p text:style-name="P1">The following descriptions apply to datastore transactions with retainValues=false. <text:alphabetical-index-mark-start text:id="IMark93586876" text:main-entry="true"/>Optimistic transaction<text:alphabetical-index-mark-end text:id="IMark93586876"/> and retainValues=true state transitions are covered later in this chapter.</text:p>
      <text:h text:style-name="P40" text:outline-level="3"><text:alphabetical-index-mark-start text:id="IMark93586876" text:main-entry="true"/>Transient<text:alphabetical-index-mark-end text:id="IMark93586876"/> (Required)</text:h>
      <text:p text:style-name="P1"><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1"><text:span text:style-name="Assertion">A5.5.1-2 [ </text:span>There is no <text:alphabetical-index-mark-start text:id="IMark93586876" text:main-entry="true"/>JDO identity<text:alphabetical-index-mark-end text:id="IMark93586876"/> associated with a <text:alphabetical-index-mark-start text:id="IMark93585484" text:main-entry="true"/>transient<text:alphabetical-index-mark-end text:id="IMark93585484"/> instance. <text:span text:style-name="Assertion">]</text:span></text:p>
      <text:p text:style-name="P1"><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1"><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text:alphabetical-index-mark-start text:id="IMark93585484" text:main-entry="true"/>persistence by reachability<text:alphabetical-index-mark-end text:id="IMark93585484"/>.</text:p>
      <text:p text:style-name="P1"><text:span text:style-name="Assertion">A5.5.1-6 [ </text:span>No methods of <text:alphabetical-index-mark-start text:id="IMark93585484" text:main-entry="true"/>transient<text:alphabetical-index-mark-end text:id="IMark93585484"/> instances throw exceptions except those defined by the class developer.<text:span text:style-name="Assertion">]</text:span></text:p>
      <text:p text:style-name="P1"><text:span text:style-name="Assertion">A5.5.1-7 [</text:span>A <text:alphabetical-index-mark-start text:id="IMark93585484" text:main-entry="true"/>transient<text:alphabetical-index-mark-end text:id="IMark93585484"/> instance transitions to <text:alphabetical-index-mark-start text:id="IMark93586876" text:main-entry="true"/>persistent-new<text:alphabetical-index-mark-end text:id="IMark93586876"/> if it is the parameter of <text:span text:style-name="T2">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40" text:outline-level="3"><text:alphabetical-index-mark-start text:id="IMark93585484" text:main-entry="true"/>Persistent-new<text:alphabetical-index-mark-end text:id="IMark93585484"/> (Required)</text:h>
      <text:p text:style-name="P1"><text:span text:style-name="Assertion">A5.5.2-1 [ </text:span>JDO instances that are newly persistent in the current transaction are <text:alphabetical-index-mark-start text:id="IMark93585484" text:main-entry="true"/>persistent-new<text:alphabetical-index-mark-end text:id="IMark93585484"/>. This is the state of an instance that has been requested by the application component to become persistent, by using one of the <text:span text:style-name="T2">PersistenceManager</text:span> <text:span text:style-name="T2">makePersistent</text:span> methods on the instance.<text:span text:style-name="Assertion">]</text:span></text:p>
      <text:p text:style-name="P1">During the transition from <text:alphabetical-index-mark-start text:id="IMark93585484" text:main-entry="true"/>transient<text:alphabetical-index-mark-end text:id="IMark93585484"/> to <text:alphabetical-index-mark-start text:id="IMark93586876" text:main-entry="true"/>persistent-new<text:alphabetical-index-mark-end text:id="IMark93586876"/></text:p>
      <text:p text:style-name="P23">•<text:tab/>the associated <text:span text:style-name="T2">PersistenceManager</text:span> becomes responsible to implement state interrogation and further state transitions. </text:p>
      <text:p text:style-name="P23">•<text:tab/>if the transaction flag <text:alphabetical-index-mark-start text:id="IMark93585484" text:main-entry="true"/><text:span text:style-name="T2">restoreValues</text:span><text:alphabetical-index-mark-end text:id="IMark93585484"/> is <text:span text:style-name="T2">true</text:span>, <text:span text:style-name="Assertion">A5.5.2-2 [ </text:span>the values of persistent and transactional non-persistent fields are saved for use during rollback.<text:span text:style-name="Assertion">]</text:span></text:p>
      <text:p text:style-name="P23">•<text:tab/>the values of persistent fields of mutable SCO types (e.g. <text:span text:style-name="T2">java.util.Date</text:span>, <text:span text:style-name="T2">java.util.HashSet</text:span>, etc.) are replaced with JDO implementation-specific copies of the field values that track changes and are owned by the persistent instance.</text:p>
      <text:p text:style-name="P23"><text:soft-page-break/>•<text:span text:style-name="T4"><text:tab/></text:span><text:span text:style-name="Assertion">A5.5.2-3 [ </text:span>a <text:alphabetical-index-mark-start text:id="IMark93586828" text:main-entry="true"/>JDO identity<text:alphabetical-index-mark-end text:id="IMark93586828"/> is assigned to the instance by the JDO implementation.<text:span text:style-name="Assertion">]</text:span> This identity uniquely identifies the instance inside the <text:span text:style-name="T2">PersistenceManager</text:span> and might uniquely identify the instance in the datastore. A copy of the <text:alphabetical-index-mark-start text:id="IMark93585484" text:main-entry="true"/>JDO identity<text:alphabetical-index-mark-end text:id="IMark93585484"/> will be returned by the <text:span text:style-name="T2">PersistenceManager</text:span> method <text:span text:style-name="T2">getObjectId(Object)</text:span>.</text:p>
      <text:p text:style-name="P23">•<text:span text:style-name="T4"><text:tab/></text:span><text:span text:style-name="Assertion">A5.5.2-7 [</text:span>instances reachable from this instance by fields of persistence-capable types and collections of persistence-capable types become provisionally persistent and transition from <text:alphabetical-index-mark-start text:id="IMark93585484" text:main-entry="true"/>transient<text:alphabetical-index-mark-end text:id="IMark93585484"/> to <text:alphabetical-index-mark-start text:id="IMark93586876" text:main-entry="true"/>persistent-new<text:alphabetical-index-mark-end text:id="IMark93586876"/>. If the instances made provisionally persistent are still reachable at commit time, they become persistent. This effect is recursive, effectively making the transitive closure of <text:alphabetical-index-mark-start text:id="IMark93586828" text:main-entry="true"/>transient<text:alphabetical-index-mark-end text:id="IMark93586828"/> instances provisionally persistent.<text:span text:style-name="Assertion">]</text:span></text:p>
      <text:p text:style-name="P1"><text:span text:style-name="Assertion">A5.5.2-4 [ </text:span>A <text:alphabetical-index-mark-start text:id="IMark93586828" text:main-entry="true"/>persistent-new<text:alphabetical-index-mark-end text:id="IMark93586828"/> instance transitions to <text:alphabetical-index-mark-start text:id="IMark93586876" text:main-entry="true"/>persistent-new<text:alphabetical-index-mark-end text:id="IMark93586876"/>-deleted if it is the parameter of <text:span text:style-name="T2">deletePersistent</text:span>.<text:span text:style-name="Assertion">]</text:span></text:p>
      <text:p text:style-name="P1"><text:span text:style-name="Assertion">A5.5.2-5 [ </text:span>A <text:alphabetical-index-mark-start text:id="IMark93586828" text:main-entry="true"/>persistent-new<text:alphabetical-index-mark-end text:id="IMark93586828"/> instance transitions to <text:alphabetical-index-mark-start text:id="IMark93586876" text:main-entry="true"/>hollow<text:alphabetical-index-mark-end text:id="IMark93586876"/> when it is flushed to the datastore during <text:span text:style-name="T2">commit</text:span> when retainValues is false. This transition is not visible during <text:alphabetical-index-mark-start text:id="IMark93585484" text:main-entry="true"/><text:span text:style-name="T2">beforeCompletion</text:span><text:alphabetical-index-mark-end text:id="IMark93585484"/>, and is visible during <text:alphabetical-index-mark-start text:id="IMark93586924" text:main-entry="true"/><text:span text:style-name="T2">afterCompletion</text:span><text:alphabetical-index-mark-end text:id="IMark93586924"/>.<text:span text:style-name="Assertion">]</text:span> <text:span text:style-name="Assertion">A5.5.2-8 [</text:span>During <text:alphabetical-index-mark-start text:id="IMark93494968" text:main-entry="true"/><text:span text:style-name="T2">beforeCompletion</text:span><text:alphabetical-index-mark-end text:id="IMark93494968"/>, the user-defined <text:span text:style-name="T2">jdoPreStore</text:span> method is called if the class implements <text:span text:style-name="T2">InstanceCallbacks</text:span>.<text:span text:style-name="Assertion">]</text:span></text:p>
      <text:p text:style-name="P1"><text:span text:style-name="Assertion">A5.5.2-6 [ </text:span>A <text:alphabetical-index-mark-start text:id="IMark93494968" text:main-entry="true"/>persistent-new<text:alphabetical-index-mark-end text:id="IMark93494968"/> instance transitions to <text:alphabetical-index-mark-start text:id="IMark93586876" text:main-entry="true"/>transient<text:alphabetical-index-mark-end text:id="IMark93586876"/> at rollback.<text:span text:style-name="Assertion">]</text:span> The instance loses its <text:alphabetical-index-mark-start text:id="IMark93586924" text:main-entry="true"/>JDO Identity<text:alphabetical-index-mark-end text:id="IMark93586924"/> and its association with the <text:span text:style-name="T2">PersistenceManager.</text:span> <text:span text:style-name="Assertion">A5.5.2-9 [</text:span>If <text:alphabetical-index-mark-start text:id="IMark93585484" text:main-entry="true"/>restoreValues<text:alphabetical-index-mark-end text:id="IMark93585484"/> is false, the values of managed fields in the instance are left as they were at the time rollback was called.<text:span text:style-name="Assertion">]</text:span> If <text:alphabetical-index-mark-start text:id="IMark93586828" text:main-entry="true"/>restoreValues<text:alphabetical-index-mark-end text:id="IMark93586828"/> is true, the values of managed fields in the instance are restored to the values as they were at the time makePersistent was called.</text:p>
      <text:h text:style-name="P40" text:outline-level="3"><text:alphabetical-index-mark-start text:id="IMark93586828" text:main-entry="true"/>Persistent-dirty<text:alphabetical-index-mark-end text:id="IMark93586828"/> (Required)</text:h>
      <text:p text:style-name="P1"><text:span text:style-name="Assertion">A5.5.3-1 [ </text:span>JDO instances that represent persistent data that was changed in the current transaction are <text:alphabetical-index-mark-start text:id="IMark93586828" text:main-entry="true"/>persistent-dirty<text:alphabetical-index-mark-end text:id="IMark93586828"/>.<text:span text:style-name="Assertion">]</text:span> </text:p>
      <text:p text:style-name="P1"><text:span text:style-name="Assertion">A5.5.3-2 [ </text:span>A <text:alphabetical-index-mark-start text:id="IMark93586828" text:main-entry="true"/>persistent-dirty<text:alphabetical-index-mark-end text:id="IMark93586828"/> instance transitions to <text:alphabetical-index-mark-start text:id="IMark93585484" text:main-entry="true"/>persistent-deleted<text:alphabetical-index-mark-end text:id="IMark93585484"/> if it is the parameter of <text:span text:style-name="T2">deletePersistent</text:span>.<text:span text:style-name="Assertion">]</text:span></text:p>
      <text:p text:style-name="P1"><text:alphabetical-index-mark-start text:id="IMark93586828" text:main-entry="true"/>Persistent-dirty<text:alphabetical-index-mark-end text:id="IMark93586828"/> instances transition to <text:alphabetical-index-mark-start text:id="IMark93585484" text:main-entry="true"/>hollow<text:alphabetical-index-mark-end text:id="IMark93585484"/> during <text:span text:style-name="Assertion">A5.5.3-3 [ </text:span>commit<text:span text:style-name="Assertion">]</text:span> when retainValues is false or during <text:span text:style-name="Assertion">A5.5.3-4 [ </text:span>rollback<text:span text:style-name="Assertion">]</text:span> when <text:alphabetical-index-mark-start text:id="IMark93586876" text:main-entry="true"/>restoreValues<text:alphabetical-index-mark-end text:id="IMark93586876"/> is false. <text:span text:style-name="Assertion">A5.5.3-7 [</text:span>During <text:alphabetical-index-mark-start text:id="IMark93586924" text:main-entry="true"/><text:span text:style-name="T2">beforeCompletion</text:span><text:alphabetical-index-mark-end text:id="IMark93586924"/>, the user-defined <text:span text:style-name="T2">jdoPreStore</text:span> method is called if the class implements <text:span text:style-name="T2">StoreCallback</text:span>.<text:span text:style-name="Assertion">]</text:span></text:p>
      <text:p text:style-name="P1">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1"><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text:span text:style-name="Assertion">]</text:span> </text:p>
      <text:h text:style-name="P40" text:outline-level="3"><text:alphabetical-index-mark-start text:id="IMark93586924" text:main-entry="true"/>Hollow<text:alphabetical-index-mark-end text:id="IMark93586924"/> (Required)</text:h>
      <text:p text:style-name="P1">JDO instances that represent specific persistent data in the datastore but whose values are not in the JDO instance are <text:alphabetical-index-mark-start text:id="IMark93586924" text:main-entry="true"/>hollow<text:alphabetical-index-mark-end text:id="IMark93586924"/>. The <text:alphabetical-index-mark-start text:id="IMark93585484" text:main-entry="true"/>hollow<text:alphabetical-index-mark-end text:id="IMark93585484"/> state provides for the guarantee of uniqueness for persistent instances between transactions.</text:p>
      <text:p text:style-name="P1"><text:soft-page-break/>This is permitted to be the state of instances committed from a previous transaction, acquired by the method <text:span text:style-name="T2">getObjectById</text:span>, returned by iterating an <text:span text:style-name="T2">Extent</text:span>, returned in the result of a query execution, or navigating a persistent field reference. However, the JDO implementation may choose to return instances in a different state reachable from <text:alphabetical-index-mark-start text:id="IMark93585484" text:main-entry="true"/>hollow<text:alphabetical-index-mark-end text:id="IMark93585484"/>.</text:p>
      <text:p text:style-name="P1">A JDO implementation is permitted to effect a legal state transition of a <text:alphabetical-index-mark-start text:id="IMark93585484" text:main-entry="true"/>hollow<text:alphabetical-index-mark-end text:id="IMark93585484"/> instance at any time, as if a field were read. Therefore, the <text:alphabetical-index-mark-start text:id="IMark93586924" text:main-entry="true"/>hollow<text:alphabetical-index-mark-end text:id="IMark93586924"/> state might not be visible to the application.</text:p>
      <text:p text:style-name="P1"><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text:alphabetical-index-mark-start text:id="IMark93586924" text:main-entry="true"/>hollow<text:alphabetical-index-mark-end text:id="IMark93586924"/>. </text:p>
      <text:p text:style-name="P1">Requests by the application for an instance with the same <text:alphabetical-index-mark-start text:id="IMark93586924" text:main-entry="true"/>JDO identity<text:alphabetical-index-mark-end text:id="IMark93586924"/> (query, navigation, or lookup by ObjectId), in a subsequent transaction using the same <text:span text:style-name="T2">PersistenceManager</text:span> instance, will return the identical Java instance<text:span text:style-name="Assertion">]</text:span>, assuming it has not been garbage collected. If the application does not hold a strong reference to a <text:alphabetical-index-mark-start text:id="IMark93585484" text:main-entry="true"/>hollow<text:alphabetical-index-mark-end text:id="IMark93585484"/> instance, the instance might be garbage collected, as the <text:span text:style-name="T2">PersistenceManager</text:span> must not hold a strong reference to any <text:alphabetical-index-mark-start text:id="IMark93586876" text:main-entry="true"/>hollow<text:alphabetical-index-mark-end text:id="IMark93586876"/> instance.</text:p>
      <text:p text:style-name="P1"><text:span text:style-name="Assertion">A5.5.4-2 [ </text:span>The <text:alphabetical-index-mark-start text:id="IMark93586876" text:main-entry="true"/>hollow<text:alphabetical-index-mark-end text:id="IMark93586876"/> JDO instance maintains its <text:alphabetical-index-mark-start text:id="IMark93586828" text:main-entry="true"/>JDO identity<text:alphabetical-index-mark-end text:id="IMark93586828"/> and its association with the JDO <text:span text:style-name="T2">PersistenceManager</text:span>.<text:span text:style-name="Assertion">]</text:span> <text:span text:style-name="Assertion">A5.5.4-3 [ </text:span>If the instance is of a class using application identity, the <text:alphabetical-index-mark-start text:id="IMark93585484" text:main-entry="true"/>hollow<text:alphabetical-index-mark-end text:id="IMark93585484"/> instance maintains its <text:alphabetical-index-mark-start text:id="IMark93586924" text:main-entry="true"/>primary key<text:alphabetical-index-mark-end text:id="IMark93586924"/> fields.<text:span text:style-name="Assertion">]</text:span></text:p>
      <text:p text:style-name="P2"><text:span text:style-name="Assertion">A5.5.4-4 [ </text:span>A <text:alphabetical-index-mark-start text:id="IMark93586924" text:main-entry="true"/>hollow<text:alphabetical-index-mark-end text:id="IMark93586924"/> instance transitions to <text:alphabetical-index-mark-start text:id="IMark93585484" text:main-entry="true"/>persistent-deleted<text:alphabetical-index-mark-end text:id="IMark93585484"/> if it is the parameter of <text:span text:style-name="T2">deletePersistent</text:span>.<text:span text:style-name="Assertion">]</text:span></text:p>
      <text:p text:style-name="P1"><text:span text:style-name="Assertion">A5.5.4-5 [ </text:span>A <text:alphabetical-index-mark-start text:id="IMark93586924" text:main-entry="true"/>hollow<text:alphabetical-index-mark-end text:id="IMark93586924"/> instance transitions to <text:alphabetical-index-mark-start text:id="IMark93585484" text:main-entry="true"/>persistent-dirty<text:alphabetical-index-mark-end text:id="IMark93585484"/> if a change is made to any managed field.<text:span text:style-name="Assertion">]</text:span> <text:span text:style-name="Assertion">A5.5.4-6 [ </text:span>It transitions to <text:alphabetical-index-mark-start text:id="IMark93586876" text:main-entry="true"/>persistent-clean<text:alphabetical-index-mark-end text:id="IMark93586876"/> if a read access is made to any persistent field other than one of the <text:alphabetical-index-mark-start text:id="IMark93586828" text:main-entry="true"/>primary key<text:alphabetical-index-mark-end text:id="IMark93586828"/> fields.<text:span text:style-name="Assertion">]</text:span> </text:p>
      <text:p text:style-name="P1"><text:span text:style-name="Assertion">A5.5.4-AD1 [</text:span>A <text:alphabetical-index-mark-start text:id="IMark93586828" text:main-entry="true"/>hollow<text:alphabetical-index-mark-end text:id="IMark93586828"/> instance transitions to detached if the transaction associated with its persistence manager is committed while the <text:alphabetical-index-mark-start text:id="IMark93586876" text:main-entry="true"/>DetachAllOnCommit<text:alphabetical-index-mark-end text:id="IMark93586876"/> property is true.<text:span text:style-name="Assertion">]</text:span></text:p>
      <text:p text:style-name="P1">The behavior of persistent instances at close of the corresponding PersistenceManager is not further defined in this specification. </text:p>
      <text:h text:style-name="P40" text:outline-level="3"><text:alphabetical-index-mark-start text:id="IMark93586876" text:main-entry="true"/>Persistent-clean<text:alphabetical-index-mark-end text:id="IMark93586876"/> (Required)</text:h>
      <text:p text:style-name="P1">JDO instances that represent specific transactional persistent data in the datastore, and whose values have not been changed in the current transaction, are <text:alphabetical-index-mark-start text:id="IMark93586876" text:main-entry="true"/>persistent-clean<text:alphabetical-index-mark-end text:id="IMark93586876"/>. This is the state of an instance whose values have been requested in the current datastore transaction, and whose values have not been changed by the current transaction.</text:p>
      <text:p text:style-name="P1"><text:span text:style-name="Assertion">A5.5.5-1 [ </text:span>A <text:alphabetical-index-mark-start text:id="IMark93586876" text:main-entry="true"/>persistent-clean<text:alphabetical-index-mark-end text:id="IMark93586876"/> instance transitions to <text:alphabetical-index-mark-start text:id="IMark93586828" text:main-entry="true"/>persistent-dirty<text:alphabetical-index-mark-end text:id="IMark93586828"/> if a change is made to any managed field.<text:span text:style-name="Assertion">]</text:span></text:p>
      <text:p text:style-name="P1"><text:span text:style-name="Assertion">A5.5.5-2 [ </text:span>A <text:alphabetical-index-mark-start text:id="IMark93586828" text:main-entry="true"/>persistent-clean<text:alphabetical-index-mark-end text:id="IMark93586828"/> instance transitions to <text:alphabetical-index-mark-start text:id="IMark93586876" text:main-entry="true"/>persistent-deleted<text:alphabetical-index-mark-end text:id="IMark93586876"/> if it is the parameter of <text:span text:style-name="T2">deletePersistent</text:span>.<text:span text:style-name="Assertion">] </text:span></text:p>
      <text:p text:style-name="P1"><text:span text:style-name="Assertion">A5.5.5-3 [ </text:span>A <text:alphabetical-index-mark-start text:id="IMark93586828" text:main-entry="true"/>persistent-clean<text:alphabetical-index-mark-end text:id="IMark93586828"/> instance transitions to <text:alphabetical-index-mark-start text:id="IMark93586876" text:main-entry="true"/>persistent-nontransactional<text:alphabetical-index-mark-end text:id="IMark93586876"/> if it is the parameter of <text:span text:style-name="T1">makeNontransactional</text:span>.<text:span text:style-name="Assertion">]</text:span></text:p>
      <text:p text:style-name="P1">A <text:alphabetical-index-mark-start text:id="IMark93586876" text:main-entry="true"/>persistent-clean<text:alphabetical-index-mark-end text:id="IMark93586876"/> instance transitions to <text:alphabetical-index-mark-start text:id="IMark93586828" text:main-entry="true"/>hollow<text:alphabetical-index-mark-end text:id="IMark93586828"/> at <text:span text:style-name="Assertion">A5.5.5-4 [ </text:span>commit when retainValues is false;<text:span text:style-name="Assertion">]</text:span> or <text:span text:style-name="Assertion">A5.5.5-5 [</text:span> rollback when <text:alphabetical-index-mark-start text:id="IMark93585484" text:main-entry="true"/>restoreValues<text:alphabetical-index-mark-end text:id="IMark93585484"/> is false.<text:span text:style-name="Assertion">]</text:span> It retains its identity and its association with the <text:span text:style-name="T2">PersistenceManager</text:span>.</text:p>
      <text:h text:style-name="P40" text:outline-level="3"><text:soft-page-break/><text:alphabetical-index-mark-start text:id="IMark93586828" text:main-entry="true"/>Persistent-deleted<text:alphabetical-index-mark-end text:id="IMark93586828"/> (Required)</text:h>
      <text:p text:style-name="P1"><text:span text:style-name="Assertion">A5.5.6-1 [ </text:span>JDO instances that represent specific persistent data in the datastore, and that have been deleted in the current transaction, are <text:alphabetical-index-mark-start text:id="IMark93586828" text:main-entry="true"/>persistent-deleted<text:alphabetical-index-mark-end text:id="IMark93586828"/>.<text:span text:style-name="Assertion">]</text:span></text:p>
      <text:p text:style-name="P1"><text:span text:style-name="Assertion">A5.5.6-2 [ </text:span>Read access to <text:alphabetical-index-mark-start text:id="IMark93586828" text:main-entry="true"/>primary key<text:alphabetical-index-mark-end text:id="IMark93586828"/> fields is permitted.<text:span text:style-name="Assertion">]</text:span> <text:span text:style-name="Assertion">A5.5.6-3 &amp; A5.5.6-4 [ </text:span>Any other access to persistent fields is not supported and might throw a <text:span text:style-name="T2">JDOUserException</text:span>.<text:span text:style-name="Assertion">]</text:span></text:p>
      <text:p text:style-name="P1"><text:span text:style-name="Assertion">A5.5.6-7 [</text:span>Before the transition to <text:alphabetical-index-mark-start text:id="IMark93585484" text:main-entry="true"/>persistent-deleted<text:alphabetical-index-mark-end text:id="IMark93585484"/>, the user-written <text:span text:style-name="T2">jdoPreDelete</text:span> is called if the persistence-capable class implements <text:span text:style-name="T2">InstanceCallbacks</text:span>.<text:span text:style-name="Assertion">]</text:span></text:p>
      <text:p text:style-name="P1"><text:span text:style-name="Assertion">A5.5.6-5 [ </text:span>A <text:alphabetical-index-mark-start text:id="IMark93585484" text:main-entry="true"/>persistent-deleted<text:alphabetical-index-mark-end text:id="IMark93585484"/> instance transitions to <text:alphabetical-index-mark-start text:id="IMark93586828" text:main-entry="true"/>transient<text:alphabetical-index-mark-end text:id="IMark93586828"/> at commit. During the transition, its persistent fields are written with their Java default values, and the instance loses its <text:alphabetical-index-mark-start text:id="IMark93586876" text:main-entry="true"/>JDO Identity<text:alphabetical-index-mark-end text:id="IMark93586876"/> and its association with the <text:span text:style-name="T2">PersistenceManager</text:span>.<text:span text:style-name="Assertion">]</text:span> </text:p>
      <text:p text:style-name="P1"><text:span text:style-name="Assertion">A5.5.6-6 [ </text:span>A <text:alphabetical-index-mark-start text:id="IMark93586828" text:main-entry="true"/>persistent-deleted<text:alphabetical-index-mark-end text:id="IMark93586828"/> instance transitions to <text:alphabetical-index-mark-start text:id="IMark93586876" text:main-entry="true"/>hollow<text:alphabetical-index-mark-end text:id="IMark93586876"/> at rollback when <text:alphabetical-index-mark-start text:id="IMark93585484" text:main-entry="true"/>restoreValues<text:alphabetical-index-mark-end text:id="IMark93585484"/> is false. The instance retains its <text:alphabetical-index-mark-start text:id="IMark93586924" text:main-entry="true"/>JDO Identity<text:alphabetical-index-mark-end text:id="IMark93586924"/> and its association with the <text:span text:style-name="T2">PersistenceManager.</text:span><text:span text:style-name="Assertion">]</text:span></text:p>
      <text:h text:style-name="P40" text:outline-level="3"><text:alphabetical-index-mark-start text:id="IMark93585484" text:main-entry="true"/>Persistent-new<text:alphabetical-index-mark-end text:id="IMark93585484"/>-deleted (Required)</text:h>
      <text:p text:style-name="P1"><text:span text:style-name="Assertion">A5.5.7-1 [ </text:span>JDO instances that represent instances that have been newly made persistent and deleted in the current transaction are <text:alphabetical-index-mark-start text:id="IMark93585484" text:main-entry="true"/>persistent-new<text:alphabetical-index-mark-end text:id="IMark93585484"/>-deleted.<text:span text:style-name="Assertion">]</text:span></text:p>
      <text:p text:style-name="P1"><text:span text:style-name="Assertion">A5.5.7-2 [ </text:span>Read access to <text:alphabetical-index-mark-start text:id="IMark93585484" text:main-entry="true"/>primary key<text:alphabetical-index-mark-end text:id="IMark93585484"/> fields is permitted.<text:span text:style-name="Assertion">]</text:span> <text:span text:style-name="Assertion">A5.5.7-3 &amp; A5.5.7-4 [ </text:span>Any other access to persistent fields is not supported and might throw a <text:span text:style-name="T2">JDOUserException</text:span>.<text:span text:style-name="Assertion">]</text:span></text:p>
      <text:p text:style-name="P1"><text:span text:style-name="Assertion">A5.5.7-7 [</text:span>Before the transition to <text:alphabetical-index-mark-start text:id="IMark93586924" text:main-entry="true"/>persistent-new<text:alphabetical-index-mark-end text:id="IMark93586924"/>-deleted, the user-written <text:span text:style-name="T2">jdoPreDelete</text:span> is called if the persistence-capable class implements <text:span text:style-name="T2">InstanceCallbacks</text:span>.<text:span text:style-name="Assertion">]</text:span></text:p>
      <text:p text:style-name="P1"><text:span text:style-name="Assertion">A5.5.7-5 [ </text:span>A <text:alphabetical-index-mark-start text:id="IMark93586924" text:main-entry="true"/>persistent-new<text:alphabetical-index-mark-end text:id="IMark93586924"/>-deleted instance transitions to <text:alphabetical-index-mark-start text:id="IMark93585484" text:main-entry="true"/>transient<text:alphabetical-index-mark-end text:id="IMark93585484"/> at commit. During the transition, its persistent fields are written with their Java default values, and the instance loses its <text:alphabetical-index-mark-start text:id="IMark93586876" text:main-entry="true"/>JDO Identity<text:alphabetical-index-mark-end text:id="IMark93586876"/> and its association with the <text:span text:style-name="T2">PersistenceManager</text:span>.<text:span text:style-name="Assertion">]</text:span> </text:p>
      <text:p text:style-name="P1"><text:span text:style-name="Assertion">A5.5.7-6 [ </text:span>A <text:alphabetical-index-mark-start text:id="IMark93585484" text:main-entry="true"/>persistent-new<text:alphabetical-index-mark-end text:id="IMark93585484"/>-deleted instance transitions to <text:alphabetical-index-mark-start text:id="IMark93586876" text:main-entry="true"/>transient<text:alphabetical-index-mark-end text:id="IMark93586876"/> at rollback. The instance loses its <text:alphabetical-index-mark-start text:id="IMark93586924" text:main-entry="true"/>JDO Identity<text:alphabetical-index-mark-end text:id="IMark93586924"/> and its association with the <text:span text:style-name="T2">PersistenceManager.</text:span><text:span text:style-name="Assertion">]</text:span></text:p>
      <text:p text:style-name="P1"><text:span text:style-name="Assertion">A5.5.7-8 [</text:span>If <text:alphabetical-index-mark-start text:id="IMark93586876" text:main-entry="true"/><text:span text:style-name="T2">RestoreValues</text:span><text:alphabetical-index-mark-end text:id="IMark93586876"/> is <text:span text:style-name="T2">true</text:span>, the values of managed fields in the instance are restored to their state as of the call to <text:span text:style-name="T2">makePersistent</text:span>. If <text:alphabetical-index-mark-start text:id="IMark93586924" text:main-entry="true"/><text:span text:style-name="T2">RestoreValues</text:span><text:alphabetical-index-mark-end text:id="IMark93586924"/> is <text:span text:style-name="T2">false</text:span>, the values of managed fields in the instance are left as they were at the time rollback was called.<text:span text:style-name="Assertion">]</text:span></text:p>
      <text:h text:style-name="P40" text:outline-level="3"><text:alphabetical-index-mark-start text:id="IMark93586828" text:main-entry="true"/>Detached-clean<text:alphabetical-index-mark-end text:id="IMark93586828"/> (Required)</text:h>
      <text:p text:style-name="P1"><text:span text:style-name="Assertion">A5.5.8-1 [</text:span>JDO instances that have been detached from their persistence manager and have not been modified are <text:alphabetical-index-mark-start text:id="IMark93586828" text:main-entry="true"/>detached-clean<text:alphabetical-index-mark-end text:id="IMark93586828"/>.<text:span text:style-name="Assertion">]</text:span> Detachment is done by one of three ways: </text:p>
      <text:p text:style-name="P23">•<text:tab/>the instance or an instance containing a reference to the instance is serialized; in this case, the serialized instance is detached</text:p>
      <text:p text:style-name="P23">•<text:tab/>the transaction of the persistence manager managing the instance is committed and the <text:alphabetical-index-mark-start text:id="IMark93586828" text:main-entry="true"/><text:span text:style-name="T2">DetachAllOnCommit</text:span><text:alphabetical-index-mark-end text:id="IMark93586828"/> property is <text:span text:style-name="T2">true</text:span>; in this case the persistent instance itself is detached (there is no copy)</text:p>
      <text:p text:style-name="P23">•<text:tab/>the instance is explicitly detached from the persistence manager via one of the <text:span text:style-name="T2">detachCopy</text:span> or <text:span text:style-name="T2">detachCopyAll</text:span> methods; in this case the copy is detached.</text:p>
      <text:p text:style-name="P1"><text:span text:style-name="Assertion">A5.5.8-2 [</text:span><text:alphabetical-index-mark-start text:id="IMark93586876" text:main-entry="true"/>Detached-clean<text:alphabetical-index-mark-end text:id="IMark93586876"/> instances transition to <text:alphabetical-index-mark-start text:id="IMark93586828" text:main-entry="true"/>detached-dirty<text:alphabetical-index-mark-end text:id="IMark93586828"/> if a loaded field is modified.<text:span text:style-name="Assertion">]</text:span> <text:span text:style-name="Assertion">A5.5.8-3 [</text:span>Attempts to change their state via any of the persistence manager methods except for <text:span text:style-name="T2">makePersistent</text:span> and <text:span text:style-name="T2">deletePersistent</text:span>throw <text:span text:style-name="T2">JDOUserException</text:span>.<text:span text:style-name="Assertion">]</text:span></text:p>
      <text:p text:style-name="P1"><text:soft-page-break/>Evict, refresh, retrieve, makeTransient, makeTransactional, and makeNontransactional throw JDOUserException if a parameter instance is in the <text:alphabetical-index-mark-start text:id="IMark93586876" text:main-entry="true"/>detached-clean<text:alphabetical-index-mark-end text:id="IMark93586876"/> or <text:alphabetical-index-mark-start text:id="IMark93586828" text:main-entry="true"/>detached-dirty<text:alphabetical-index-mark-end text:id="IMark93586828"/> state.</text:p>
      <text:p text:style-name="P1">A detachable class is not serialization-compatible with the corresponding unenhanced class.</text:p>
      <text:p text:style-name="P1"><text:alphabetical-index-mark-start text:id="IMark93586828" text:main-entry="true"/>Detached-clean<text:alphabetical-index-mark-end text:id="IMark93586828"/> instances transition to <text:alphabetical-index-mark-start text:id="IMark93586876" text:main-entry="true"/>persistent-nontransactional<text:alphabetical-index-mark-end text:id="IMark93586876"/> or <text:alphabetical-index-mark-start text:id="IMark93586924" text:main-entry="true"/>persistent-clean<text:alphabetical-index-mark-end text:id="IMark93586924"/> (depending on the <text:span text:style-name="T2">Optimistic</text:span> setting) if they are parameters to <text:span text:style-name="T2">makePersistent</text:span> when <text:span text:style-name="T2">CopyOnAttach</text:span> is <text:span text:style-name="T2">false</text:span>.</text:p>
      <text:p text:style-name="P1">Detached instances are further described in section 12.6.8.</text:p>
      <text:h text:style-name="P40" text:outline-level="3"><text:alphabetical-index-mark-start text:id="IMark93586924" text:main-entry="true"/>Detached-dirty<text:alphabetical-index-mark-end text:id="IMark93586924"/> (Required)</text:h>
      <text:p text:style-name="P1">JDO instances that have been removed from their persistence manager and have fields marked as modified are <text:alphabetical-index-mark-start text:id="IMark93586924" text:main-entry="true"/>detached-dirty<text:alphabetical-index-mark-end text:id="IMark93586924"/>. </text:p>
      <text:p text:style-name="P1"><text:span text:style-name="Assertion">A5.5.9-1 [</text:span>Fields are marked as modified if a field of the detached instance is explicitly modified by the application.<text:span text:style-name="Assertion">]</text:span> </text:p>
      <text:p text:style-name="P1"><text:span text:style-name="Assertion">A5.5.9-2 [</text:span><text:alphabetical-index-mark-start text:id="IMark93586924" text:main-entry="true"/>Detached-dirty<text:alphabetical-index-mark-end text:id="IMark93586924"/> instances do not change their life cycle state unless <text:span text:style-name="T2">CopyOnAttach</text:span> is false. When <text:span text:style-name="T2">CopyOnAttach</text:span> is false, <text:alphabetical-index-mark-start text:id="IMark93586876" text:main-entry="true"/>detached-dirty<text:alphabetical-index-mark-end text:id="IMark93586876"/> instances transition to <text:alphabetical-index-mark-start text:id="IMark93586828" text:main-entry="true"/>persistent-dirty<text:alphabetical-index-mark-end text:id="IMark93586828"/> during <text:span text:style-name="T2">makePersistent</text:span>. <text:span text:style-name="Assertion">]</text:span> </text:p>
      <text:p text:style-name="P1">Evict, refresh, retrieve, makeTransient, makeTransactional, and makeNontransactional throw JDOUserException if a parameter instance is in the <text:alphabetical-index-mark-start text:id="IMark93586876" text:main-entry="true"/>detached-clean<text:alphabetical-index-mark-end text:id="IMark93586876"/> or <text:alphabetical-index-mark-start text:id="IMark93586828" text:main-entry="true"/>detached-dirty<text:alphabetical-index-mark-end text:id="IMark93586828"/> state.</text:p>
      <text:p text:style-name="P18"><draw:frame draw:style-name="fr2" draw:name="6" text:anchor-type="as-char" svg:width="2.7917in" svg:height="0.1346in" draw:z-index="6"><draw:image xlink:href="Pictures/2000000700000FB5000000C94FDA4EAC.wmf" xlink:type="simple" xlink:show="embed" xlink:actuate="onLoad"/></draw:frame></text:p>
      <text:h text:style-name="P38" text:outline-level="2"><text:alphabetical-index-mark-start text:id="IMark93586828" text:main-entry="true"/>Nontransactional<text:alphabetical-index-mark-end text:id="IMark93586828"/> (Optional)</text:h>
      <text:p text:style-name="P1">Management of <text:alphabetical-index-mark-start text:id="IMark93586828" text:main-entry="true"/>nontransactional<text:alphabetical-index-mark-end text:id="IMark93586828"/> instances is an optional feature of a JDO implementation. Usage is primarily for slowly changing data or for <text:alphabetical-index-mark-start text:id="IMark93586876" text:main-entry="true"/>optimistic transaction<text:alphabetical-index-mark-end text:id="IMark93586876"/> management, as the values in <text:alphabetical-index-mark-start text:id="IMark93586924" text:main-entry="true"/>nontransactional<text:alphabetical-index-mark-end text:id="IMark93586924"/> instances are not guaranteed to be transactionally consistent. </text:p>
      <text:p text:style-name="P3">The use of this feature is governed by the <text:span text:style-name="T2">PersistenceManager</text:span> options <text:span text:style-name="T2">Non</text:span><text:span text:style-name="T2">–</text:span><text:span text:style-name="T2">transactionalRead</text:span>, <text:span text:style-name="T2">NontransactionalWrite</text:span>, <text:span text:style-name="T2">Optimistic</text:span>, and <text:span text:style-name="T2">RetainValues</text:span>. An implementation might support any or all of these options. For example, an implementation might support only <text:span text:style-name="T2">NontransactionalRead</text:span>. For options that are not supported, the value of the unsupported property is <text:span text:style-name="T2">false</text:span> and it may not be changed.</text:p>
      <text:p text:style-name="P1"><text:span text:style-name="Assertion">A5.6-1 [ </text:span>If a <text:span text:style-name="T2">PersistenceManager</text:span> does not support this optional feature, an operation that would result in an instance transitioning to the <text:alphabetical-index-mark-start text:id="IMark93586876" text:main-entry="true"/>persistent-nontransactional<text:alphabetical-index-mark-end text:id="IMark93586876"/> state<text:span text:style-name="Assertion">]</text:span> or <text:span text:style-name="Assertion">[</text:span>a request to set<text:span text:style-name="Assertion">]</text:span> the <text:span text:style-name="Assertion">A5.6-2 [</text:span><text:span text:style-name="T2">NontransactionalRead</text:span><text:span text:style-name="Assertion">]</text:span>, <text:span text:style-name="Assertion">A5.6-3 [</text:span><text:span text:style-name="T2">NontransactionalWrite</text:span><text:span text:style-name="Assertion">]</text:span>, <text:span text:style-name="Assertion">A5.6-15 [</text:span><text:span text:style-name="T2">Optimistic</text:span><text:span text:style-name="Assertion">]</text:span>, or <text:span text:style-name="Assertion">A5.6-4 [</text:span><text:span text:style-name="T2">RetainValues</text:span><text:span text:style-name="Assertion">]</text:span> <text:span text:style-name="Assertion">[</text:span>option to <text:span text:style-name="T2">true</text:span><text:span text:style-name="Assertion">]</text:span>, <text:span text:style-name="Assertion">[</text:span>throws a <text:span text:style-name="T2">JDOUnsupportedOptionException</text:span>.<text:span text:style-name="Assertion">]</text:span> </text:p>
      <text:p text:style-name="P1"><text:span text:style-name="T2">NontransactionalRead</text:span>, <text:span text:style-name="T2">NontransactionalWrite</text:span>, <text:span text:style-name="T2">Optimistic</text:span>, and <text:span text:style-name="T2">RetainValues</text:span> are independent options. A JDO implementation must not automatically change the values of these properties as a side effect of the user changing other properties.</text:p>
      <text:p text:style-name="P1">With <text:span text:style-name="T2">NontransactionalRead</text:span> set to <text:span text:style-name="T2">true</text:span>:</text:p>
      <text:p text:style-name="P23">•<text:span text:style-name="T4"><text:tab/></text:span><text:span text:style-name="Assertion">A5.6-5 [ </text:span>Navigation<text:span text:style-name="Assertion">]</text:span> and <text:span text:style-name="Assertion">A5.6-6 [ </text:span>queries<text:span text:style-name="Assertion">]</text:span> are valid outside a transaction. It is a JDO implementation decision whether the instances returned are in the <text:alphabetical-index-mark-start text:id="IMark93586876" text:main-entry="true"/>hollow<text:alphabetical-index-mark-end text:id="IMark93586876"/> or <text:alphabetical-index-mark-start text:id="IMark93586828" text:main-entry="true"/>persistent-nontransactional<text:alphabetical-index-mark-end text:id="IMark93586828"/> state.</text:p>
      <text:p text:style-name="P23">•<text:span text:style-name="T4"><text:tab/></text:span><text:span text:style-name="Assertion">A5.6-7 [ </text:span>When a managed, non-key field of a <text:alphabetical-index-mark-start text:id="IMark93586828" text:main-entry="true"/>hollow<text:alphabetical-index-mark-end text:id="IMark93586828"/> instance is read outside a transaction, the instance transitions to <text:alphabetical-index-mark-start text:id="IMark93586876" text:main-entry="true"/>persistent-nontransactional<text:alphabetical-index-mark-end text:id="IMark93586876"/>.<text:span text:style-name="Assertion">]</text:span></text:p>
      <text:p text:style-name="P23"><text:soft-page-break/>•<text:span text:style-name="T4"><text:tab/></text:span><text:span text:style-name="Assertion">A5.6-8 [ </text:span>If a <text:alphabetical-index-mark-start text:id="IMark93586876" text:main-entry="true"/>persistent-clean<text:alphabetical-index-mark-end text:id="IMark93586876"/> instance is the parameter of <text:span text:style-name="T2">makeNontransactional</text:span>, the instance transitions to <text:alphabetical-index-mark-start text:id="IMark93586828" text:main-entry="true"/>persistent-nontransactional<text:alphabetical-index-mark-end text:id="IMark93586828"/>.<text:span text:style-name="Assertion">]</text:span></text:p>
      <text:p text:style-name="P1">With <text:span text:style-name="T2">NontransactionalWrite</text:span> set to <text:span text:style-name="T2">true</text:span>:</text:p>
      <text:p text:style-name="P23">•<text:span text:style-name="T4"><text:tab/></text:span><text:span text:style-name="Assertion">A5.6-9 [ </text:span>Modification of <text:alphabetical-index-mark-start text:id="IMark93586828" text:main-entry="true"/>persistent-nontransactional<text:alphabetical-index-mark-end text:id="IMark93586828"/> instances is permitted outside a transaction. The changes might participate in a subsequent transaction.<text:span text:style-name="Assertion">]</text:span></text:p>
      <text:p text:style-name="P23">•<text:tab/>This is an incompatible change from the behavior in JDO 1.0. Compatibility is only supported if a subsequent transaction is not begun after making changes to persistent instances in the cache.</text:p>
      <text:p text:style-name="P1">With <text:span text:style-name="T2">RetainValues</text:span> set to <text:span text:style-name="T2">true</text:span>:</text:p>
      <text:p text:style-name="P23">•<text:tab/>At commit, <text:span text:style-name="Assertion">A5.6-10 [ </text:span><text:alphabetical-index-mark-start text:id="IMark93586828" text:main-entry="true"/>persistent-clean<text:alphabetical-index-mark-end text:id="IMark93586828"/><text:span text:style-name="Assertion">]</text:span>, <text:span text:style-name="Assertion">A5.6-11 [ </text:span><text:alphabetical-index-mark-start text:id="IMark93586924" text:main-entry="true"/>persistent-new<text:alphabetical-index-mark-end text:id="IMark93586924"/><text:span text:style-name="Assertion">]</text:span>, and <text:span text:style-name="Assertion">A5.6-12 [ </text:span><text:alphabetical-index-mark-start text:id="IMark93586876" text:main-entry="true"/>persistent-dirty<text:alphabetical-index-mark-end text:id="IMark93586876"/><text:span text:style-name="Assertion">]</text:span> instances transition to <text:alphabetical-index-mark-start text:id="IMark93585484" text:main-entry="true"/>persistent-nontransactional<text:alphabetical-index-mark-end text:id="IMark93585484"/>.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2">java.util.Date</text:span>, and <text:span text:style-name="T2">Collection</text:span> and <text:span text:style-name="T2">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1">With <text:alphabetical-index-mark-start text:id="IMark93586876" text:main-entry="true"/><text:span text:style-name="T2">RestoreValues</text:span><text:alphabetical-index-mark-end text:id="IMark93586876"/> set to <text:span text:style-name="T2">true</text:span>:</text:p>
      <text:p text:style-name="P23">•<text:tab/>If the JDO implementation does not support <text:alphabetical-index-mark-start text:id="IMark93586924" text:main-entry="true"/>persistent-nontransactional<text:alphabetical-index-mark-end text:id="IMark93586924"/> instances, at rollback <text:span text:style-name="Assertion">A5.6-16 [</text:span><text:alphabetical-index-mark-start text:id="IMark93586876" text:main-entry="true"/>persistent-deleted<text:alphabetical-index-mark-end text:id="IMark93586876"/><text:span text:style-name="Assertion">]</text:span>, <text:span text:style-name="Assertion">A5.6-17 [</text:span><text:alphabetical-index-mark-start text:id="IMark93585484" text:main-entry="true"/>persistent-clean<text:alphabetical-index-mark-end text:id="IMark93585484"/><text:span text:style-name="Assertion">]</text:span> and <text:span text:style-name="Assertion">A5.6-18 [</text:span><text:alphabetical-index-mark-start text:id="IMark93586828" text:main-entry="true"/>persistent-dirty<text:alphabetical-index-mark-end text:id="IMark93586828"/><text:span text:style-name="Assertion">]</text:span> instances transition to <text:alphabetical-index-mark-start text:id="IMark93494968" text:main-entry="true"/>hollow<text:alphabetical-index-mark-end text:id="IMark93494968"/>.</text:p>
      <text:p text:style-name="P23">•<text:tab/>If the JDO implementation supports <text:alphabetical-index-mark-start text:id="IMark93494968" text:main-entry="true"/>persistent-nontransactional<text:alphabetical-index-mark-end text:id="IMark93494968"/> instances, at rollback <text:span text:style-name="Assertion">A5.6-19 [</text:span><text:alphabetical-index-mark-start text:id="IMark93586828" text:main-entry="true"/>persistent-deleted<text:alphabetical-index-mark-end text:id="IMark93586828"/><text:span text:style-name="Assertion">]</text:span>, <text:span text:style-name="Assertion">A5.6-20 [</text:span><text:alphabetical-index-mark-start text:id="IMark93585484" text:main-entry="true"/>persistent-clean<text:alphabetical-index-mark-end text:id="IMark93585484"/><text:span text:style-name="Assertion">]</text:span> and <text:span text:style-name="Assertion">A5.6-21 [</text:span><text:alphabetical-index-mark-start text:id="IMark93586876" text:main-entry="true"/>persistent-dirty<text:alphabetical-index-mark-end text:id="IMark93586876"/><text:span text:style-name="Assertion">]</text:span> instances transition to <text:alphabetical-index-mark-start text:id="IMark93586924" text:main-entry="true"/>persistent-nontransactional<text:alphabetical-index-mark-end text:id="IMark93586924"/>. The state of each managed field in <text:span text:style-name="Assertion">A5.6-22 [</text:span><text:alphabetical-index-mark-start text:id="IMark93495064" text:main-entry="true"/>persistent-deleted<text:alphabetical-index-mark-end text:id="IMark93495064"/><text:span text:style-name="Assertion">]</text:span> and <text:span text:style-name="Assertion">A5.6-23 [</text:span><text:alphabetical-index-mark-start text:id="IMark93495016" text:main-entry="true"/>persistent-dirty<text:alphabetical-index-mark-end text:id="IMark93495016"/> instances is restored:</text:p>
      <text:p text:style-name="P32">• <text:s/>fields of primitive types (<text:span text:style-name="T3">int</text:span>, <text:span text:style-name="T3">float</text:span>, etc.), wrapper types (<text:span text:style-name="T3">Integer</text:span>, <text:span text:style-name="T3">Float</text:span>, etc.), immutable types (<text:span text:style-name="T3">Locale</text:span>, etc.), and references to persistence-capable types are restored to their values as of the beginning of the transaction and the fields are marked as loaded.</text:p>
      <text:p text:style-name="P32">• <text:s/>fields of mutable types (<text:span text:style-name="T3">Date</text:span>, <text:span text:style-name="T3">Collection</text:span>, array-type, etc.) are set to <text:span text:style-name="T3">null</text:span> and the fields are marked as not loaded.<text:span text:style-name="Assertion"><text:span text:style-name="T5">]</text:span></text:span><text:span text:style-name="Assertion"> </text:span></text:p>
      <text:h text:style-name="P41" text:outline-level="3"><text:alphabetical-index-mark-start text:id="IMark93495016" text:main-entry="true"/>Persistent-nontransactional<text:alphabetical-index-mark-end text:id="IMark93495016"/> (Optional)</text:h>
      <text:p text:style-name="P1">NOTE: The following discussion applies only to datastore transactions. See section 5.8 for a discussion on how optimistic transactions change this behavior.</text:p>
      <text:p text:style-name="P1"/>
      <text:p text:style-name="P1">The <text:alphabetical-index-mark-start text:id="IMark93495016" text:main-entry="true"/>persistent-nontransactional<text:alphabetical-index-mark-end text:id="IMark93495016"/> state allows persistent instances to be managed as a shadow cache of instances that are updated asynchronously.</text:p>
      <text:p text:style-name="P1">As long as a transaction is not in progress:</text:p>
      <text:p text:style-name="P23"><text:soft-page-break/>•<text:tab/>if <text:span text:style-name="T2">NontransactionalRead</text:span> is <text:span text:style-name="T2">true</text:span>, <text:span text:style-name="Assertion">A5.6.1-4 [ </text:span>persistent field values might be retrieved from the datastore by the <text:span text:style-name="T2">PersistenceManager</text:span><text:span text:style-name="Assertion">]</text:span>; </text:p>
      <text:p text:style-name="P23">•<text:tab/>if <text:span text:style-name="T2">NontransactionalWrite</text:span> is <text:span text:style-name="T2">true</text:span>, the application might make changes to the persistent field values in the instance. These changes might be committed in a subsequent transaction.</text:p>
      <text:p text:style-name="P1"><text:span text:style-name="Assertion">A5.6.1-3 [ A5.6.1-5 [ </text:span>A <text:alphabetical-index-mark-start text:id="IMark93495064" text:main-entry="true"/>persistent-nontransactional<text:alphabetical-index-mark-end text:id="IMark93495064"/> instance transitions to <text:alphabetical-index-mark-start text:id="IMark93495016" text:main-entry="true"/>persistent-clean<text:alphabetical-index-mark-end text:id="IMark93495016"/> if it is the parameter of a <text:span text:style-name="T2">makeTransactional</text:span> method executed when a transaction is in progress. The state of the instance in memory is discarded (cleared) and the state is loaded from the datastore.<text:span text:style-name="Assertion">]</text:span> </text:p>
      <text:p text:style-name="P1"><text:span text:style-name="Assertion">A5.6.1-6 [ </text:span>A <text:alphabetical-index-mark-start text:id="IMark93495064" text:main-entry="true"/>persistent-nontransactional<text:alphabetical-index-mark-end text:id="IMark93495064"/> instance transitions to <text:alphabetical-index-mark-start text:id="IMark93495016" text:main-entry="true"/>persistent-clean<text:alphabetical-index-mark-end text:id="IMark93495016"/> if any managed field is accessed when a datastore transaction is in progress. The state of the instance in memory is discarded and the state is loaded from the datastore.<text:span text:style-name="Assertion">]</text:span> </text:p>
      <text:p text:style-name="P1"><text:span text:style-name="Assertion">A5.6.1-7 [ </text:span>A <text:alphabetical-index-mark-start text:id="IMark93495016" text:main-entry="true"/>persistent-nontransactional<text:alphabetical-index-mark-end text:id="IMark93495016"/> instance transitions to <text:alphabetical-index-mark-start text:id="IMark93495064" text:main-entry="true"/>persistent-dirty<text:alphabetical-index-mark-end text:id="IMark93495064"/> if any managed field is written when a transaction is in progress. The state of the instance in memory is saved for use during rollback, and the state is loaded from the datastore. Then the change is applied.<text:span text:style-name="Assertion">]</text:span></text:p>
      <text:p text:style-name="P1"><text:span text:style-name="Assertion">A5.6.1-8 [ </text:span>A <text:alphabetical-index-mark-start text:id="IMark93495064" text:main-entry="true"/>persistent-nontransactional<text:alphabetical-index-mark-end text:id="IMark93495064"/> instance transitions to <text:alphabetical-index-mark-start text:id="IMark93495016" text:main-entry="true"/>persistent-deleted<text:alphabetical-index-mark-end text:id="IMark93495016"/> if it is the parameter of <text:span text:style-name="T2">deletePersistent</text:span>. The state of the instance in memory is saved for use during rollback.<text:span text:style-name="Assertion">]</text:span> </text:p>
      <text:p text:style-name="P1">A <text:alphabetical-index-mark-start text:id="IMark93495064" text:main-entry="true"/>persistent-nontransactional<text:alphabetical-index-mark-end text:id="IMark93495064"/> instance transitions to detached if a transaction is commited while the <text:alphabetical-index-mark-start text:id="IMark93495016" text:main-entry="true"/>DetachAllOnCommit<text:alphabetical-index-mark-end text:id="IMark93495016"/> property is true.</text:p>
      <text:p text:style-name="P1">A <text:alphabetical-index-mark-start text:id="IMark93495016" text:main-entry="true"/>persistent-nontransactional<text:alphabetical-index-mark-end text:id="IMark93495016"/> instance transitions to <text:alphabetical-index-mark-start text:id="IMark93495064" text:main-entry="true"/>persistent-nontransactional-dirty<text:alphabetical-index-mark-end text:id="IMark93495064"/> if a change is made outside a transaction while the NontransactionalWrite property is true.</text:p>
      <text:p text:style-name="P1">If the application does not hold a strong reference to a <text:alphabetical-index-mark-start text:id="IMark93495064" text:main-entry="true"/>persistent-nontransactional<text:alphabetical-index-mark-end text:id="IMark93495064"/> instance, the instance might be garbage collected. The <text:span text:style-name="T2">PersistenceManager</text:span> must not hold a strong reference to any <text:alphabetical-index-mark-start text:id="IMark93495016" text:main-entry="true"/>persistent-nontransactional<text:alphabetical-index-mark-end text:id="IMark93495016"/> instance.</text:p>
      <text:p text:style-name="P1">The behavior of persistent instances at close of the corresponding PersistenceManager is not further defined in this specification. </text:p>
      <text:h text:style-name="P40" text:outline-level="3"><text:alphabetical-index-mark-start text:id="IMark93495016" text:main-entry="true"/>Persistent-nontransactional-dirty<text:alphabetical-index-mark-end text:id="IMark93495016"/> (Optional)</text:h>
      <text:p text:style-name="P1">JDO instances that represent specific persistent data in the datastore, whose values may be currently loaded but not transactionally consistent, and have been modified since the last commit, are <text:alphabetical-index-mark-start text:id="IMark93495016" text:main-entry="true"/>persistent-nontransactional-dirty<text:alphabetical-index-mark-end text:id="IMark93495016"/>. <text:span text:style-name="Assertion">A5.6.2-1 [ </text:span>There is a <text:alphabetical-index-mark-start text:id="IMark93586924" text:main-entry="true"/>JDO Identity<text:alphabetical-index-mark-end text:id="IMark93586924"/> associated with these instances<text:span text:style-name="Assertion">]</text:span>, and <text:span text:style-name="Assertion">A5.6.2-2 [</text:span>non-transactional instances can be obtained from the object ids.<text:span text:style-name="Assertion">]</text:span> </text:p>
      <text:p text:style-name="P1">The <text:alphabetical-index-mark-start text:id="IMark93586924" text:main-entry="true"/>persistent-nontransactional-dirty<text:alphabetical-index-mark-end text:id="IMark93586924"/>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1"><text:span text:style-name="Assertion">A5.6.2-3 [</text:span>A <text:alphabetical-index-mark-start text:id="IMark93586924" text:main-entry="true"/>persistent-nontransactional-dirty<text:alphabetical-index-mark-end text:id="IMark93586924"/> instance transitions to <text:alphabetical-index-mark-start text:id="IMark93495016" text:main-entry="true"/>hollow<text:alphabetical-index-mark-end text:id="IMark93495016"/> if it is the parameter of evict or evictAll. This allows the application to remove instances from the set of instances whose state is to be committed to the datastore.<text:span text:style-name="Assertion">]</text:span> </text:p>
      <text:p text:style-name="P1"><text:span text:style-name="Assertion">A5.6.2-4 [</text:span>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text:span text:style-name="Assertion">]</text:span> <text:span text:style-name="Assertion">A5.6.2-5 [</text:span>The <text:alphabetical-index-mark-start text:id="IMark93495016" text:main-entry="true"/>persistent-nontransactional-dirty<text:alphabetical-index-mark-end text:id="IMark93495016"/> <text:soft-page-break/>instances will transition according to the <text:span text:style-name="T2">RetainValues</text:span> flag. With the <text:span text:style-name="T2">RetainValues</text:span> flag set to true, <text:alphabetical-index-mark-start text:id="IMark93586924" text:main-entry="true"/>persistent-nontransactional-dirty<text:alphabetical-index-mark-end text:id="IMark93586924"/> instances will transition to <text:alphabetical-index-mark-start text:id="IMark93495064" text:main-entry="true"/>persistent-nontransactional<text:alphabetical-index-mark-end text:id="IMark93495064"/>. With the <text:span text:style-name="T2">RetainValues</text:span> flag set to false, <text:alphabetical-index-mark-start text:id="IMark93586876" text:main-entry="true"/>persistent-nontransactional-dirty<text:alphabetical-index-mark-end text:id="IMark93586876"/> instances will transition to <text:alphabetical-index-mark-start text:id="IMark93585484" text:main-entry="true"/>hollow<text:alphabetical-index-mark-end text:id="IMark93585484"/>. <text:span text:style-name="Assertion">]</text:span> </text:p>
      <text:p text:style-name="P1"><text:span text:style-name="Assertion">A5.6.2-6 [</text:span>If a datastore transaction is begun, no state change occurs immediately, and rollback will not write any changes to the datastore.<text:span text:style-name="Assertion">]</text:span> <text:span text:style-name="Assertion">A5.6.2-7 [</text:span>The <text:alphabetical-index-mark-start text:id="IMark93585484" text:main-entry="true"/>persistent-nontransactional-dirty<text:alphabetical-index-mark-end text:id="IMark93585484"/> instances will transition according to the <text:alphabetical-index-mark-start text:id="IMark93586876" text:main-entry="true"/><text:span text:style-name="T2">RestoreValues</text:span><text:alphabetical-index-mark-end text:id="IMark93586876"/> flag. With the <text:alphabetical-index-mark-start text:id="IMark93586924" text:main-entry="true"/><text:span text:style-name="T2">RestoreValues</text:span><text:alphabetical-index-mark-end text:id="IMark93586924"/> flag set to true, <text:alphabetical-index-mark-start text:id="IMark93495064" text:main-entry="true"/>persistent-nontransactional-dirty<text:alphabetical-index-mark-end text:id="IMark93495064"/> instances will make no state transition, but the fields will be restored to their values as of the beginning of the transaction, and any changes made within the transaction will be discarded. With the <text:alphabetical-index-mark-start text:id="IMark93495016" text:main-entry="true"/><text:span text:style-name="T2">RestoreValues</text:span><text:alphabetical-index-mark-end text:id="IMark93495016"/> flag set to false, <text:alphabetical-index-mark-start text:id="IMark93586828" text:main-entry="true"/>persistent-nontransactional-dirty<text:alphabetical-index-mark-end text:id="IMark93586828"/> instances will transition to <text:alphabetical-index-mark-start text:id="IMark93494968" text:main-entry="true"/>hollow<text:alphabetical-index-mark-end text:id="IMark93494968"/>.<text:span text:style-name="Assertion">]</text:span> </text:p>
      <text:p text:style-name="P3"><text:span text:style-name="Assertion">A5.6.2-8 [</text:span>If an <text:alphabetical-index-mark-start text:id="IMark93494968" text:main-entry="true"/>optimistic transaction<text:alphabetical-index-mark-end text:id="IMark93494968"/>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text:span text:style-name="Assertion">]</text:span> <text:span text:style-name="Assertion">A5.6.2-9 [</text:span>The <text:alphabetical-index-mark-start text:id="IMark93586828" text:main-entry="true"/>persistent-nontransactional-dirty<text:alphabetical-index-mark-end text:id="IMark93586828"/> instances will transition according to the <text:span text:style-name="T2">RetainValues</text:span> flag. With the <text:span text:style-name="T2">RetainValues</text:span> flag set to true, <text:alphabetical-index-mark-start text:id="IMark93495016" text:main-entry="true"/>persistent-nontransactional-dirty<text:alphabetical-index-mark-end text:id="IMark93495016"/> instances will transition to <text:alphabetical-index-mark-start text:id="IMark93586924" text:main-entry="true"/>persistent-nontransactional<text:alphabetical-index-mark-end text:id="IMark93586924"/>. With the <text:span text:style-name="T2">RetainValues</text:span> flag set to false, <text:alphabetical-index-mark-start text:id="IMark93495064" text:main-entry="true"/>persistent-nontransactional-dirty<text:alphabetical-index-mark-end text:id="IMark93495064"/> instances will transition to <text:alphabetical-index-mark-start text:id="IMark93585628" text:main-entry="true"/>hollow<text:alphabetical-index-mark-end text:id="IMark93585628"/>.<text:span text:style-name="Assertion">]</text:span> </text:p>
      <text:p text:style-name="P1"><text:span text:style-name="Assertion">A5.6.2-10 [</text:span>If an <text:alphabetical-index-mark-start text:id="IMark93585628" text:main-entry="true"/>optimistic transaction<text:alphabetical-index-mark-end text:id="IMark93585628"/> is begun, no state change occurs immediately, and rollback will not write any changes to the datastore.<text:span text:style-name="Assertion"> ]</text:span> <text:span text:style-name="Assertion">A5.6.2-11 [</text:span>The <text:alphabetical-index-mark-start text:id="IMark93495064" text:main-entry="true"/>persistent-nontransactional-dirty<text:alphabetical-index-mark-end text:id="IMark93495064"/> instances will transition according to the <text:alphabetical-index-mark-start text:id="IMark93495016" text:main-entry="true"/><text:span text:style-name="T2">RestoreValues</text:span><text:alphabetical-index-mark-end text:id="IMark93495016"/> flag.<text:span text:style-name="Assertion"> ]</text:span> <text:span text:style-name="Assertion">A5.6.2-12 [</text:span>With the <text:alphabetical-index-mark-start text:id="IMark93586924" text:main-entry="true"/><text:span text:style-name="T2">RestoreValues</text:span><text:alphabetical-index-mark-end text:id="IMark93586924"/> flag set to true, <text:alphabetical-index-mark-start text:id="IMark93586828" text:main-entry="true"/>persistent-nontransactional-dirty<text:alphabetical-index-mark-end text:id="IMark93586828"/> instances will make no state transition,<text:span text:style-name="Assertion"> ]</text:span> <text:span text:style-name="Assertion">A5.6.2-13 [</text:span>but the fields will be restored to their values as of the beginning of the transaction, and any changes made within the transaction will be discarded.<text:span text:style-name="Assertion"> ]</text:span> <text:span text:style-name="Assertion">A5.6.2-14 [</text:span>With the <text:alphabetical-index-mark-start text:id="IMark93494968" text:main-entry="true"/><text:span text:style-name="T2">RestoreValues</text:span><text:alphabetical-index-mark-end text:id="IMark93494968"/> flag set to false, <text:alphabetical-index-mark-start text:id="IMark93586876" text:main-entry="true"/>persistent-nontransactional-dirty<text:alphabetical-index-mark-end text:id="IMark93586876"/> instances will transition to <text:alphabetical-index-mark-start text:id="IMark93585484" text:main-entry="true"/>hollow<text:alphabetical-index-mark-end text:id="IMark93585484"/>.<text:span text:style-name="Assertion">]</text:span> </text:p>
      <text:p text:style-name="P1">The behavior of persistent instances at close of the corresponding PersistenceManager is not further defined in this specification. </text:p>
      <text:p text:style-name="P18"><draw:frame draw:style-name="fr2" draw:name="7" text:anchor-type="as-char" svg:width="2.7917in" svg:height="0.1346in" draw:z-index="34"><draw:image xlink:href="Pictures/2000000700000FB5000000C94FDA4EAC.wmf" xlink:type="simple" xlink:show="embed" xlink:actuate="onLoad"/></draw:frame></text:p>
      <text:h text:style-name="P38" text:outline-level="2"><text:alphabetical-index-mark-start text:id="IMark93585484" text:main-entry="true"/><text:alphabetical-index-mark-start text:id="IMark93586876" text:main-entry="true"/>Transient<text:alphabetical-index-mark-end text:id="IMark93586876"/> Transactional<text:alphabetical-index-mark-end text:id="IMark93585484"/> (Optional)</text:h>
      <text:p text:style-name="P1">Management of <text:alphabetical-index-mark-start text:id="IMark93585484" text:main-entry="true"/><text:alphabetical-index-mark-start text:id="IMark93586876" text:main-entry="true"/>transient<text:alphabetical-index-mark-end text:id="IMark93586876"/> transactional<text:alphabetical-index-mark-end text:id="IMark93585484"/> instances is an optional feature of a JDO implementation. The following sections describe the additional states and state changes when using <text:alphabetical-index-mark-start text:id="IMark93494968" text:main-entry="true"/><text:alphabetical-index-mark-start text:id="IMark93586924" text:main-entry="true"/>transient<text:alphabetical-index-mark-end text:id="IMark93586924"/> transactional<text:alphabetical-index-mark-end text:id="IMark93494968"/> behavior.</text:p>
      <text:p text:style-name="P1"><text:span text:style-name="Assertion">A5.7-1 [ </text:span>A <text:alphabetical-index-mark-start text:id="IMark93494968" text:main-entry="true"/>transient<text:alphabetical-index-mark-end text:id="IMark93494968"/> instance transitions to <text:alphabetical-index-mark-start text:id="IMark93586924" text:main-entry="true"/><text:alphabetical-index-mark-start text:id="IMark93585484" text:main-entry="true"/>transient<text:alphabetical-index-mark-end text:id="IMark93585484"/>-clean<text:alphabetical-index-mark-end text:id="IMark93586924"/> if it is the parameter of <text:span text:style-name="T2">make-Transactional</text:span>.<text:span text:style-name="Assertion">]</text:span></text:p>
      <text:h text:style-name="P40" text:outline-level="3"><text:alphabetical-index-mark-start text:id="IMark93585484" text:main-entry="true"/><text:alphabetical-index-mark-start text:id="IMark93586924" text:main-entry="true"/>Transient<text:alphabetical-index-mark-end text:id="IMark93586924"/>-clean<text:alphabetical-index-mark-end text:id="IMark93585484"/> (Optional)</text:h>
      <text:p text:style-name="P1">JDO instances that represent <text:alphabetical-index-mark-start text:id="IMark93585484" text:main-entry="true"/><text:alphabetical-index-mark-start text:id="IMark93586924" text:main-entry="true"/>transient<text:alphabetical-index-mark-end text:id="IMark93586924"/> transactional<text:alphabetical-index-mark-end text:id="IMark93585484"/> instances whose values have not been changed in the current transaction are <text:alphabetical-index-mark-start text:id="IMark93494968" text:main-entry="true"/><text:alphabetical-index-mark-start text:id="IMark93586876" text:main-entry="true"/>transient<text:alphabetical-index-mark-end text:id="IMark93586876"/>-clean<text:alphabetical-index-mark-end text:id="IMark93494968"/>. This state is not reachable if the JDO <text:span text:style-name="T2">PersistenceManager</text:span> does not implement the optional feature <text:span text:style-name="T2">javax.jdo.option.</text:span><text:span text:style-name="T2"><text:line-break/></text:span><text:span text:style-name="T2">TransientTransactional</text:span>.</text:p>
      <text:p text:style-name="P1">Changes made outside a transaction are allowed without a state change. <text:span text:style-name="Assertion">A5.7.1-1 [ </text:span>A <text:alphabetical-index-mark-start text:id="IMark93494968" text:main-entry="true"/><text:alphabetical-index-mark-start text:id="IMark93586876" text:main-entry="true"/>transient<text:alphabetical-index-mark-end text:id="IMark93586876"/>-clean<text:alphabetical-index-mark-end text:id="IMark93494968"/> instance transitions to <text:alphabetical-index-mark-start text:id="IMark93585484" text:main-entry="true"/><text:alphabetical-index-mark-start text:id="IMark93586924" text:main-entry="true"/>transient<text:alphabetical-index-mark-end text:id="IMark93586924"/>-dirty<text:alphabetical-index-mark-end text:id="IMark93585484"/> if any managed field is changed in a transaction. During the <text:soft-page-break/>transition, values of managed fields are saved by the <text:span text:style-name="T2">PersistenceManager</text:span> for use during rollback. This behavior is not dependent on the setting of the <text:alphabetical-index-mark-start text:id="IMark93586828" text:main-entry="true"/>RestoreValues<text:alphabetical-index-mark-end text:id="IMark93586828"/> flag.<text:span text:style-name="Assertion">]</text:span></text:p>
      <text:p text:style-name="P2"><text:span text:style-name="Assertion">A5.7.1-2 [ </text:span>A <text:alphabetical-index-mark-start text:id="IMark93586828" text:main-entry="true"/><text:alphabetical-index-mark-start text:id="IMark93586924" text:main-entry="true"/>transient<text:alphabetical-index-mark-end text:id="IMark93586924"/>-clean<text:alphabetical-index-mark-end text:id="IMark93586828"/> instance transitions to <text:alphabetical-index-mark-start text:id="IMark93585484" text:main-entry="true"/>transient<text:alphabetical-index-mark-end text:id="IMark93585484"/> if it is the parameter of <text:span text:style-name="T2">makeNontransactional</text:span>.<text:span text:style-name="Assertion">]</text:span> </text:p>
      <text:h text:style-name="P40" text:outline-level="3"><text:alphabetical-index-mark-start text:id="IMark93586828" text:main-entry="true"/><text:alphabetical-index-mark-start text:id="IMark93585484" text:main-entry="true"/>Transient<text:alphabetical-index-mark-end text:id="IMark93585484"/>-dirty<text:alphabetical-index-mark-end text:id="IMark93586828"/> (Optional)</text:h>
      <text:p text:style-name="P1">JDO instances that represent <text:alphabetical-index-mark-start text:id="IMark93586828" text:main-entry="true"/><text:alphabetical-index-mark-start text:id="IMark93585484" text:main-entry="true"/>transient<text:alphabetical-index-mark-end text:id="IMark93585484"/> transactional<text:alphabetical-index-mark-end text:id="IMark93586828"/> instances whose values have been changed in the current transaction are <text:alphabetical-index-mark-start text:id="IMark93586924" text:main-entry="true"/><text:alphabetical-index-mark-start text:id="IMark93494968" text:main-entry="true"/>transient<text:alphabetical-index-mark-end text:id="IMark93494968"/>-dirty<text:alphabetical-index-mark-end text:id="IMark93586924"/>. This state is not reachable if the JDO <text:span text:style-name="T2">PersistenceManager</text:span> does not implement the optional feature <text:span text:style-name="T2">javax.jdo.option.TransientTransactional</text:span>.</text:p>
      <text:p text:style-name="P1"><text:span text:style-name="Assertion">A5.7.2-1 [ </text:span>A <text:alphabetical-index-mark-start text:id="IMark93586924" text:main-entry="true"/><text:alphabetical-index-mark-start text:id="IMark93494968" text:main-entry="true"/>transient<text:alphabetical-index-mark-end text:id="IMark93494968"/>-dirty<text:alphabetical-index-mark-end text:id="IMark93586924"/> instance transitions to <text:alphabetical-index-mark-start text:id="IMark93586828" text:main-entry="true"/><text:alphabetical-index-mark-start text:id="IMark93585484" text:main-entry="true"/>transient<text:alphabetical-index-mark-end text:id="IMark93585484"/>-clean<text:alphabetical-index-mark-end text:id="IMark93586828"/> at commit.<text:span text:style-name="Assertion">]</text:span> The values of managed fields saved (for rollback processing) at the time the transition was made from <text:alphabetical-index-mark-start text:id="IMark93586876" text:main-entry="true"/><text:alphabetical-index-mark-start text:id="IMark93585628" text:main-entry="true"/>transient<text:alphabetical-index-mark-end text:id="IMark93585628"/>-clean<text:alphabetical-index-mark-end text:id="IMark93586876"/> to <text:alphabetical-index-mark-start text:id="IMark93495016" text:main-entry="true"/><text:alphabetical-index-mark-start text:id="IMark93495064" text:main-entry="true"/>transient<text:alphabetical-index-mark-end text:id="IMark93495064"/>-dirty<text:alphabetical-index-mark-end text:id="IMark93495016"/> are discarded. <text:span text:style-name="Assertion">A5.7.2-2 [ </text:span>None of the values of fields in the instance are modified as a result of commit.<text:span text:style-name="Assertion">]</text:span></text:p>
      <text:p text:style-name="P1"><text:span text:style-name="Assertion">A5.7.2-3 [ </text:span>A <text:alphabetical-index-mark-start text:id="IMark93495016" text:main-entry="true"/><text:alphabetical-index-mark-start text:id="IMark93495064" text:main-entry="true"/>transient<text:alphabetical-index-mark-end text:id="IMark93495064"/>-dirty<text:alphabetical-index-mark-end text:id="IMark93495016"/> instance transitions to <text:alphabetical-index-mark-start text:id="IMark93586876" text:main-entry="true"/><text:alphabetical-index-mark-start text:id="IMark93585628" text:main-entry="true"/>transient<text:alphabetical-index-mark-end text:id="IMark93585628"/>-clean<text:alphabetical-index-mark-end text:id="IMark93586876"/> at rollback.<text:span text:style-name="Assertion">]</text:span> <text:span text:style-name="Assertion">A5.7.2-4 [ </text:span>The values of managed fields saved at the time the transition was made from <text:alphabetical-index-mark-start text:id="IMark93586828" text:main-entry="true"/><text:alphabetical-index-mark-start text:id="IMark93585484" text:main-entry="true"/>transient<text:alphabetical-index-mark-end text:id="IMark93585484"/>-clean<text:alphabetical-index-mark-end text:id="IMark93586828"/> to <text:alphabetical-index-mark-start text:id="IMark93586924" text:main-entry="true"/><text:alphabetical-index-mark-start text:id="IMark93494968" text:main-entry="true"/>transient<text:alphabetical-index-mark-end text:id="IMark93494968"/>-dirty<text:alphabetical-index-mark-end text:id="IMark93586924"/> are restored. This behavior is not dependent on the setting of the <text:alphabetical-index-mark-start text:id="IMark93587020" text:main-entry="true"/>RestoreValues<text:alphabetical-index-mark-end text:id="IMark93587020"/> flag.<text:span text:style-name="Assertion">]</text:span></text:p>
      <text:p text:style-name="P1"><text:span text:style-name="Assertion">A5.7.2-5 [</text:span>A <text:alphabetical-index-mark-start text:id="IMark93587020" text:main-entry="true"/><text:alphabetical-index-mark-start text:id="IMark93586924" text:main-entry="true"/>transient<text:alphabetical-index-mark-end text:id="IMark93586924"/>-dirty<text:alphabetical-index-mark-end text:id="IMark93587020"/> instance transitions to <text:alphabetical-index-mark-start text:id="IMark93494968" text:main-entry="true"/>persistent-new<text:alphabetical-index-mark-end text:id="IMark93494968"/> at <text:span text:style-name="T2">makePersistent</text:span>. The values of managed fields saved at the time the transition was made from <text:alphabetical-index-mark-start text:id="IMark93586828" text:main-entry="true"/><text:alphabetical-index-mark-start text:id="IMark93585484" text:main-entry="true"/>transient<text:alphabetical-index-mark-end text:id="IMark93585484"/>-clean<text:alphabetical-index-mark-end text:id="IMark93586828"/> to <text:alphabetical-index-mark-start text:id="IMark93586876" text:main-entry="true"/><text:alphabetical-index-mark-start text:id="IMark93585628" text:main-entry="true"/>transient<text:alphabetical-index-mark-end text:id="IMark93585628"/>-dirty<text:alphabetical-index-mark-end text:id="IMark93586876"/> are used as the before image for the purposes of rollback.<text:span text:style-name="Assertion">]</text:span></text:p>
      <text:p text:style-name="P18"><draw:frame draw:style-name="fr2" draw:name="8" text:anchor-type="as-char" svg:width="2.7917in" svg:height="0.1346in" draw:z-index="39"><draw:image xlink:href="Pictures/2000000700000FB5000000C94FDA4EAC.wmf" xlink:type="simple" xlink:show="embed" xlink:actuate="onLoad"/></draw:frame></text:p>
      <text:h text:style-name="P38" text:outline-level="2"><text:bookmark text:name="R-1029265"/>Optimistic Transactions (Optional)</text:h>
      <text:p text:style-name="P1"><text:bookmark text:name="X-10601271"/><text:alphabetical-index-mark-start text:id="IMark93586876" text:main-entry="true"/>Optimistic transaction<text:alphabetical-index-mark-end text:id="IMark93586876"/> management is an optional feature of a JDO implementation. </text:p>
      <text:p text:style-name="P1">The <text:span text:style-name="T2">Optimistic</text:span> flag set to <text:span text:style-name="T2">true</text:span> changes the state transitions of persistent instances:</text:p>
      <text:p text:style-name="P23">•<text:span text:style-name="T4"><text:tab/></text:span><text:span text:style-name="Assertion">A5.8-1 [ </text:span>If a persistent field other than one of the <text:alphabetical-index-mark-start text:id="IMark93586876" text:main-entry="true"/>primary key<text:alphabetical-index-mark-end text:id="IMark93586876"/> fields is read, a <text:alphabetical-index-mark-start text:id="IMark93585628" text:main-entry="true"/>hollow<text:alphabetical-index-mark-end text:id="IMark93585628"/> instance transitions to <text:alphabetical-index-mark-start text:id="IMark93586828" text:main-entry="true"/>persistent-nontransactional<text:alphabetical-index-mark-end text:id="IMark93586828"/> instead of <text:alphabetical-index-mark-start text:id="IMark93585484" text:main-entry="true"/>persistent-clean<text:alphabetical-index-mark-end text:id="IMark93585484"/>.] <text:span text:style-name="Assertion">A5.8-2 [ </text:span>Subsequent reads of these fields do not cause a transition from <text:alphabetical-index-mark-start text:id="IMark93587020" text:main-entry="true"/>persistent-nontransactional<text:alphabetical-index-mark-end text:id="IMark93587020"/>.<text:span text:style-name="Assertion">]</text:span></text:p>
      <text:p text:style-name="P23">•<text:span text:style-name="T4"><text:tab/></text:span><text:span text:style-name="Assertion">A5.8-3 [ </text:span>A <text:alphabetical-index-mark-start text:id="IMark93587020" text:main-entry="true"/>persistent-nontransactional<text:alphabetical-index-mark-end text:id="IMark93587020"/> instance transitions to <text:alphabetical-index-mark-start text:id="IMark93585484" text:main-entry="true"/>persistent-deleted<text:alphabetical-index-mark-end text:id="IMark93585484"/> if it is a parameter of <text:span text:style-name="T2">deletePersistent</text:span>.<text:span text:style-name="Assertion">]</text:span> The state of the managed fields of the instance in memory is saved for use during rollback, and for verification during commit. <text:span text:style-name="Assertion">A5.8-4 [ </text:span>The values in fields of the instance in memory are unchanged.<text:span text:style-name="Assertion">]</text:span> If fresh values need to be loaded from the datastore, then the user should first call <text:span text:style-name="T2">refresh</text:span> on the instance.</text:p>
      <text:p text:style-name="P23">•<text:span text:style-name="T4"><text:tab/></text:span><text:span text:style-name="Assertion">A5.8-5 [ </text:span>A <text:alphabetical-index-mark-start text:id="IMark93585484" text:main-entry="true"/>persistent-nontransactional<text:alphabetical-index-mark-end text:id="IMark93585484"/> instance transitions to <text:alphabetical-index-mark-start text:id="IMark93587020" text:main-entry="true"/>persistent-clean<text:alphabetical-index-mark-end text:id="IMark93587020"/> if it is a parameter of a <text:span text:style-name="T2">makeTransactional</text:span> method executed when an <text:alphabetical-index-mark-start text:id="IMark93586828" text:main-entry="true"/>optimistic transaction<text:alphabetical-index-mark-end text:id="IMark93586828"/> is in progress.<text:span text:style-name="Assertion">]</text:span> <text:span text:style-name="Assertion">A5.8-6 [ </text:span>The values in managed fields of the instance in memory are unchanged.<text:span text:style-name="Assertion">]</text:span> If fresh values need to be loaded from the datastore, then the user should first call <text:span text:style-name="T2">refresh</text:span> on the instance.</text:p>
      <text:p text:style-name="P23">•<text:span text:style-name="T4"><text:tab/></text:span><text:span text:style-name="Assertion">A5.8-7 [ </text:span>A <text:alphabetical-index-mark-start text:id="IMark93585484" text:main-entry="true"/>persistent-nontransactional<text:alphabetical-index-mark-end text:id="IMark93585484"/> instance transitions to <text:alphabetical-index-mark-start text:id="IMark93586828" text:main-entry="true"/>persistent-dirty<text:alphabetical-index-mark-end text:id="IMark93586828"/> if a managed field is modified when an <text:alphabetical-index-mark-start text:id="IMark93587020" text:main-entry="true"/>optimistic transaction<text:alphabetical-index-mark-end text:id="IMark93587020"/> is in progress.<text:span text:style-name="Assertion">]</text:span> If <text:alphabetical-index-mark-start text:id="IMark93585628" text:main-entry="true"/><text:span text:style-name="T2">RestoreValues</text:span><text:alphabetical-index-mark-end text:id="IMark93585628"/> is <text:span text:style-name="T2">true</text:span>, a before image is saved before the state transition. This is used for restoring field values during rollback. Depending on the implementation the before image of the instance in memory might be saved for verification during commit. <text:span text:style-name="Assertion">A5.8-8 [ </text:span>The values in fields of the <text:soft-page-break/>instance in memory are unchanged before the update is applied.<text:span text:style-name="Assertion">]</text:span> If fresh values need to be loaded from the datastore, then the user should first call <text:span text:style-name="T2">refresh</text:span> on the instance.</text:p>
      <text:p text:style-name="P23"/>
      <text:p text:style-name="P28"><text:span text:style-name="Assertion">A5.9-1 through A5.9-170 [</text:span></text:p>
      <text:p text:style-name="P4"> </text:p>
      <text:p text:style-name="P26">Table 2: State Transitions</text:p>
      <text:p text:style-name="P5">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14">method \ current state</text:p>
            </table:table-cell>
            <table:table-cell table:style-name="Table1.B1" office:value-type="string">
              <text:p text:style-name="P15"><text:alphabetical-index-mark-start text:id="IMark93495016" text:main-entry="true"/>Transient<text:alphabetical-index-mark-end text:id="IMark93495016"/></text:p>
            </table:table-cell>
            <table:table-cell table:style-name="Table1.B1" office:value-type="string">
              <text:p text:style-name="P15">P-new</text:p>
            </table:table-cell>
            <table:table-cell table:style-name="Table1.B1" office:value-type="string">
              <text:p text:style-name="P15">P-clean</text:p>
            </table:table-cell>
            <table:table-cell table:style-name="Table1.B1" office:value-type="string">
              <text:p text:style-name="P15">P-dirty</text:p>
            </table:table-cell>
            <table:table-cell table:style-name="Table1.B1" office:value-type="string">
              <text:p text:style-name="P15"><text:alphabetical-index-mark-start text:id="IMark93495016" text:main-entry="true"/>Hollow<text:alphabetical-index-mark-end text:id="IMark93495016"/></text:p>
            </table:table-cell>
          </table:table-row>
        </table:table-header-rows>
        <table:table-row table:style-name="Table1.2">
          <table:table-cell table:style-name="Table1.A2" office:value-type="string">
            <text:p text:style-name="P8">makePersistent</text:p>
          </table:table-cell>
          <table:table-cell table:style-name="Table1.B2" office:value-type="string">
            <text:p text:style-name="P8">P-new</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row>
        <table:table-row table:style-name="Table1.2">
          <table:table-cell table:style-name="Table1.A2" office:value-type="string">
            <text:p text:style-name="P8">deletePersistent</text:p>
          </table:table-cell>
          <table:table-cell table:style-name="Table1.B2" office:value-type="string">
            <text:p text:style-name="P8">error</text:p>
          </table:table-cell>
          <table:table-cell table:style-name="Table1.B2" office:value-type="string">
            <text:p text:style-name="P8">P-new-del</text:p>
          </table:table-cell>
          <table:table-cell table:style-name="Table1.B2" office:value-type="string">
            <text:p text:style-name="P8">P-del</text:p>
          </table:table-cell>
          <table:table-cell table:style-name="Table1.B2" office:value-type="string">
            <text:p text:style-name="P8">P-del</text:p>
          </table:table-cell>
          <table:table-cell table:style-name="Table1.B2" office:value-type="string">
            <text:p text:style-name="P8">P-del</text:p>
          </table:table-cell>
        </table:table-row>
        <table:table-row table:style-name="Table1.2">
          <table:table-cell table:style-name="Table1.A2" office:value-type="string">
            <text:p text:style-name="P8">makeTransactional</text:p>
          </table:table-cell>
          <table:table-cell table:style-name="Table1.B2" office:value-type="string">
            <text:p text:style-name="P8">T-clean</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clean</text:p>
          </table:table-cell>
        </table:table-row>
        <table:table-row table:style-name="Table1.2">
          <table:table-cell table:style-name="Table1.A2" office:value-type="string">
            <text:p text:style-name="P9">makeNontransactional</text:p>
          </table:table-cell>
          <table:table-cell table:style-name="Table1.B2" office:value-type="string">
            <text:p text:style-name="P8">error</text:p>
          </table:table-cell>
          <table:table-cell table:style-name="Table1.B2" office:value-type="string">
            <text:p text:style-name="P8">error</text:p>
          </table:table-cell>
          <table:table-cell table:style-name="Table1.B2" office:value-type="string">
            <text:p text:style-name="P8">P-nontrans</text:p>
          </table:table-cell>
          <table:table-cell table:style-name="Table1.B2" office:value-type="string">
            <text:p text:style-name="P8">error</text:p>
          </table:table-cell>
          <table:table-cell table:style-name="Table1.B2" office:value-type="string">
            <text:p text:style-name="P8">unchanged</text:p>
          </table:table-cell>
        </table:table-row>
        <table:table-row table:style-name="Table1.2">
          <table:table-cell table:style-name="Table1.A2" office:value-type="string">
            <text:p text:style-name="P8">makeTransient</text:p>
          </table:table-cell>
          <table:table-cell table:style-name="Table1.B2" office:value-type="string">
            <text:p text:style-name="P8">unchanged</text:p>
          </table:table-cell>
          <table:table-cell table:style-name="Table1.B2" office:value-type="string">
            <text:p text:style-name="P8">error</text:p>
          </table:table-cell>
          <table:table-cell table:style-name="Table1.B2" office:value-type="string">
            <text:p text:style-name="P8"><text:alphabetical-index-mark-start text:id="IMark93495016" text:main-entry="true"/>Transient<text:alphabetical-index-mark-end text:id="IMark93495016"/></text:p>
          </table:table-cell>
          <table:table-cell table:style-name="Table1.B2" office:value-type="string">
            <text:p text:style-name="P8">error</text:p>
          </table:table-cell>
          <table:table-cell table:style-name="Table1.B2" office:value-type="string">
            <text:p text:style-name="P8"><text:alphabetical-index-mark-start text:id="IMark93495016" text:main-entry="true"/>Transient<text:alphabetical-index-mark-end text:id="IMark93495016"/></text:p>
          </table:table-cell>
        </table:table-row>
        <table:table-row table:style-name="Table1.7">
          <table:table-cell table:style-name="Table1.A2" office:value-type="string">
            <text:p text:style-name="P6">commit </text:p>
            <text:p text:style-name="P11">retainValues=false</text:p>
          </table:table-cell>
          <table:table-cell table:style-name="Table1.B2" office:value-type="string">
            <text:p text:style-name="P8">unchanged</text:p>
          </table:table-cell>
          <table:table-cell table:style-name="Table1.B2" office:value-type="string">
            <text:p text:style-name="P8"><text:alphabetical-index-mark-start text:id="IMark93495016" text:main-entry="true"/>Hollow<text:alphabetical-index-mark-end text:id="IMark93495016"/></text:p>
          </table:table-cell>
          <table:table-cell table:style-name="Table1.B2" office:value-type="string">
            <text:p text:style-name="P8"><text:alphabetical-index-mark-start text:id="IMark93495016" text:main-entry="true"/>Hollow<text:alphabetical-index-mark-end text:id="IMark93495016"/></text:p>
          </table:table-cell>
          <table:table-cell table:style-name="Table1.B2" office:value-type="string">
            <text:p text:style-name="P8"><text:alphabetical-index-mark-start text:id="IMark93495016" text:main-entry="true"/>Hollow<text:alphabetical-index-mark-end text:id="IMark93495016"/></text:p>
          </table:table-cell>
          <table:table-cell table:style-name="Table1.B2" office:value-type="string">
            <text:p text:style-name="P8">unchanged</text:p>
          </table:table-cell>
        </table:table-row>
        <table:table-row table:style-name="Table1.7">
          <table:table-cell table:style-name="Table1.A2" office:value-type="string">
            <text:p text:style-name="P6">commit </text:p>
            <text:p text:style-name="P11">retainValues=true</text:p>
          </table:table-cell>
          <table:table-cell table:style-name="Table1.B2" office:value-type="string">
            <text:p text:style-name="P8">unchanged</text:p>
          </table:table-cell>
          <table:table-cell table:style-name="Table1.B2" office:value-type="string">
            <text:p text:style-name="P8">P-nontrans</text:p>
          </table:table-cell>
          <table:table-cell table:style-name="Table1.B2" office:value-type="string">
            <text:p text:style-name="P8">P-nontrans</text:p>
          </table:table-cell>
          <table:table-cell table:style-name="Table1.B2" office:value-type="string">
            <text:p text:style-name="P8">P-nontrans</text:p>
          </table:table-cell>
          <table:table-cell table:style-name="Table1.B2" office:value-type="string">
            <text:p text:style-name="P8">unchanged</text:p>
          </table:table-cell>
        </table:table-row>
        <table:table-row table:style-name="Table1.7">
          <table:table-cell table:style-name="Table1.A2" office:value-type="string">
            <text:p text:style-name="P7">commit </text:p>
            <text:p text:style-name="P12"><text:alphabetical-index-mark-start text:id="IMark93495016" text:main-entry="true"/>DetachAllOnCommit<text:alphabetical-index-mark-end text:id="IMark93495016"/> true</text:p>
          </table:table-cell>
          <table:table-cell table:style-name="Table1.B2" office:value-type="string">
            <text:p text:style-name="P8">unchanged</text:p>
          </table:table-cell>
          <table:table-cell table:style-name="Table1.B2" office:value-type="string">
            <text:p text:style-name="P8"><text:alphabetical-index-mark-start text:id="IMark93495016" text:main-entry="true"/>detached-clean<text:alphabetical-index-mark-end text:id="IMark93495016"/></text:p>
          </table:table-cell>
          <table:table-cell table:style-name="Table1.B2" office:value-type="string">
            <text:p text:style-name="P8"><text:alphabetical-index-mark-start text:id="IMark93495016" text:main-entry="true"/>detached-clean<text:alphabetical-index-mark-end text:id="IMark93495016"/></text:p>
          </table:table-cell>
          <table:table-cell table:style-name="Table1.B2" office:value-type="string">
            <text:p text:style-name="P8"><text:alphabetical-index-mark-start text:id="IMark93495016" text:main-entry="true"/>detached-clean<text:alphabetical-index-mark-end text:id="IMark93495016"/></text:p>
          </table:table-cell>
          <table:table-cell table:style-name="Table1.B2" office:value-type="string">
            <text:p text:style-name="P8"><text:alphabetical-index-mark-start text:id="IMark93495016" text:main-entry="true"/>detached-clean<text:alphabetical-index-mark-end text:id="IMark93495016"/></text:p>
          </table:table-cell>
        </table:table-row>
        <table:table-row table:style-name="Table1.7">
          <table:table-cell table:style-name="Table1.A2" office:value-type="string">
            <text:p text:style-name="P6">rollback</text:p>
            <text:p text:style-name="P11"><text:alphabetical-index-mark-start text:id="IMark93495016" text:main-entry="true"/>restoreValues<text:alphabetical-index-mark-end text:id="IMark93495016"/>=false</text:p>
          </table:table-cell>
          <table:table-cell table:style-name="Table1.B2" office:value-type="string">
            <text:p text:style-name="P8">unchanged</text:p>
          </table:table-cell>
          <table:table-cell table:style-name="Table1.B2" office:value-type="string">
            <text:p text:style-name="P8"><text:alphabetical-index-mark-start text:id="IMark93495016" text:main-entry="true"/>Transient<text:alphabetical-index-mark-end text:id="IMark93495016"/></text:p>
          </table:table-cell>
          <table:table-cell table:style-name="Table1.B2" office:value-type="string">
            <text:p text:style-name="P8"><text:alphabetical-index-mark-start text:id="IMark93495016" text:main-entry="true"/>Hollow<text:alphabetical-index-mark-end text:id="IMark93495016"/></text:p>
          </table:table-cell>
          <table:table-cell table:style-name="Table1.B2" office:value-type="string">
            <text:p text:style-name="P8"><text:alphabetical-index-mark-start text:id="IMark93495016" text:main-entry="true"/>Hollow<text:alphabetical-index-mark-end text:id="IMark93495016"/></text:p>
          </table:table-cell>
          <table:table-cell table:style-name="Table1.B2" office:value-type="string">
            <text:p text:style-name="P8">unchanged</text:p>
          </table:table-cell>
        </table:table-row>
        <table:table-row table:style-name="Table1.7">
          <table:table-cell table:style-name="Table1.A2" office:value-type="string">
            <text:p text:style-name="P6">rollback </text:p>
            <text:p text:style-name="P11"><text:alphabetical-index-mark-start text:id="IMark93495016" text:main-entry="true"/>restoreValues<text:alphabetical-index-mark-end text:id="IMark93495016"/>=true</text:p>
          </table:table-cell>
          <table:table-cell table:style-name="Table1.B2" office:value-type="string">
            <text:p text:style-name="P8">unchanged</text:p>
          </table:table-cell>
          <table:table-cell table:style-name="Table1.B2" office:value-type="string">
            <text:p text:style-name="P8"><text:alphabetical-index-mark-start text:id="IMark93495016" text:main-entry="true"/>Transient<text:alphabetical-index-mark-end text:id="IMark93495016"/></text:p>
          </table:table-cell>
          <table:table-cell table:style-name="Table1.B2" office:value-type="string">
            <text:p text:style-name="P8">P-nontrans</text:p>
          </table:table-cell>
          <table:table-cell table:style-name="Table1.B2" office:value-type="string">
            <text:p text:style-name="P8">P-nontrans</text:p>
          </table:table-cell>
          <table:table-cell table:style-name="Table1.B2" office:value-type="string">
            <text:p text:style-name="P8">unchanged</text:p>
          </table:table-cell>
        </table:table-row>
        <table:table-row table:style-name="Table1.7">
          <table:table-cell table:style-name="Table1.A2" office:value-type="string">
            <text:p text:style-name="P10">refresh with active Datastore transaction</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clean</text:p>
          </table:table-cell>
          <table:table-cell table:style-name="Table1.B2" office:value-type="string">
            <text:p text:style-name="P8">unchanged</text:p>
          </table:table-cell>
        </table:table-row>
        <table:table-row table:style-name="Table1.7">
          <table:table-cell table:style-name="Table1.A2" office:value-type="string">
            <text:p text:style-name="P10">refresh with active <text:alphabetical-index-mark-start text:id="IMark93495016" text:main-entry="true"/>Optimistic transaction<text:alphabetical-index-mark-end text:id="IMark93495016"/></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nontrans</text:p>
          </table:table-cell>
          <table:table-cell table:style-name="Table1.B2" office:value-type="string">
            <text:p text:style-name="P8">unchanged</text:p>
          </table:table-cell>
        </table:table-row>
        <table:table-row table:style-name="Table1.2">
          <table:table-cell table:style-name="Table1.A2" office:value-type="string">
            <text:p text:style-name="P8">evict</text:p>
          </table:table-cell>
          <table:table-cell table:style-name="Table1.B2" office:value-type="string">
            <text:p text:style-name="P8">n/a</text:p>
          </table:table-cell>
          <table:table-cell table:style-name="Table1.B2" office:value-type="string">
            <text:p text:style-name="P8">unchanged</text:p>
          </table:table-cell>
          <table:table-cell table:style-name="Table1.B2" office:value-type="string">
            <text:p text:style-name="P8"><text:alphabetical-index-mark-start text:id="IMark93495016" text:main-entry="true"/>Hollow<text:alphabetical-index-mark-end text:id="IMark93495016"/></text:p>
          </table:table-cell>
          <table:table-cell table:style-name="Table1.B2" office:value-type="string">
            <text:p text:style-name="P8">unchanged</text:p>
          </table:table-cell>
          <table:table-cell table:style-name="Table1.B2" office:value-type="string">
            <text:p text:style-name="P8">unchanged</text:p>
          </table:table-cell>
        </table:table-row>
        <table:table-row table:style-name="Table1.7">
          <table:table-cell table:style-name="Table1.A2" office:value-type="string">
            <text:p text:style-name="P10">read field outside transaction</text:p>
          </table:table-cell>
          <table:table-cell table:style-name="Table1.B2" office:value-type="string">
            <text:p text:style-name="P8">unchanged</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P-nontrans</text:p>
          </table:table-cell>
        </table:table-row>
        <text:soft-page-break/>
        <table:table-row table:style-name="Table1.7">
          <table:table-cell table:style-name="Table1.A2" office:value-type="string">
            <text:p text:style-name="P10">read field with active <text:alphabetical-index-mark-start text:id="IMark93495016" text:main-entry="true"/>Optimistic transaction<text:alphabetical-index-mark-end text:id="IMark93495016"/></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nontrans</text:p>
          </table:table-cell>
        </table:table-row>
        <table:table-row table:style-name="Table1.7">
          <table:table-cell table:style-name="Table1.A2" office:value-type="string">
            <text:p text:style-name="P8">read field with active Datastore transaction</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clean</text:p>
          </table:table-cell>
        </table:table-row>
        <table:table-row table:style-name="Table1.7">
          <table:table-cell table:style-name="Table1.A2" office:value-type="string">
            <text:p text:style-name="P8">write field or makeDirty outside transaction</text:p>
          </table:table-cell>
          <table:table-cell table:style-name="Table1.B2" office:value-type="string">
            <text:p text:style-name="P8">unchanged</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P-nontrans</text:p>
          </table:table-cell>
        </table:table-row>
        <table:table-row table:style-name="Table1.7">
          <table:table-cell table:style-name="Table1.A2" office:value-type="string">
            <text:p text:style-name="P8">write field or makeDirty with active transaction </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dirty</text:p>
          </table:table-cell>
          <table:table-cell table:style-name="Table1.B2" office:value-type="string">
            <text:p text:style-name="P8">unchanged</text:p>
          </table:table-cell>
          <table:table-cell table:style-name="Table1.B2" office:value-type="string">
            <text:p text:style-name="P8">P-dirty</text:p>
          </table:table-cell>
        </table:table-row>
        <table:table-row table:style-name="Table1.7">
          <table:table-cell table:style-name="Table1.A2" office:value-type="string">
            <text:p text:style-name="P10">retrieve outside or with active <text:alphabetical-index-mark-start text:id="IMark93495016" text:main-entry="true"/>Optimistic transaction<text:alphabetical-index-mark-end text:id="IMark93495016"/></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nontrans</text:p>
          </table:table-cell>
        </table:table-row>
        <table:table-row table:style-name="Table1.7">
          <table:table-cell table:style-name="Table1.A2" office:value-type="string">
            <text:p text:style-name="P10">retrieve with active Datastore transaction</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clean</text:p>
          </table:table-cell>
        </table:table-row>
        <table:table-row table:style-name="Table1.22">
          <table:table-cell table:style-name="Table1.A2" office:value-type="string">
            <text:p text:style-name="P10">detachCopy outside transaction with NontransactionalRead true</text:p>
          </table:table-cell>
          <table:table-cell table:style-name="Table1.B2" office:value-type="string">
            <text:p text:style-name="P8">error</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6">parameter: P-nontrans</text:p>
            <text:p text:style-name="P11">returned: <text:alphabetical-index-mark-start text:id="IMark93495016" text:main-entry="true"/>detached-clean<text:alphabetical-index-mark-end text:id="IMark93495016"/></text:p>
          </table:table-cell>
        </table:table-row>
        <table:table-row table:style-name="Table1.22">
          <table:table-cell table:style-name="Table1.A2" office:value-type="string">
            <text:p text:style-name="P10">detachCopy outside transaction with NontransactionalRead false</text:p>
          </table:table-cell>
          <table:table-cell table:style-name="Table1.B2" office:value-type="string">
            <text:p text:style-name="P8">error</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error</text:p>
          </table:table-cell>
        </table:table-row>
        <table:table-row table:style-name="Table1.24">
          <table:table-cell table:style-name="Table1.A2" office:value-type="string">
            <text:p text:style-name="P10">detachCopy with active <text:alphabetical-index-mark-start text:id="IMark93495016" text:main-entry="true"/>Optimistic transaction<text:alphabetical-index-mark-end text:id="IMark93495016"/></text:p>
          </table:table-cell>
          <table:table-cell table:style-name="Table1.B2" office:value-type="string">
            <text:p text:style-name="P6">parameter: P-new</text:p>
            <text:p text:style-name="P13">returned:</text:p>
            <text:p text:style-name="P11"><text:alphabetical-index-mark-start text:id="IMark93495016" text:main-entry="true"/>detached-clean<text:alphabetical-index-mark-end text:id="IMark93495016"/></text:p>
          </table:table-cell>
          <table:table-cell table:style-name="Table1.B2" office:value-type="string">
            <text:p text:style-name="P6">parameter: unchanged</text:p>
            <text:p text:style-name="P13">returned:</text:p>
            <text:p text:style-name="P11"><text:alphabetical-index-mark-start text:id="IMark93495016" text:main-entry="true"/>detached-clean<text:alphabetical-index-mark-end text:id="IMark93495016"/></text:p>
          </table:table-cell>
          <table:table-cell table:style-name="Table1.B2" office:value-type="string">
            <text:p text:style-name="P6">parameter: unchanged</text:p>
            <text:p text:style-name="P13">returned:</text:p>
            <text:p text:style-name="P11"><text:alphabetical-index-mark-start text:id="IMark93495016" text:main-entry="true"/>detached-clean<text:alphabetical-index-mark-end text:id="IMark93495016"/></text:p>
          </table:table-cell>
          <table:table-cell table:style-name="Table1.B2" office:value-type="string">
            <text:p text:style-name="P6">parameter: unchanged</text:p>
            <text:p text:style-name="P13">returned:</text:p>
            <text:p text:style-name="P11"><text:alphabetical-index-mark-start text:id="IMark93495016" text:main-entry="true"/>detached-clean<text:alphabetical-index-mark-end text:id="IMark93495016"/></text:p>
          </table:table-cell>
          <table:table-cell table:style-name="Table1.B2" office:value-type="string">
            <text:p text:style-name="P6">parameter: P-nontrans</text:p>
            <text:p text:style-name="P13">returned:</text:p>
            <text:p text:style-name="P11"><text:alphabetical-index-mark-start text:id="IMark93495016" text:main-entry="true"/>detached-clean<text:alphabetical-index-mark-end text:id="IMark93495016"/></text:p>
          </table:table-cell>
        </table:table-row>
        <text:soft-page-break/>
        <table:table-row table:style-name="Table1.24">
          <table:table-cell table:style-name="Table1.A2" office:value-type="string">
            <text:p text:style-name="P10">detachCopy with active Datastore transaction</text:p>
          </table:table-cell>
          <table:table-cell table:style-name="Table1.B2" office:value-type="string">
            <text:p text:style-name="P6">parameter: P-new</text:p>
            <text:p text:style-name="P13">returned:</text:p>
            <text:p text:style-name="P11"><text:alphabetical-index-mark-start text:id="IMark93495016" text:main-entry="true"/>detached-clean<text:alphabetical-index-mark-end text:id="IMark93495016"/></text:p>
          </table:table-cell>
          <table:table-cell table:style-name="Table1.B2" office:value-type="string">
            <text:p text:style-name="P6">parameter: unchanged</text:p>
            <text:p text:style-name="P13">returned:</text:p>
            <text:p text:style-name="P11"><text:alphabetical-index-mark-start text:id="IMark93495016" text:main-entry="true"/>detached-clean<text:alphabetical-index-mark-end text:id="IMark93495016"/></text:p>
          </table:table-cell>
          <table:table-cell table:style-name="Table1.B2" office:value-type="string">
            <text:p text:style-name="P6">parameter: unchanged</text:p>
            <text:p text:style-name="P13">returned:</text:p>
            <text:p text:style-name="P11"><text:alphabetical-index-mark-start text:id="IMark93495016" text:main-entry="true"/>detached-clean<text:alphabetical-index-mark-end text:id="IMark93495016"/></text:p>
          </table:table-cell>
          <table:table-cell table:style-name="Table1.B2" office:value-type="string">
            <text:p text:style-name="P6">parameter: unchanged</text:p>
            <text:p text:style-name="P13">returned:</text:p>
            <text:p text:style-name="P11"><text:alphabetical-index-mark-start text:id="IMark93495016" text:main-entry="true"/>detached-clean<text:alphabetical-index-mark-end text:id="IMark93495016"/></text:p>
          </table:table-cell>
          <table:table-cell table:style-name="Table1.B2" office:value-type="string">
            <text:p text:style-name="P6">parameter: P-clean</text:p>
            <text:p text:style-name="P13">returned:</text:p>
            <text:p text:style-name="P11"><text:alphabetical-index-mark-start text:id="IMark93495016" text:main-entry="true"/>detached-clean<text:alphabetical-index-mark-end text:id="IMark93495016"/></text:p>
          </table:table-cell>
        </table:table-row>
      </table:table>
      <text:p text:style-name="P4"/>
      <text:p text:style-name="P4">  </text:p>
      <text:p text:style-name="P4">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style-name="Table2.1">
            <table:table-cell table:style-name="Table2.A1" office:value-type="string">
              <text:p text:style-name="P14">method \ current state</text:p>
            </table:table-cell>
            <table:table-cell table:style-name="Table2.B1" office:value-type="string">
              <text:p text:style-name="P15">T-clean</text:p>
            </table:table-cell>
            <table:table-cell table:style-name="Table2.B1" office:value-type="string">
              <text:p text:style-name="P15">T-dirty</text:p>
            </table:table-cell>
            <table:table-cell table:style-name="Table2.B1" office:value-type="string">
              <text:p text:style-name="P15">P-new-del</text:p>
            </table:table-cell>
            <table:table-cell table:style-name="Table2.B1" office:value-type="string">
              <text:p text:style-name="P15">P-del</text:p>
            </table:table-cell>
            <table:table-cell table:style-name="Table2.B1" office:value-type="string">
              <text:p text:style-name="P15">P-nontrans</text:p>
            </table:table-cell>
          </table:table-row>
        </table:table-header-rows>
        <table:table-row table:style-name="Table2.2">
          <table:table-cell table:style-name="Table2.A2" office:value-type="string">
            <text:p text:style-name="P8">makePersistent</text:p>
          </table:table-cell>
          <table:table-cell table:style-name="Table2.B2" office:value-type="string">
            <text:p text:style-name="P8">P-new</text:p>
          </table:table-cell>
          <table:table-cell table:style-name="Table2.B2" office:value-type="string">
            <text:p text:style-name="P8">P-new</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row>
        <table:table-row table:style-name="Table2.2">
          <table:table-cell table:style-name="Table2.A2" office:value-type="string">
            <text:p text:style-name="P8">deletePersistent</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P-del</text:p>
          </table:table-cell>
        </table:table-row>
        <table:table-row table:style-name="Table2.2">
          <table:table-cell table:style-name="Table2.A2" office:value-type="string">
            <text:p text:style-name="P8">makeTransactional</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P-clean</text:p>
          </table:table-cell>
        </table:table-row>
        <table:table-row table:style-name="Table2.2">
          <table:table-cell table:style-name="Table2.A2" office:value-type="string">
            <text:p text:style-name="P9">makeNontransactional</text:p>
          </table:table-cell>
          <table:table-cell table:style-name="Table2.B2" office:value-type="string">
            <text:p text:style-name="P8"><text:alphabetical-index-mark-start text:id="IMark93471604" text:main-entry="true"/>Transient<text:alphabetical-index-mark-end text:id="IMark93471604"/></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unchanged</text:p>
          </table:table-cell>
        </table:table-row>
        <table:table-row table:style-name="Table2.2">
          <table:table-cell table:style-name="Table2.A2" office:value-type="string">
            <text:p text:style-name="P8">makeTransient</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text:alphabetical-index-mark-start text:id="IMark93471604" text:main-entry="true"/>Transient<text:alphabetical-index-mark-end text:id="IMark93471604"/></text:p>
          </table:table-cell>
        </table:table-row>
        <table:table-row table:style-name="Table2.1">
          <table:table-cell table:style-name="Table2.A2" office:value-type="string">
            <text:p text:style-name="P6">commit </text:p>
            <text:p text:style-name="P11">retainValues=false</text:p>
          </table:table-cell>
          <table:table-cell table:style-name="Table2.B2" office:value-type="string">
            <text:p text:style-name="P8">unchanged</text:p>
          </table:table-cell>
          <table:table-cell table:style-name="Table2.B2" office:value-type="string">
            <text:p text:style-name="P8">T-clean</text:p>
          </table:table-cell>
          <table:table-cell table:style-name="Table2.B2" office:value-type="string">
            <text:p text:style-name="P8"><text:alphabetical-index-mark-start text:id="IMark93471604" text:main-entry="true"/>Transient<text:alphabetical-index-mark-end text:id="IMark93471604"/></text:p>
          </table:table-cell>
          <table:table-cell table:style-name="Table2.B2" office:value-type="string">
            <text:p text:style-name="P8"><text:alphabetical-index-mark-start text:id="IMark93471604" text:main-entry="true"/>Transient<text:alphabetical-index-mark-end text:id="IMark93471604"/></text:p>
          </table:table-cell>
          <table:table-cell table:style-name="Table2.B2" office:value-type="string">
            <text:p text:style-name="P8">unchanged</text:p>
          </table:table-cell>
        </table:table-row>
        <table:table-row table:style-name="Table2.1">
          <table:table-cell table:style-name="Table2.A2" office:value-type="string">
            <text:p text:style-name="P6">commit </text:p>
            <text:p text:style-name="P11">retainValues=true</text:p>
          </table:table-cell>
          <table:table-cell table:style-name="Table2.B2" office:value-type="string">
            <text:p text:style-name="P8">unchanged</text:p>
          </table:table-cell>
          <table:table-cell table:style-name="Table2.B2" office:value-type="string">
            <text:p text:style-name="P8">T-clean</text:p>
          </table:table-cell>
          <table:table-cell table:style-name="Table2.B2" office:value-type="string">
            <text:p text:style-name="P8"><text:alphabetical-index-mark-start text:id="IMark93471604" text:main-entry="true"/>Transient<text:alphabetical-index-mark-end text:id="IMark93471604"/></text:p>
          </table:table-cell>
          <table:table-cell table:style-name="Table2.B2" office:value-type="string">
            <text:p text:style-name="P8"><text:alphabetical-index-mark-start text:id="IMark93471604" text:main-entry="true"/>Transient<text:alphabetical-index-mark-end text:id="IMark93471604"/></text:p>
          </table:table-cell>
          <table:table-cell table:style-name="Table2.B2" office:value-type="string">
            <text:p text:style-name="P8">unchanged</text:p>
          </table:table-cell>
        </table:table-row>
        <table:table-row table:style-name="Table2.1">
          <table:table-cell table:style-name="Table2.A2" office:value-type="string">
            <text:p text:style-name="P10">commit transaction with <text:alphabetical-index-mark-start text:id="IMark93471604" text:main-entry="true"/>DetachAllOnCommit<text:alphabetical-index-mark-end text:id="IMark93471604"/> true</text:p>
          </table:table-cell>
          <table:table-cell table:style-name="Table2.B2" office:value-type="string">
            <text:p text:style-name="P8">unchanged</text:p>
          </table:table-cell>
          <table:table-cell table:style-name="Table2.B2" office:value-type="string">
            <text:p text:style-name="P8">T-clean</text:p>
          </table:table-cell>
          <table:table-cell table:style-name="Table2.B2" office:value-type="string">
            <text:p text:style-name="P8"><text:alphabetical-index-mark-start text:id="IMark93471604" text:main-entry="true"/>Transient<text:alphabetical-index-mark-end text:id="IMark93471604"/></text:p>
          </table:table-cell>
          <table:table-cell table:style-name="Table2.B2" office:value-type="string">
            <text:p text:style-name="P8"><text:alphabetical-index-mark-start text:id="IMark93471604" text:main-entry="true"/>Transient<text:alphabetical-index-mark-end text:id="IMark93471604"/></text:p>
          </table:table-cell>
          <table:table-cell table:style-name="Table2.B2" office:value-type="string">
            <text:p text:style-name="P8"><text:alphabetical-index-mark-start text:id="IMark93471604" text:main-entry="true"/>detached-clean<text:alphabetical-index-mark-end text:id="IMark93471604"/></text:p>
          </table:table-cell>
        </table:table-row>
        <table:table-row table:style-name="Table2.1">
          <table:table-cell table:style-name="Table2.A2" office:value-type="string">
            <text:p text:style-name="P6">rollback</text:p>
            <text:p text:style-name="P11"><text:alphabetical-index-mark-start text:id="IMark93471604" text:main-entry="true"/>restoreValues<text:alphabetical-index-mark-end text:id="IMark93471604"/>=false</text:p>
          </table:table-cell>
          <table:table-cell table:style-name="Table2.B2" office:value-type="string">
            <text:p text:style-name="P8">unchanged</text:p>
          </table:table-cell>
          <table:table-cell table:style-name="Table2.B2" office:value-type="string">
            <text:p text:style-name="P8">T-clean</text:p>
          </table:table-cell>
          <table:table-cell table:style-name="Table2.B2" office:value-type="string">
            <text:p text:style-name="P8"><text:alphabetical-index-mark-start text:id="IMark93471604" text:main-entry="true"/>Transient<text:alphabetical-index-mark-end text:id="IMark93471604"/></text:p>
          </table:table-cell>
          <table:table-cell table:style-name="Table2.B2" office:value-type="string">
            <text:p text:style-name="P8"><text:alphabetical-index-mark-start text:id="IMark93471604" text:main-entry="true"/>Hollow<text:alphabetical-index-mark-end text:id="IMark93471604"/></text:p>
          </table:table-cell>
          <table:table-cell table:style-name="Table2.B2" office:value-type="string">
            <text:p text:style-name="P8">unchanged</text:p>
          </table:table-cell>
        </table:table-row>
        <table:table-row table:style-name="Table2.1">
          <table:table-cell table:style-name="Table2.A2" office:value-type="string">
            <text:p text:style-name="P6">rollback </text:p>
            <text:p text:style-name="P11"><text:alphabetical-index-mark-start text:id="IMark93471604" text:main-entry="true"/>restoreValues<text:alphabetical-index-mark-end text:id="IMark93471604"/>=true</text:p>
          </table:table-cell>
          <table:table-cell table:style-name="Table2.B2" office:value-type="string">
            <text:p text:style-name="P8">unchanged</text:p>
          </table:table-cell>
          <table:table-cell table:style-name="Table2.B2" office:value-type="string">
            <text:p text:style-name="P8">T-clean</text:p>
          </table:table-cell>
          <table:table-cell table:style-name="Table2.B2" office:value-type="string">
            <text:p text:style-name="P8"><text:alphabetical-index-mark-start text:id="IMark93471604" text:main-entry="true"/>Transient<text:alphabetical-index-mark-end text:id="IMark93471604"/></text:p>
          </table:table-cell>
          <table:table-cell table:style-name="Table2.B2" office:value-type="string">
            <text:p text:style-name="P8">P-nontrans</text:p>
          </table:table-cell>
          <table:table-cell table:style-name="Table2.B2" office:value-type="string">
            <text:p text:style-name="P8">unchanged</text:p>
          </table:table-cell>
        </table:table-row>
        <table:table-row table:style-name="Table2.2">
          <table:table-cell table:style-name="Table2.A2" office:value-type="string">
            <text:p text:style-name="P8">refresh</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row>
        <text:soft-page-break/>
        <table:table-row table:style-name="Table2.2">
          <table:table-cell table:style-name="Table2.A2" office:value-type="string">
            <text:p text:style-name="P8">evict</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text:alphabetical-index-mark-start text:id="IMark93471604" text:main-entry="true"/>Hollow<text:alphabetical-index-mark-end text:id="IMark93471604"/></text:p>
          </table:table-cell>
        </table:table-row>
        <table:table-row table:style-name="Table2.1">
          <table:table-cell table:style-name="Table2.A2" office:value-type="string">
            <text:p text:style-name="P10">read field outside transaction</text:p>
          </table:table-cell>
          <table:table-cell table:style-name="Table2.B2" office:value-type="string">
            <text:p text:style-name="P8">unchanged</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unchanged</text:p>
          </table:table-cell>
        </table:table-row>
        <table:table-row table:style-name="Table2.1">
          <table:table-cell table:style-name="Table2.A2" office:value-type="string">
            <text:p text:style-name="P10">read field with <text:alphabetical-index-mark-start text:id="IMark93471604" text:main-entry="true"/>Optimistic transaction<text:alphabetical-index-mark-end text:id="IMark93471604"/></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unchanged</text:p>
          </table:table-cell>
        </table:table-row>
        <table:table-row table:style-name="Table2.1">
          <table:table-cell table:style-name="Table2.A2" office:value-type="string">
            <text:p text:style-name="P8">read field with active Datastore transaction</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P-clean</text:p>
          </table:table-cell>
        </table:table-row>
        <table:table-row table:style-name="Table2.1">
          <table:table-cell table:style-name="Table2.A2" office:value-type="string">
            <text:p text:style-name="P8">write field or makeDirty outside transaction</text:p>
          </table:table-cell>
          <table:table-cell table:style-name="Table2.B2" office:value-type="string">
            <text:p text:style-name="P8">unchanged</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P-nontrans-dirty</text:p>
          </table:table-cell>
        </table:table-row>
        <table:table-row table:style-name="Table2.1">
          <table:table-cell table:style-name="Table2.A2" office:value-type="string">
            <text:p text:style-name="P8">write field or makeDirty with active transaction</text:p>
          </table:table-cell>
          <table:table-cell table:style-name="Table2.B2" office:value-type="string">
            <text:p text:style-name="P6">T-dirty</text:p>
            <text:p text:style-name="P11"/>
          </table:table-cell>
          <table:table-cell table:style-name="Table2.B2" office:value-type="string">
            <text:p text:style-name="P8">unchanged</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P-dirty</text:p>
          </table:table-cell>
        </table:table-row>
        <table:table-row table:style-name="Table2.19">
          <table:table-cell table:style-name="Table2.A2" office:value-type="string">
            <text:p text:style-name="P10">retrieve outside or with active <text:alphabetical-index-mark-start text:id="IMark93471604" text:main-entry="true"/>Optimistic transaction<text:alphabetical-index-mark-end text:id="IMark93471604"/></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row>
        <table:table-row table:style-name="Table2.1">
          <table:table-cell table:style-name="Table2.A2" office:value-type="string">
            <text:p text:style-name="P10">retrieve with active Datastore transaction</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P-clean</text:p>
          </table:table-cell>
        </table:table-row>
        <table:table-row table:style-name="Table2.21">
          <table:table-cell table:style-name="Table2.A2" office:value-type="string">
            <text:p text:style-name="P10">detachCopy outside transaction with NontransactionalRead true</text:p>
          </table:table-cell>
          <table:table-cell table:style-name="Table2.B2" office:value-type="string">
            <text:p text:style-name="P8">error</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6">parameter: unchanged</text:p>
            <text:p text:style-name="P11">returned: <text:alphabetical-index-mark-start text:id="IMark93471604" text:main-entry="true"/>detached-clean<text:alphabetical-index-mark-end text:id="IMark93471604"/></text:p>
          </table:table-cell>
        </table:table-row>
        <table:table-row table:style-name="Table2.19">
          <table:table-cell table:style-name="Table2.A2" office:value-type="string">
            <text:p text:style-name="P10">detachCopy outside transaction with NontransactionalRead false</text:p>
          </table:table-cell>
          <table:table-cell table:style-name="Table2.B2" office:value-type="string">
            <text:p text:style-name="P8">error</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error</text:p>
          </table:table-cell>
        </table:table-row>
        <text:soft-page-break/>
        <table:table-row table:style-name="Table2.19">
          <table:table-cell table:style-name="Table2.A2" office:value-type="string">
            <text:p text:style-name="P10">detachCopy with active <text:alphabetical-index-mark-start text:id="IMark93471604" text:main-entry="true"/>optimistic transaction<text:alphabetical-index-mark-end text:id="IMark93471604"/></text:p>
          </table:table-cell>
          <table:table-cell table:style-name="Table2.B2" office:value-type="string">
            <text:p text:style-name="P6">parameter: P-new</text:p>
            <text:p text:style-name="P13">returned:</text:p>
            <text:p text:style-name="P11"><text:alphabetical-index-mark-start text:id="IMark93471604" text:main-entry="true"/>detached-clean<text:alphabetical-index-mark-end text:id="IMark93471604"/></text:p>
          </table:table-cell>
          <table:table-cell table:style-name="Table2.B2" office:value-type="string">
            <text:p text:style-name="P6">parameter: P-new</text:p>
            <text:p text:style-name="P13">returned:</text:p>
            <text:p text:style-name="P11"><text:alphabetical-index-mark-start text:id="IMark93471604" text:main-entry="true"/>detached-clean<text:alphabetical-index-mark-end text:id="IMark93471604"/></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6">parameter: unchanged</text:p>
            <text:p text:style-name="P13">returned:</text:p>
            <text:p text:style-name="P11"><text:alphabetical-index-mark-start text:id="IMark93471604" text:main-entry="true"/>detached-clean<text:alphabetical-index-mark-end text:id="IMark93471604"/></text:p>
          </table:table-cell>
        </table:table-row>
        <table:table-row table:style-name="Table2.19">
          <table:table-cell table:style-name="Table2.A2" office:value-type="string">
            <text:p text:style-name="P10">detachCopy with active datastore transaction</text:p>
          </table:table-cell>
          <table:table-cell table:style-name="Table2.B2" office:value-type="string">
            <text:p text:style-name="P6">parameter: P-new</text:p>
            <text:p text:style-name="P13">returned:</text:p>
            <text:p text:style-name="P11"><text:alphabetical-index-mark-start text:id="IMark93471604" text:main-entry="true"/>detached-clean<text:alphabetical-index-mark-end text:id="IMark93471604"/></text:p>
          </table:table-cell>
          <table:table-cell table:style-name="Table2.B2" office:value-type="string">
            <text:p text:style-name="P6">parameter: P-new</text:p>
            <text:p text:style-name="P13">returned:</text:p>
            <text:p text:style-name="P11"><text:alphabetical-index-mark-start text:id="IMark93471604" text:main-entry="true"/>detached-clean<text:alphabetical-index-mark-end text:id="IMark93471604"/></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6">parameter: P-clean</text:p>
            <text:p text:style-name="P13">returned:</text:p>
            <text:p text:style-name="P11"><text:alphabetical-index-mark-start text:id="IMark93471604" text:main-entry="true"/>detached-clean<text:alphabetical-index-mark-end text:id="IMark93471604"/></text:p>
          </table:table-cell>
        </table:table-row>
      </table:table>
      <text:p text:style-name="P4"> </text:p>
      <text:p text:style-name="P35"/>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4">method \ current state</text:p>
            </table:table-cell>
            <table:table-cell table:style-name="Table3.B1" office:value-type="string">
              <text:p text:style-name="P15">P-nontrans-dirty</text:p>
            </table:table-cell>
            <table:table-cell table:style-name="Table3.B1" office:value-type="string">
              <text:p text:style-name="P15"><text:alphabetical-index-mark-start text:id="IMark93708240" text:main-entry="true"/>detached-clean<text:alphabetical-index-mark-end text:id="IMark93708240"/></text:p>
            </table:table-cell>
            <table:table-cell table:style-name="Table3.B1" office:value-type="string">
              <text:p text:style-name="P15"><text:alphabetical-index-mark-start text:id="IMark93708240" text:main-entry="true"/>detached-dirty<text:alphabetical-index-mark-end text:id="IMark93708240"/></text:p>
            </table:table-cell>
          </table:table-row>
        </table:table-header-rows>
        <table:table-row table:style-name="Table3.2">
          <table:table-cell table:style-name="Table3.A2" office:value-type="string">
            <text:p text:style-name="P8">makePersistent with active <text:alphabetical-index-mark-start text:id="IMark93708240" text:main-entry="true"/>Optimistic transaction<text:alphabetical-index-mark-end text:id="IMark93708240"/> and CopyOnAttach false</text:p>
          </table:table-cell>
          <table:table-cell table:style-name="Table3.B2" office:value-type="string">
            <text:p text:style-name="P8">unchanged</text:p>
          </table:table-cell>
          <table:table-cell table:style-name="Table3.B2" office:value-type="string">
            <text:p text:style-name="P8">P-nontrans</text:p>
          </table:table-cell>
          <table:table-cell table:style-name="Table3.B2" office:value-type="string">
            <text:p text:style-name="P8">P-dirty</text:p>
          </table:table-cell>
        </table:table-row>
        <table:table-row table:style-name="Table3.2">
          <table:table-cell table:style-name="Table3.A2" office:value-type="string">
            <text:p text:style-name="P8">makePersistent with active Datastore transaction and CopyOnAttach false</text:p>
          </table:table-cell>
          <table:table-cell table:style-name="Table3.B2" office:value-type="string">
            <text:p text:style-name="P8">unchanged</text:p>
          </table:table-cell>
          <table:table-cell table:style-name="Table3.B2" office:value-type="string">
            <text:p text:style-name="P8">P-clean</text:p>
          </table:table-cell>
          <table:table-cell table:style-name="Table3.B2" office:value-type="string">
            <text:p text:style-name="P8">P-dirty</text:p>
          </table:table-cell>
        </table:table-row>
        <table:table-row table:style-name="Table3.2">
          <table:table-cell table:style-name="Table3.A2" office:value-type="string">
            <text:p text:style-name="P8">makePersistent with CopyOnAttach false and instance with the same oid already in the cache</text:p>
          </table:table-cell>
          <table:table-cell table:style-name="Table3.B2" office:value-type="string">
            <text:p text:style-name="P8">unchanged</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2">
          <table:table-cell table:style-name="Table3.A2" office:value-type="string">
            <text:p text:style-name="P8">makePersistent with active <text:alphabetical-index-mark-start text:id="IMark93708240" text:main-entry="true"/>Optimistic transaction<text:alphabetical-index-mark-end text:id="IMark93708240"/> and CopyOnAttach true</text:p>
          </table:table-cell>
          <table:table-cell table:style-name="Table3.B2" office:value-type="string">
            <text:p text:style-name="P8">unchanged</text:p>
          </table:table-cell>
          <table:table-cell table:style-name="Table3.B2" office:value-type="string">
            <text:p text:style-name="P6">parameter: unchanged</text:p>
            <text:p text:style-name="P13">returned:</text:p>
            <text:p text:style-name="P11">P-nontrans</text:p>
          </table:table-cell>
          <table:table-cell table:style-name="Table3.B2" office:value-type="string">
            <text:p text:style-name="P6">parameter: unchanged</text:p>
            <text:p text:style-name="P13">returned:</text:p>
            <text:p text:style-name="P11">P-dirty</text:p>
          </table:table-cell>
        </table:table-row>
        <table:table-row table:style-name="Table3.2">
          <table:table-cell table:style-name="Table3.A2" office:value-type="string">
            <text:p text:style-name="P8">makePersistent with active Datastore transaction and CopyOnAttach true</text:p>
          </table:table-cell>
          <table:table-cell table:style-name="Table3.B2" office:value-type="string">
            <text:p text:style-name="P8">unchanged</text:p>
          </table:table-cell>
          <table:table-cell table:style-name="Table3.B2" office:value-type="string">
            <text:p text:style-name="P6">parameter: unchanged</text:p>
            <text:p text:style-name="P13">returned:</text:p>
            <text:p text:style-name="P11">P-clean</text:p>
          </table:table-cell>
          <table:table-cell table:style-name="Table3.B2" office:value-type="string">
            <text:p text:style-name="P6">parameter: unchanged</text:p>
            <text:p text:style-name="P13">returned:</text:p>
            <text:p text:style-name="P11">P-dirty</text:p>
          </table:table-cell>
        </table:table-row>
        <table:table-row table:style-name="Table3.7">
          <table:table-cell table:style-name="Table3.A2" office:value-type="string">
            <text:p text:style-name="P8">deletePersistent</text:p>
          </table:table-cell>
          <table:table-cell table:style-name="Table3.B2" office:value-type="string">
            <text:p text:style-name="P8">error</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7">
          <table:table-cell table:style-name="Table3.A2" office:value-type="string">
            <text:p text:style-name="P8">makeTransactional</text:p>
          </table:table-cell>
          <table:table-cell table:style-name="Table3.B2" office:value-type="string">
            <text:p text:style-name="P8">unchanged</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7">
          <table:table-cell table:style-name="Table3.A2" office:value-type="string">
            <text:p text:style-name="P9">makeNontransactional</text:p>
          </table:table-cell>
          <table:table-cell table:style-name="Table3.B2" office:value-type="string">
            <text:p text:style-name="P8">error</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7">
          <table:table-cell table:style-name="Table3.A2" office:value-type="string">
            <text:p text:style-name="P8">makeTransient</text:p>
          </table:table-cell>
          <table:table-cell table:style-name="Table3.B2" office:value-type="string">
            <text:p text:style-name="P8">error</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7">
          <table:table-cell table:style-name="Table3.A2" office:value-type="string">
            <text:p text:style-name="P6">commit with retainValues=false</text:p>
          </table:table-cell>
          <table:table-cell table:style-name="Table3.B2" office:value-type="string">
            <text:p text:style-name="P8"><text:alphabetical-index-mark-start text:id="IMark93708240" text:main-entry="true"/>hollow<text:alphabetical-index-mark-end text:id="IMark93708240"/></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7">
          <table:table-cell table:style-name="Table3.A2" office:value-type="string">
            <text:p text:style-name="P6">commit with retainValues=true</text:p>
          </table:table-cell>
          <table:table-cell table:style-name="Table3.B2" office:value-type="string">
            <text:p text:style-name="P8">P-nontrans</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7">
          <table:table-cell table:style-name="Table3.A2" office:value-type="string">
            <text:p text:style-name="P8">rollback</text:p>
          </table:table-cell>
          <table:table-cell table:style-name="Table3.B2" office:value-type="string">
            <text:p text:style-name="P8">unchanged</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7">
          <table:table-cell table:style-name="Table3.A2" office:value-type="string">
            <text:p text:style-name="P8">refresh</text:p>
          </table:table-cell>
          <table:table-cell table:style-name="Table3.B2" office:value-type="string">
            <text:p text:style-name="P8">unchanged</text:p>
          </table:table-cell>
          <table:table-cell table:style-name="Table3.B2" office:value-type="string">
            <text:p text:style-name="P8">error</text:p>
          </table:table-cell>
          <table:table-cell table:style-name="Table3.B2" office:value-type="string">
            <text:p text:style-name="P8">error</text:p>
          </table:table-cell>
        </table:table-row>
        <text:soft-page-break/>
        <table:table-row table:style-name="Table3.7">
          <table:table-cell table:style-name="Table3.A2" office:value-type="string">
            <text:p text:style-name="P8">evict</text:p>
          </table:table-cell>
          <table:table-cell table:style-name="Table3.B2" office:value-type="string">
            <text:p text:style-name="P8"><text:alphabetical-index-mark-start text:id="IMark93708240" text:main-entry="true"/>hollow<text:alphabetical-index-mark-end text:id="IMark93708240"/></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7">
          <table:table-cell table:style-name="Table3.A2" office:value-type="string">
            <text:p text:style-name="P10">read field</text:p>
          </table:table-cell>
          <table:table-cell table:style-name="Table3.B2" office:value-type="string">
            <text:p text:style-name="P8">unchanged</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7">
          <table:table-cell table:style-name="Table3.A2" office:value-type="string">
            <text:p text:style-name="P8">write field or makeDirty</text:p>
          </table:table-cell>
          <table:table-cell table:style-name="Table3.B2" office:value-type="string">
            <text:p text:style-name="P8">unchanged</text:p>
          </table:table-cell>
          <table:table-cell table:style-name="Table3.B2" office:value-type="string">
            <text:p text:style-name="P8"><text:alphabetical-index-mark-start text:id="IMark93708240" text:main-entry="true"/>detached-dirty<text:alphabetical-index-mark-end text:id="IMark93708240"/></text:p>
          </table:table-cell>
          <table:table-cell table:style-name="Table3.B2" office:value-type="string">
            <text:p text:style-name="P8">unchanged</text:p>
          </table:table-cell>
        </table:table-row>
        <table:table-row table:style-name="Table3.7">
          <table:table-cell table:style-name="Table3.A2" office:value-type="string">
            <text:p text:style-name="P10">retrieve </text:p>
          </table:table-cell>
          <table:table-cell table:style-name="Table3.B2" office:value-type="string">
            <text:p text:style-name="P8">unchanged</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1">
          <table:table-cell table:style-name="Table3.A2" office:value-type="string">
            <text:p text:style-name="P10">commit transaction with <text:alphabetical-index-mark-start text:id="IMark93708240" text:main-entry="true"/>DetachAllOnCommit<text:alphabetical-index-mark-end text:id="IMark93708240"/> true</text:p>
          </table:table-cell>
          <table:table-cell table:style-name="Table3.B2" office:value-type="string">
            <text:p text:style-name="P8">detached</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2">
          <table:table-cell table:style-name="Table3.A2" office:value-type="string">
            <text:p text:style-name="P10">detachCopy outside transaction with NontransactionalRead true</text:p>
          </table:table-cell>
          <table:table-cell table:style-name="Table3.B2" office:value-type="string">
            <text:p text:style-name="P6">parameter: unchanged</text:p>
            <text:p text:style-name="P11">returned: unspecified</text:p>
          </table:table-cell>
          <table:table-cell table:style-name="Table3.B2" office:value-type="string">
            <text:p text:style-name="P6">parameter: unchanged</text:p>
            <text:p text:style-name="P11">returned: <text:alphabetical-index-mark-start text:id="IMark93708240" text:main-entry="true"/>detached-clean<text:alphabetical-index-mark-end text:id="IMark93708240"/></text:p>
          </table:table-cell>
          <table:table-cell table:style-name="Table3.B2" office:value-type="string">
            <text:p text:style-name="P6">parameter: unchanged</text:p>
            <text:p text:style-name="P11">returned: unspecified</text:p>
          </table:table-cell>
        </table:table-row>
        <table:table-row table:style-name="Table3.1">
          <table:table-cell table:style-name="Table3.A2" office:value-type="string">
            <text:p text:style-name="P10">detachCopy outside transaction with NontransactionalRead false</text:p>
          </table:table-cell>
          <table:table-cell table:style-name="Table3.B2" office:value-type="string">
            <text:p text:style-name="P8">error</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22">
          <table:table-cell table:style-name="Table3.A2" office:value-type="string">
            <text:p text:style-name="P10">detachCopy with active transaction</text:p>
          </table:table-cell>
          <table:table-cell table:style-name="Table3.B2" office:value-type="string">
            <text:p text:style-name="P8">impossible</text:p>
          </table:table-cell>
          <table:table-cell table:style-name="Table3.B2" office:value-type="string">
            <text:p text:style-name="P6">parameter: unchanged</text:p>
            <text:p text:style-name="P11">returned: <text:alphabetical-index-mark-start text:id="IMark93708240" text:main-entry="true"/>detached-clean<text:alphabetical-index-mark-end text:id="IMark93708240"/></text:p>
          </table:table-cell>
          <table:table-cell table:style-name="Table3.B2" office:value-type="string">
            <text:p text:style-name="P6">parameter: unchanged</text:p>
            <text:p text:style-name="P11">returned: <text:alphabetical-index-mark-start text:id="IMark93708240" text:main-entry="true"/>detached-clean<text:alphabetical-index-mark-end text:id="IMark93708240"/></text:p>
          </table:table-cell>
        </table:table-row>
      </table:table>
      <text:p text:style-name="P4"> </text:p>
      <text:p text:style-name="P22">•<text:tab/>error: a <text:span text:style-name="T2">JDOUserException</text:span> is thrown; the state does not change</text:p>
      <text:p text:style-name="P23">•<text:tab/>unchanged: no state change takes place; no exception is thrown due to the state change</text:p>
      <text:p text:style-name="P23">•<text:tab/>n/a: not applicable; if this instance is an explicit parameter of the method, a <text:span text:style-name="T2">JDOUserException</text:span> is thrown; if this instance is an implicit parameter, it is ignored.</text:p>
      <text:p text:style-name="P23">•<text:tab/>impossible: the state cannot occur in this scenario</text:p>
      <text:p text:style-name="P33"><text:soft-page-break/><draw:frame draw:style-name="fr3" draw:name="9" text:anchor-type="as-char" svg:y="-0.15in" svg:width="6.5in" svg:height="0.1346in" draw:z-index="19"><draw:image xlink:href="Pictures/20000007000025F9000000C9F0140E06.wmf" xlink:type="simple" xlink:show="embed" xlink:actuate="onLoad"/></draw:frame></text:p>
      <text:p text:style-name="P30"><text:tab/>Figure 7.0<text:tab/>Life Cycle: New Persistent Instances</text:p>
      <text:p text:style-name="P19"><draw:frame draw:style-name="fr1" draw:name="Frame1" text:anchor-type="paragraph" svg:x="-0.0008in" svg:y="-0.0008in" fo:min-width="0.0161in" draw:z-index="2"><draw:text-box fo:min-height="0.0161in"><text:p text:style-name="P21"/></draw:text-box></draw:frame><draw:frame draw:style-name="fr4" draw:name="10" text:anchor-type="paragraph" svg:y="0.1752in" svg:width="6.5in" svg:height="2.4165in" draw:z-index="38"><draw:image xlink:href="Pictures/200000460000249100000D9970B6331E.wmf" xlink:type="simple" xlink:show="embed" xlink:actuate="onLoad"/></draw:frame><draw:frame draw:style-name="fr3" draw:name="11" text:anchor-type="as-char" svg:y="0.2591in" svg:width="6.5in" svg:height="0.1346in" draw:z-index="23"><draw:image xlink:href="Pictures/20000007000025F9000000C9F0140E06.wmf" xlink:type="simple" xlink:show="embed" xlink:actuate="onLoad"/></draw:frame></text:p>
      <text:p text:style-name="P30"><text:tab/>Figure 8.0<text:tab/>Life Cycle: Transactional Access</text:p>
      <text:p text:style-name="P20"><draw:frame draw:style-name="fr1" draw:name="Frame2" text:anchor-type="paragraph" svg:x="-0.0008in" svg:y="-0.0008in" fo:min-width="0.0161in" draw:z-index="3"><draw:text-box fo:min-height="0.0161in"><text:p text:style-name="P21"/></draw:text-box></draw:frame><draw:frame draw:style-name="fr5" draw:name="12" text:anchor-type="paragraph" svg:x="-0.0008in" svg:y="0.1744in" svg:width="6.5in" svg:height="2.75in" draw:z-index="29"><draw:image xlink:href="Pictures/200000500000249100000F798AA909DA.wmf" xlink:type="simple" xlink:show="embed" xlink:actuate="onLoad"/></draw:frame></text:p>
      <text:p text:style-name="P30"><draw:frame draw:style-name="fr5" draw:name="13" text:anchor-type="paragraph" svg:x="0.0134in" svg:y="0.0854in" svg:width="6.5in" svg:height="0.1346in" draw:z-index="30"><draw:image xlink:href="Pictures/20000007000025F9000000C9F0140E06.wmf" xlink:type="simple" xlink:show="embed" xlink:actuate="onLoad"/></draw:frame><text:soft-page-break/><text:tab/>Figure 9.0<text:tab/>Life Cycle: Datastore Transactions</text:p>
      <text:p text:style-name="P19"><draw:frame draw:style-name="fr1" draw:name="Frame3" text:anchor-type="paragraph" svg:x="-0.0008in" svg:y="-0.0008in" fo:min-width="0.0161in" draw:z-index="4"><draw:text-box fo:min-height="0.0161in"><text:p text:style-name="P21"/></draw:text-box></draw:frame><draw:frame draw:style-name="fr5" draw:name="14" text:anchor-type="paragraph" svg:x="0.0146in" svg:y="0.2736in" svg:width="6.5in" svg:height="2.3335in" draw:z-index="31"><draw:image xlink:href="Pictures/200000480000249100000D2113ED5087.wmf" xlink:type="simple" xlink:show="embed" xlink:actuate="onLoad"/></draw:frame><draw:frame draw:style-name="fr5" draw:name="15" text:anchor-type="paragraph" svg:x="0.0154in" svg:y="2.7744in" svg:width="6.5in" svg:height="0.1346in" draw:z-index="33"><draw:image xlink:href="Pictures/20000007000025F9000000C9F0140E06.wmf" xlink:type="simple" xlink:show="embed" xlink:actuate="onLoad"/></draw:frame></text:p>
      <text:p text:style-name="P30"><text:tab/>Figure 10.0<text:tab/>Life Cycle: Optimistic Transactions</text:p>
      <text:p text:style-name="P19"><draw:frame draw:style-name="fr5" draw:name="16" text:anchor-type="paragraph" svg:x="-0.0008in" svg:y="0.1598in" svg:width="6.5in" svg:height="2in" draw:z-index="32"><draw:image xlink:href="Pictures/200000480000249100000B414C1F0D85.wmf" xlink:type="simple" xlink:show="embed" xlink:actuate="onLoad"/></draw:frame><draw:frame draw:style-name="fr1" draw:name="Frame4" text:anchor-type="paragraph" svg:x="-0.0008in" svg:y="-0.0008in" fo:min-width="0.0161in" draw:z-index="5"><draw:text-box fo:min-height="0.0161in"><text:p text:style-name="P21"/></draw:text-box></draw:frame><text:change-start text:change-id="ct344860976"/></text:p>
      <text:p text:style-name="P20"><text:change-end text:change-id="ct344860976"/></text:p>
      <text:p text:style-name="P30"><draw:frame draw:style-name="fr6" draw:name="17" text:anchor-type="paragraph" svg:x="0.0937in" svg:y="0.0307in" svg:width="6.5in" svg:height="0.1346in" draw:z-index="35"><draw:image xlink:href="Pictures/20000007000025F9000000C9F0140E06.wmf" xlink:type="simple" xlink:show="embed" xlink:actuate="onLoad"/></draw:frame><text:soft-page-break/><text:tab/>Figure 11.0<text:tab/>Life Cycle: Access Outside Transactions</text:p>
      <text:p text:style-name="P19"><draw:frame draw:style-name="fr1" draw:name="Frame5" text:anchor-type="paragraph" svg:x="-0.0008in" svg:y="-0.0008in" fo:min-width="0.0161in" draw:z-index="7"><draw:text-box fo:min-height="0.0161in"><text:p text:style-name="P21"/></draw:text-box></draw:frame><draw:frame draw:style-name="fr5" draw:name="18" text:anchor-type="paragraph" svg:x="-0.0008in" svg:y="0.1744in" svg:width="6.5in" svg:height="2.5728in" draw:z-index="36"><draw:image xlink:href="Pictures/200000430000249100000E75FD98263A.wmf" xlink:type="simple" xlink:show="embed" xlink:actuate="onLoad"/></draw:frame><draw:frame draw:style-name="fr3" draw:name="19" text:anchor-type="as-char" svg:y="0.0654in" svg:width="6.5in" svg:height="0.1346in" draw:z-index="45"><draw:image xlink:href="Pictures/20000007000025F9000000C9F0140E06.wmf" xlink:type="simple" xlink:show="embed" xlink:actuate="onLoad"/></draw:frame></text:p>
      <text:p text:style-name="P31"><text:tab/>Figure 12.0<text:tab/>Life Cycle: <text:alphabetical-index-mark-start text:id="IMark93494296" text:main-entry="true"/>Transient<text:alphabetical-index-mark-end text:id="IMark93494296"/> TransactionalLife Cycle: <text:alphabetical-index-mark-start text:id="IMark93494248" text:main-entry="true"/><text:alphabetical-index-mark-start text:id="IMark93494200" text:main-entry="true"/>Transient<text:alphabetical-index-mark-end text:id="IMark93494200"/> Transactional<text:alphabetical-index-mark-end text:id="IMark93494248"/></text:p>
      <text:p text:style-name="P19"><draw:frame draw:style-name="fr5" draw:name="20" text:anchor-type="paragraph" svg:x="0.0146in" svg:y="0.1744in" svg:width="6.5in" svg:height="2.6252in" draw:z-index="37"><draw:image xlink:href="Pictures/2000003A0000249100000EC57CBC684C.wmf" xlink:type="simple" xlink:show="embed" xlink:actuate="onLoad"/></draw:frame><draw:frame draw:style-name="fr1" draw:name="Frame6" text:anchor-type="paragraph" svg:x="-0.0008in" svg:y="-0.0008in" fo:min-width="0.0161in" draw:z-index="8"><draw:text-box fo:min-height="0.0161in"><text:p text:style-name="P21"/></draw:text-box></draw:frame></text:p>
      <text:p text:style-name="P20"/>
      <text:p text:style-name="P30"><draw:frame draw:style-name="fr7" draw:name="21" text:anchor-type="paragraph" svg:x="-0.0028in" svg:y="0.0008in" svg:width="6.5in" svg:height="0.1346in" draw:z-index="41"><draw:image xlink:href="Pictures/20000007000025F9000000C9F0140E06.wmf" xlink:type="simple" xlink:show="embed" xlink:actuate="onLoad"/></draw:frame><text:soft-page-break/><text:tab/>Figure 13.0<text:tab/>Life Cycle: Detached </text:p>
      <text:p text:style-name="P19"><draw:frame draw:style-name="fr1" draw:name="Frame7" text:anchor-type="paragraph" svg:x="-0.0008in" svg:y="-0.0008in" fo:min-width="0.0161in" draw:z-index="9"><draw:text-box fo:min-height="0.0161in"><text:p text:style-name="P21"/></draw:text-box></draw:frame><draw:frame draw:style-name="fr5" draw:name="22" text:anchor-type="paragraph" svg:x="-0.0008in" svg:y="0.1744in" svg:width="6.5in" svg:height="2.6252in" draw:z-index="40"><draw:image xlink:href="Pictures/200000570000249100000EC53D6287FF.wmf" xlink:type="simple" xlink:show="embed" xlink:actuate="onLoad"/></draw:frame><draw:frame draw:style-name="fr2" draw:name="23" text:anchor-type="as-char" svg:width="6.5in" svg:height="0.1346in" draw:z-index="46"><draw:image xlink:href="Pictures/20000007000025F9000000C9F0140E06.wmf" xlink:type="simple" xlink:show="embed" xlink:actuate="onLoad"/></draw:frame></text:p>
      <text:p text:style-name="P30"><draw:frame draw:style-name="fr5" draw:name="24" text:anchor-type="paragraph" svg:x="-0.011in" svg:y="0.2929in" svg:width="6.5in" svg:height="4.052in" draw:z-index="42"><draw:image xlink:href="Pictures/2000010800002491000016CED76B8C04.wmf" xlink:type="simple" xlink:show="embed" xlink:actuate="onLoad"/></draw:frame><text:tab/>Figure 14.0<text:tab/>JDO Instance State Transitions</text:p>
      <text:p text:style-name="P34"><draw:frame draw:style-name="fr1" draw:name="Frame8" text:anchor-type="paragraph" svg:x="-0.0008in" svg:y="-0.0008in" fo:min-width="0.0161in" draw:z-index="11"><draw:text-box fo:min-height="0.0161in"><text:p text:style-name="P21"/></draw:text-box></draw:frame><text:soft-page-break/></text:p>
      <text:p text:style-name="P1">NOTE: Not all possible state transitions are shown in this diagram.</text:p>
      <text:p text:style-name="P29">1.<text:tab/>A <text:alphabetical-index-mark-start text:id="IMark81342212" text:main-entry="true"/>transient<text:alphabetical-index-mark-end text:id="IMark81342212"/> instance transitions to <text:alphabetical-index-mark-start text:id="IMark93494248" text:main-entry="true"/>persistent-new<text:alphabetical-index-mark-end text:id="IMark93494248"/> when the instance is the parameter of a <text:span text:style-name="T3">makePersistent</text:span> method.</text:p>
      <text:p text:style-name="P29">2.<text:tab/>A <text:alphabetical-index-mark-start text:id="IMark81342212" text:main-entry="true"/>persistent-new<text:alphabetical-index-mark-end text:id="IMark81342212"/> instance transitions to <text:alphabetical-index-mark-start text:id="IMark93494248" text:main-entry="true"/>hollow<text:alphabetical-index-mark-end text:id="IMark93494248"/> when the transaction in which it was made persistent commits.</text:p>
      <text:p text:style-name="P29">3.<text:tab/>A <text:alphabetical-index-mark-start text:id="IMark93494248" text:main-entry="true"/>hollow<text:alphabetical-index-mark-end text:id="IMark93494248"/> instance transitions to <text:alphabetical-index-mark-start text:id="IMark81342212" text:main-entry="true"/>persistent-clean<text:alphabetical-index-mark-end text:id="IMark81342212"/> when a field is read.</text:p>
      <text:p text:style-name="P29">4.<text:tab/>A <text:alphabetical-index-mark-start text:id="IMark81342212" text:main-entry="true"/>persistent-clean<text:alphabetical-index-mark-end text:id="IMark81342212"/> instance transitions to <text:alphabetical-index-mark-start text:id="IMark93494248" text:main-entry="true"/>persistent-dirty<text:alphabetical-index-mark-end text:id="IMark93494248"/> when a field is written.</text:p>
      <text:p text:style-name="P29">5.<text:tab/>A <text:alphabetical-index-mark-start text:id="IMark93494248" text:main-entry="true"/>persistent-dirty<text:alphabetical-index-mark-end text:id="IMark93494248"/> instance transitions to <text:alphabetical-index-mark-start text:id="IMark81342212" text:main-entry="true"/>hollow<text:alphabetical-index-mark-end text:id="IMark81342212"/> at commit or rollback.</text:p>
      <text:p text:style-name="P29">6.<text:tab/>A <text:alphabetical-index-mark-start text:id="IMark81342212" text:main-entry="true"/>persistent-clean<text:alphabetical-index-mark-end text:id="IMark81342212"/> instance transitions to <text:alphabetical-index-mark-start text:id="IMark93494248" text:main-entry="true"/>hollow<text:alphabetical-index-mark-end text:id="IMark93494248"/> at commit or rollback.</text:p>
      <text:p text:style-name="P29">7.<text:tab/>A <text:alphabetical-index-mark-start text:id="IMark93494248" text:main-entry="true"/>transient<text:alphabetical-index-mark-end text:id="IMark93494248"/> instance transitions to <text:alphabetical-index-mark-start text:id="IMark81342212" text:main-entry="true"/><text:alphabetical-index-mark-start text:id="IMark93494200" text:main-entry="true"/>transient<text:alphabetical-index-mark-end text:id="IMark93494200"/>-clean<text:alphabetical-index-mark-end text:id="IMark81342212"/> when it is the parameter of a <text:span text:style-name="T3">makeTransactional</text:span> method.</text:p>
      <text:p text:style-name="P29">8.<text:tab/>A <text:alphabetical-index-mark-start text:id="IMark93494200" text:main-entry="true"/><text:alphabetical-index-mark-start text:id="IMark81342212" text:main-entry="true"/>transient<text:alphabetical-index-mark-end text:id="IMark81342212"/>-clean<text:alphabetical-index-mark-end text:id="IMark93494200"/> instance transitions to <text:alphabetical-index-mark-start text:id="IMark93494248" text:main-entry="true"/><text:alphabetical-index-mark-start text:id="IMark93494296" text:main-entry="true"/>transient<text:alphabetical-index-mark-end text:id="IMark93494296"/>-dirty<text:alphabetical-index-mark-end text:id="IMark93494248"/> when a field is written.</text:p>
      <text:p text:style-name="P29">9.<text:tab/>A <text:alphabetical-index-mark-start text:id="IMark93494248" text:main-entry="true"/><text:alphabetical-index-mark-start text:id="IMark93494296" text:main-entry="true"/>transient<text:alphabetical-index-mark-end text:id="IMark93494296"/>-dirty<text:alphabetical-index-mark-end text:id="IMark93494248"/> instance transitions to <text:alphabetical-index-mark-start text:id="IMark93494200" text:main-entry="true"/><text:alphabetical-index-mark-start text:id="IMark81342212" text:main-entry="true"/>transient<text:alphabetical-index-mark-end text:id="IMark81342212"/>-clean<text:alphabetical-index-mark-end text:id="IMark93494200"/> at commit or rollback.</text:p>
      <text:p text:style-name="P29">10.<text:tab/>A <text:alphabetical-index-mark-start text:id="IMark93494200" text:main-entry="true"/><text:alphabetical-index-mark-start text:id="IMark81342212" text:main-entry="true"/>transient<text:alphabetical-index-mark-end text:id="IMark81342212"/>-clean<text:alphabetical-index-mark-end text:id="IMark93494200"/> instance transitions to <text:alphabetical-index-mark-start text:id="IMark93494248" text:main-entry="true"/>transient<text:alphabetical-index-mark-end text:id="IMark93494248"/> when it is the parameter of a <text:span text:style-name="T3">makeNontransactional</text:span> method.</text:p>
      <text:p text:style-name="P29">11.<text:tab/>A <text:alphabetical-index-mark-start text:id="IMark93494200" text:main-entry="true"/>hollow<text:alphabetical-index-mark-end text:id="IMark93494200"/> instance transitions to <text:alphabetical-index-mark-start text:id="IMark93494248" text:main-entry="true"/>persistent-dirty<text:alphabetical-index-mark-end text:id="IMark93494248"/> when a field is written.</text:p>
      <text:p text:style-name="P29">12.<text:tab/>A <text:alphabetical-index-mark-start text:id="IMark93494248" text:main-entry="true"/>persistent-clean<text:alphabetical-index-mark-end text:id="IMark93494248"/> instance transitions to <text:alphabetical-index-mark-start text:id="IMark93494200" text:main-entry="true"/>persistent-nontransactional<text:alphabetical-index-mark-end text:id="IMark93494200"/> at commit <text:span text:style-name="T5">when </text:span><text:span text:style-name="T3">RetainValues</text:span><text:span text:style-name="T5"> is set to </text:span><text:span text:style-name="T3">true</text:span>, at rollback <text:span text:style-name="T5">when </text:span><text:alphabetical-index-mark-start text:id="IMark81342212" text:main-entry="true"/><text:span text:style-name="T3">RestoreValues</text:span><text:alphabetical-index-mark-end text:id="IMark81342212"/><text:span text:style-name="T5"> is set to </text:span><text:span text:style-name="T3">true</text:span><text:span text:style-name="T5">, </text:span>or when it is the parameter of a <text:span text:style-name="T3">makeNontransactional</text:span> method.</text:p>
      <text:p text:style-name="P29">13.<text:tab/>A <text:alphabetical-index-mark-start text:id="IMark81342212" text:main-entry="true"/>persistent-nontransactional<text:alphabetical-index-mark-end text:id="IMark81342212"/> instance transitions to <text:alphabetical-index-mark-start text:id="IMark93494248" text:main-entry="true"/>persistent-clean<text:alphabetical-index-mark-end text:id="IMark93494248"/> when it is the parameter of a <text:span text:style-name="T3">makeTransactional</text:span> method.</text:p>
      <text:p text:style-name="P29">14.<text:tab/>A <text:alphabetical-index-mark-start text:id="IMark81342212" text:main-entry="true"/>persistent-nontransactional<text:alphabetical-index-mark-end text:id="IMark81342212"/> instance transitions to <text:alphabetical-index-mark-start text:id="IMark93494248" text:main-entry="true"/>persistent-dirty<text:alphabetical-index-mark-end text:id="IMark93494248"/> when a field is written in a transaction.</text:p>
      <text:p text:style-name="P29">15.<text:tab/>A <text:alphabetical-index-mark-start text:id="IMark93494248" text:main-entry="true"/>persistent-new<text:alphabetical-index-mark-end text:id="IMark93494248"/> instance transitions to <text:alphabetical-index-mark-start text:id="IMark81342212" text:main-entry="true"/>transient<text:alphabetical-index-mark-end text:id="IMark81342212"/> on rollback.</text:p>
      <text:p text:style-name="P29">16.<text:tab/>A <text:alphabetical-index-mark-start text:id="IMark81342212" text:main-entry="true"/>persistent-new<text:alphabetical-index-mark-end text:id="IMark81342212"/> instance transitions to <text:alphabetical-index-mark-start text:id="IMark93494248" text:main-entry="true"/>persistent-new<text:alphabetical-index-mark-end text:id="IMark93494248"/>-deleted when it is the parameter of <text:span text:style-name="T3">deletePersistent</text:span>.</text:p>
      <text:p text:style-name="P29">17.<text:tab/>A <text:alphabetical-index-mark-start text:id="IMark81342212" text:main-entry="true"/>persistent-new<text:alphabetical-index-mark-end text:id="IMark81342212"/>-deleted instance transitions to <text:alphabetical-index-mark-start text:id="IMark93494248" text:main-entry="true"/>transient<text:alphabetical-index-mark-end text:id="IMark93494248"/> on rollback. The values of the fields are restored as of the <text:span text:style-name="T3">makePersistent</text:span> method.</text:p>
      <text:p text:style-name="P29">18.<text:tab/>A <text:alphabetical-index-mark-start text:id="IMark81342212" text:main-entry="true"/>persistent-new<text:alphabetical-index-mark-end text:id="IMark81342212"/>-deleted instance transitions to <text:alphabetical-index-mark-start text:id="IMark93494248" text:main-entry="true"/>transient<text:alphabetical-index-mark-end text:id="IMark93494248"/> on commit. No changes are made to the values.</text:p>
      <text:p text:style-name="P29"><text:soft-page-break/>19.<text:tab/>A <text:alphabetical-index-mark-start text:id="IMark93494248" text:main-entry="true"/>hollow<text:alphabetical-index-mark-end text:id="IMark93494248"/>, <text:alphabetical-index-mark-start text:id="IMark81342212" text:main-entry="true"/>persistent-clean<text:alphabetical-index-mark-end text:id="IMark81342212"/>, or <text:alphabetical-index-mark-start text:id="IMark93494200" text:main-entry="true"/>persistent-dirty<text:alphabetical-index-mark-end text:id="IMark93494200"/> instance transitions to <text:alphabetical-index-mark-start text:id="IMark93494296" text:main-entry="true"/>persistent-deleted<text:alphabetical-index-mark-end text:id="IMark93494296"/> when it is the parameter of <text:span text:style-name="T3">deletePersistent</text:span>.</text:p>
      <text:p text:style-name="P29">20.<text:tab/>A <text:alphabetical-index-mark-start text:id="IMark93494200" text:main-entry="true"/>persistent-deleted<text:alphabetical-index-mark-end text:id="IMark93494200"/> instance transitions to <text:alphabetical-index-mark-start text:id="IMark93494296" text:main-entry="true"/>transient<text:alphabetical-index-mark-end text:id="IMark93494296"/> when the transaction in which it was deleted commits.</text:p>
      <text:p text:style-name="P29">21.<text:tab/>A <text:alphabetical-index-mark-start text:id="IMark93494296" text:main-entry="true"/>persistent-deleted<text:alphabetical-index-mark-end text:id="IMark93494296"/> instance transitions to <text:alphabetical-index-mark-start text:id="IMark93494200" text:main-entry="true"/>hollow<text:alphabetical-index-mark-end text:id="IMark93494200"/> when the transaction in which it was deleted rolls back.</text:p>
      <text:p text:style-name="P29">22.<text:tab/>A <text:alphabetical-index-mark-start text:id="IMark93494200" text:main-entry="true"/>hollow<text:alphabetical-index-mark-end text:id="IMark93494200"/> instance transitions to <text:alphabetical-index-mark-start text:id="IMark93494296" text:main-entry="true"/><text:alphabetical-index-mark-start text:id="IMark81342212" text:main-entry="true"/>persistent-nontransactional<text:alphabetical-index-mark-end text:id="IMark81342212"/><text:alphabetical-index-mark-end text:id="IMark93494296"/> when the <text:span text:style-name="T3">NontransactionalRead</text:span> option is set to <text:span text:style-name="T3">true</text:span>, a field is read, and there is either an <text:alphabetical-index-mark-start text:id="IMark93494248" text:main-entry="true"/>optimistic transaction<text:alphabetical-index-mark-end text:id="IMark93494248"/> or no transaction active.</text:p>
      <text:p text:style-name="P29">23.<text:tab/><text:span text:style-name="T5">A </text:span><text:alphabetical-index-mark-start text:id="IMark93494248" text:main-entry="true"/>persistent-dirty<text:alphabetical-index-mark-end text:id="IMark93494248"/> instance transitions to <text:alphabetical-index-mark-start text:id="IMark93494296" text:main-entry="true"/>persistent-nontransactional<text:alphabetical-index-mark-end text:id="IMark93494296"/> at commit <text:span text:style-name="T5">when </text:span><text:span text:style-name="T3">RetainValues</text:span><text:span text:style-name="T5"> is set to </text:span><text:span text:style-name="T3">true</text:span> or at <text:span text:style-name="T3">rollback</text:span> <text:span text:style-name="T5">when </text:span><text:alphabetical-index-mark-start text:id="IMark81342212" text:main-entry="true"/><text:span text:style-name="T3">RestoreValues</text:span><text:alphabetical-index-mark-end text:id="IMark81342212"/><text:span text:style-name="T5"> is set to </text:span><text:span text:style-name="T3">true</text:span><text:span text:style-name="T5">.</text:span></text:p>
      <text:p text:style-name="P29">24.<text:tab/><text:span text:style-name="T5">A </text:span><text:alphabetical-index-mark-start text:id="IMark93494296" text:main-entry="true"/>persistent-new<text:alphabetical-index-mark-end text:id="IMark93494296"/> instance transitions to <text:alphabetical-index-mark-start text:id="IMark81342212" text:main-entry="true"/>persistent-nontransactional<text:alphabetical-index-mark-end text:id="IMark81342212"/> at commit <text:span text:style-name="T5">when </text:span><text:span text:style-name="T3">RetainValues</text:span><text:span text:style-name="T5"> is set to </text:span><text:span text:style-name="T3">true</text:span><text:span text:style-name="T5">.</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in" fo:margin-bottom="0in" style:line-height-at-least="0.1945in"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left="1.25in" fo:margin-right="0in" fo:margin-top="0in" fo:margin-bottom="0.0835in" style:line-height-at-least="0.1945in" fo:orphans="0" fo:widows="0" fo:text-indent="-0.25in" style:auto-text-indent="false" style:writing-mode="lr-tb">
        <style:tab-stops>
          <style:tab-stop style:position="1.25in"/>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8</meta:editing-cycles>
    <meta:creation-date>2012-06-24T14:22:01.55</meta:creation-date>
    <meta:editing-duration>P24DT12H28M53S</meta:editing-duration>
    <meta:generator>OpenOffice/4.1.10$Win32 OpenOffice.org_project/4110m2$Build-9807</meta:generator>
    <dc:title>JDO_Chapter</dc:title>
    <dc:date>2021-07-29T20:35:17.60</dc:date>
    <meta:document-statistic meta:table-count="3" meta:image-count="25" meta:object-count="0" meta:page-count="33" meta:paragraph-count="816" meta:word-count="9247" meta:character-count="643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